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EXTRA BRUT CUVEE' MARIANN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Cuvée Marianna Extra Brut</text:p>
          </table:table-cell>
          <table:table-cell office:value-type="string">
            <text:p>Arunda</text:p>
          </table:table-cell>
          <table:table-cell office:value-type="float" office:value="41.679745">
            <text:p>41.6797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47.954277">
            <text:p>47.9542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string"/>
          <table:table-cell office:value-type="string">
            <text:p>BAROLO BUSSI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e3rp062s7tdk2s8f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Aldo Conterno</text:p>
          </table:table-cell>
          <table:table-cell office:value-type="float" office:value="48.84518">
            <text:p>48.8451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string"/>
          <table:table-cell office:value-type="string">
            <text:p>CONTRADA C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yg0cq26r15ngrkwz3kamb</text:p>
          </table:table-cell>
          <table:table-cell office:value-type="string">
            <text:p>RED</text:p>
          </table:table-cell>
          <table:table-cell office:value-type="string">
            <text:p>Contrada C</text:p>
          </table:table-cell>
          <table:table-cell office:value-type="string">
            <text:p>Passopisciaro</text:p>
          </table:table-cell>
          <table:table-cell office:value-type="float" office:value="48.36586">
            <text:p>48.365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string"/>
          <table:table-cell office:value-type="string">
            <text:p>ETNA ROSSO</text:p>
          </table:table-cell>
          <table:table-cell office:value-type="string">
            <text:p>BEN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qzr4a6760mjm39x0h</text:p>
          </table:table-cell>
          <table:table-cell office:value-type="string">
            <text:p>RED</text:p>
          </table:table-cell>
          <table:table-cell office:value-type="string">
            <text:p>Etna Rosso</text:p>
          </table:table-cell>
          <table:table-cell office:value-type="string">
            <text:p>Benanti</text:p>
          </table:table-cell>
          <table:table-cell office:value-type="float" office:value="35.785133">
            <text:p>35.7851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string"/>
          <table:table-cell office:value-type="string">
            <text:p>NERO D'AVOLA VRUCARA</text:p>
          </table:table-cell>
          <table:table-cell office:value-type="string">
            <text:p>FEUDO MONTO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4mstmytk3786fpexd</text:p>
          </table:table-cell>
          <table:table-cell office:value-type="string">
            <text:p>RED</text:p>
          </table:table-cell>
          <table:table-cell office:value-type="string">
            <text:p>Vrucara Nero d'Avola</text:p>
          </table:table-cell>
          <table:table-cell office:value-type="string">
            <text:p>Feudo Montoni</text:p>
          </table:table-cell>
          <table:table-cell office:value-type="float" office:value="57.83082">
            <text:p>57.830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string"/>
          <table:table-cell office:value-type="string">
            <text:p>NERO D'AVOLA VRUCARA</text:p>
          </table:table-cell>
          <table:table-cell office:value-type="string">
            <text:p>FEUDO MONTO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4mstmytk3786fpexd</text:p>
          </table:table-cell>
          <table:table-cell office:value-type="string">
            <text:p>RED</text:p>
          </table:table-cell>
          <table:table-cell office:value-type="string">
            <text:p>Vrucara Nero d'Avola</text:p>
          </table:table-cell>
          <table:table-cell office:value-type="string">
            <text:p>Feudo Montoni</text:p>
          </table:table-cell>
          <table:table-cell office:value-type="float" office:value="57.83082">
            <text:p>57.830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string"/>
          <table:table-cell office:value-type="string">
            <text:p>MORMORETO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zvmsb439qg392b793x0mhk</text:p>
          </table:table-cell>
          <table:table-cell office:value-type="string">
            <text:p>RED</text:p>
          </table:table-cell>
          <table:table-cell office:value-type="string">
            <text:p>Mormoreto</text:p>
          </table:table-cell>
          <table:table-cell office:value-type="string">
            <text:p>Frescobaldi</text:p>
          </table:table-cell>
          <table:table-cell office:value-type="float" office:value="41.19737">
            <text:p>41.1973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09">
            <text:p>609</text:p>
          </table:table-cell>
          <table:table-cell office:value-type="string"/>
          <table:table-cell office:value-type="string">
            <text:p>L'APPARIT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L'Apparita</text:p>
          </table:table-cell>
          <table:table-cell office:value-type="string">
            <text:p>Castello di Ama</text:p>
          </table:table-cell>
          <table:table-cell office:value-type="float" office:value="46.430412">
            <text:p>46.43041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float" office:value="46.321213">
            <text:p>46.3212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string"/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55.156784">
            <text:p>55.1567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47.954277">
            <text:p>47.9542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g1y065j77e42zysr9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float" office:value="34.616455">
            <text:p>34.6164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2">
            <text:p>632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rdtvnd5fjvjwac8b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Biondi-Santi</text:p>
          </table:table-cell>
          <table:table-cell office:value-type="float" office:value="47.954277">
            <text:p>47.9542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VAL DI SUG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f2k9dm5jfszkq1y2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Val di Suga</text:p>
          </table:table-cell>
          <table:table-cell office:value-type="float" office:value="49.081863">
            <text:p>49.0818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string"/>
          <table:table-cell office:value-type="string">
            <text:p>BRUNELLO DI MONTALCINO CASTELGIOCONDO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gmc83nked2r19hp8dz8kmx</text:p>
          </table:table-cell>
          <table:table-cell office:value-type="string">
            <text:p>RED</text:p>
          </table:table-cell>
          <table:table-cell office:value-type="string">
            <text:p>CastelGiocondo Brunello di Montalcino</text:p>
          </table:table-cell>
          <table:table-cell office:value-type="string">
            <text:p>Frescobaldi</text:p>
          </table:table-cell>
          <table:table-cell office:value-type="float" office:value="49.2977">
            <text:p>49.29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rqwm76qr0hvpr258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oggio di Sotto</text:p>
          </table:table-cell>
          <table:table-cell office:value-type="float" office:value="45.286148">
            <text:p>45.28614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string"/>
          <table:table-cell office:value-type="string">
            <text:p>BRUNELLO DI MONTALCINO RISERVA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s1jdc5sdvfensx9t2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Poggio di Sotto</text:p>
          </table:table-cell>
          <table:table-cell office:value-type="float" office:value="46.878677">
            <text:p>46.8786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string"/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59.346947">
            <text:p>59.3469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string"/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59.346947">
            <text:p>59.3469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string"/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59.346947">
            <text:p>59.3469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we0bq3aah1mz4fss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Soldera</text:p>
          </table:table-cell>
          <table:table-cell office:value-type="float" office:value="44.792347">
            <text:p>44.7923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string"/>
          <table:table-cell office:value-type="string">
            <text:p>BAROLO RISERVA VIGNA RIONDA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g1d9p9wspfm7cy9nws</text:p>
          </table:table-cell>
          <table:table-cell office:value-type="string">
            <text:p>RED</text:p>
          </table:table-cell>
          <table:table-cell office:value-type="string">
            <text:p>Barolo Riserva Vigna Rionda</text:p>
          </table:table-cell>
          <table:table-cell office:value-type="string">
            <text:p>Massolino</text:p>
          </table:table-cell>
          <table:table-cell office:value-type="float" office:value="49.851334">
            <text:p>49.8513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string"/>
          <table:table-cell office:value-type="string">
            <text:p>BRUNELLO DI MONTALCINO VIGNA LORET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2dvjcvwvkvt0kc15g</text:p>
          </table:table-cell>
          <table:table-cell office:value-type="string">
            <text:p>RED</text:p>
          </table:table-cell>
          <table:table-cell office:value-type="string">
            <text:p>Vigna Loreto Brunello di Montalcino</text:p>
          </table:table-cell>
          <table:table-cell office:value-type="string">
            <text:p>Mastrojanni</text:p>
          </table:table-cell>
          <table:table-cell office:value-type="float" office:value="52.428497">
            <text:p>52.4284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string"/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Falletto Barolo</text:p>
          </table:table-cell>
          <table:table-cell office:value-type="string">
            <text:p>Bruno Giacosa</text:p>
          </table:table-cell>
          <table:table-cell office:value-type="float" office:value="50.355164">
            <text:p>50.355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string"/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Falletto Barolo</text:p>
          </table:table-cell>
          <table:table-cell office:value-type="string">
            <text:p>Bruno Giacosa</text:p>
          </table:table-cell>
          <table:table-cell office:value-type="float" office:value="50.355164">
            <text:p>50.355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string"/>
          <table:table-cell office:value-type="string">
            <text:p>BAROLO FALLETT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0kx7ckz2qer388khx</text:p>
          </table:table-cell>
          <table:table-cell office:value-type="string">
            <text:p>RED</text:p>
          </table:table-cell>
          <table:table-cell office:value-type="string">
            <text:p>Falletto Barolo</text:p>
          </table:table-cell>
          <table:table-cell office:value-type="string">
            <text:p>Bruno Giacosa</text:p>
          </table:table-cell>
          <table:table-cell office:value-type="float" office:value="50.355164">
            <text:p>50.355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REV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f125hj0bgamgb4v5x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Réva</text:p>
          </table:table-cell>
          <table:table-cell office:value-type="float" office:value="28.221802">
            <text:p>28.2218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vyarwk68n4r68pgzyf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float" office:value="48.52276">
            <text:p>48.522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vyarwk68n4r68pgzyf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rissante Alessandria</text:p>
          </table:table-cell>
          <table:table-cell office:value-type="float" office:value="48.52276">
            <text:p>48.522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eyrqektavb3gyamfhq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Trediberri</text:p>
          </table:table-cell>
          <table:table-cell office:value-type="float" office:value="36.18706">
            <text:p>36.187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office:value-type="string"/>
          <table:table-cell office:value-type="string">
            <text:p>BAROLO CONTEIS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cr6xzdrpj8vew8tg</text:p>
          </table:table-cell>
          <table:table-cell office:value-type="string">
            <text:p>RED</text:p>
          </table:table-cell>
          <table:table-cell office:value-type="string">
            <text:p>Conteisa Barolo</text:p>
          </table:table-cell>
          <table:table-cell office:value-type="string">
            <text:p>Gaja</text:p>
          </table:table-cell>
          <table:table-cell office:value-type="float" office:value="38.746258">
            <text:p>38.7462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office:value-type="string"/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0gxw2pcv1ns9ctdb</text:p>
          </table:table-cell>
          <table:table-cell office:value-type="string">
            <text:p>RED</text:p>
          </table:table-cell>
          <table:table-cell office:value-type="string">
            <text:p>Barolo Arione</text:p>
          </table:table-cell>
          <table:table-cell office:value-type="string">
            <text:p>Giacomo Conterno</text:p>
          </table:table-cell>
          <table:table-cell office:value-type="float" office:value="49.77059">
            <text:p>49.770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/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x51q4w7zb2qqpsrey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acomo Conterno</text:p>
          </table:table-cell>
          <table:table-cell office:value-type="float" office:value="51.466217">
            <text:p>51.4662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3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string"/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4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0dyvp82qzdjyy0rb</text:p>
          </table:table-cell>
          <table:table-cell office:value-type="string">
            <text:p>RED</text:p>
          </table:table-cell>
          <table:table-cell office:value-type="string">
            <text:p>Barolo Riserva Monfortino</text:p>
          </table:table-cell>
          <table:table-cell office:value-type="string">
            <text:p>Giacomo Conterno</text:p>
          </table:table-cell>
          <table:table-cell office:value-type="float" office:value="55.657333">
            <text:p>55.6573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qf34xver4t352gbbx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svckfc82dvphp0w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float" office:value="39.229435">
            <text:p>39.2294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string"/>
          <table:table-cell office:value-type="string">
            <text:p>MOREY SAINT DENIS</text:p>
          </table:table-cell>
          <table:table-cell office:value-type="string">
            <text:p>DOMAINE DUJ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qn4kwjqna58gfdsqw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Dujac</text:p>
          </table:table-cell>
          <table:table-cell office:value-type="float" office:value="43.931297">
            <text:p>43.9312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office:value-type="string"/>
          <table:table-cell office:value-type="string">
            <text:p>DONA' ROUGE</text:p>
          </table:table-cell>
          <table:table-cell office:value-type="string">
            <text:p>DONA' HART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5edspk5wgk87pdfta</text:p>
          </table:table-cell>
          <table:table-cell office:value-type="string">
            <text:p>RED</text:p>
          </table:table-cell>
          <table:table-cell office:value-type="string">
            <text:p>Donà Rouge</text:p>
          </table:table-cell>
          <table:table-cell office:value-type="string">
            <text:p>Hartmann Donà</text:p>
          </table:table-cell>
          <table:table-cell office:value-type="float" office:value="43.48123">
            <text:p>43.481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string"/>
          <table:table-cell office:value-type="string">
            <text:p>GRANAT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Granato</text:p>
          </table:table-cell>
          <table:table-cell office:value-type="string">
            <text:p>Foradori</text:p>
          </table:table-cell>
          <table:table-cell office:value-type="float" office:value="38.52275">
            <text:p>38.5227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string"/>
          <table:table-cell office:value-type="string">
            <text:p>MERLOT RISERVA KASTELAZ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Kastelaz Riserva Merlot</text:p>
          </table:table-cell>
          <table:table-cell office:value-type="string">
            <text:p>Elena Walch</text:p>
          </table:table-cell>
          <table:table-cell office:value-type="float" office:value="53.481247">
            <text:p>53.4812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nmd61hkk9sxtdtzj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float" office:value="36.86559">
            <text:p>36.865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nmd61hkk9sxtdtzj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ranz Haas</text:p>
          </table:table-cell>
          <table:table-cell office:value-type="float" office:value="36.86559">
            <text:p>36.865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string"/>
          <table:table-cell office:value-type="string">
            <text:p>PINOT NERO SCHWEIZER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c5nxx59wbtgq5ejaxd</text:p>
          </table:table-cell>
          <table:table-cell office:value-type="string">
            <text:p>RED</text:p>
          </table:table-cell>
          <table:table-cell office:value-type="string">
            <text:p>Pinot Nero Schweizer</text:p>
          </table:table-cell>
          <table:table-cell office:value-type="string">
            <text:p>Franz Haas</text:p>
          </table:table-cell>
          <table:table-cell office:value-type="float" office:value="45.255936">
            <text:p>45.2559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string"/>
          <table:table-cell office:value-type="string">
            <text:p>PINOT NERO AGOLE</text:p>
          </table:table-cell>
          <table:table-cell office:value-type="string">
            <text:p>CORVE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zaz8exm4vz0zf4kt7z</text:p>
          </table:table-cell>
          <table:table-cell office:value-type="string">
            <text:p>RED</text:p>
          </table:table-cell>
          <table:table-cell office:value-type="string">
            <text:p>Àgole Pinot Nero</text:p>
          </table:table-cell>
          <table:table-cell office:value-type="string">
            <text:p>Corvée</text:p>
          </table:table-cell>
          <table:table-cell office:value-type="float" office:value="46.693214">
            <text:p>46.6932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string"/>
          <table:table-cell office:value-type="string">
            <text:p>CHEMIN DES MOINES DE VERGY</text:p>
          </table:table-cell>
          <table:table-cell office:value-type="string">
            <text:p>DOMAINE GROS FRERE ET SO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6a9rg4gbnp7ce6dxd3</text:p>
          </table:table-cell>
          <table:table-cell office:value-type="string">
            <text:p>RED</text:p>
          </table:table-cell>
          <table:table-cell office:value-type="string">
            <text:p>Chemin des Moines de Vergy</text:p>
          </table:table-cell>
          <table:table-cell office:value-type="string">
            <text:p>Domaine Gros Frère et Soeur</text:p>
          </table:table-cell>
          <table:table-cell office:value-type="float" office:value="63.092567">
            <text:p>63.09256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string"/>
          <table:table-cell office:value-type="string">
            <text:p>FIXIN VIEILLES VIGNES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z1qzcj81d635gn2rz</text:p>
          </table:table-cell>
          <table:table-cell office:value-type="string">
            <text:p>RED</text:p>
          </table:table-cell>
          <table:table-cell office:value-type="string">
            <text:p>Fixin Vieilles Vignes</text:p>
          </table:table-cell>
          <table:table-cell office:value-type="string">
            <text:p>Dominique Laurent</text:p>
          </table:table-cell>
          <table:table-cell office:value-type="float" office:value="44.588623">
            <text:p>44.5886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tc35qgj71eyb2vgvb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float" office:value="44.50446">
            <text:p>44.504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6tc35qgj71eyb2vgvb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Philippe Pacalet</text:p>
          </table:table-cell>
          <table:table-cell office:value-type="float" office:value="44.50446">
            <text:p>44.504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DAVID DUBAN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m2qyfzjfs8fprrtba5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David Duband</text:p>
          </table:table-cell>
          <table:table-cell office:value-type="float" office:value="43.89297">
            <text:p>43.892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CLAUDE DUG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zqq1nc5ssy5wxayd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Claude Dugat</text:p>
          </table:table-cell>
          <table:table-cell office:value-type="float" office:value="46.747528">
            <text:p>46.74752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string"/>
          <table:table-cell office:value-type="string">
            <text:p>MOREY SAINT DENIS</text:p>
          </table:table-cell>
          <table:table-cell office:value-type="string">
            <text:p>DOMAINE DUJ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yqn4kwjqna58gfdsqw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Dujac</text:p>
          </table:table-cell>
          <table:table-cell office:value-type="float" office:value="43.931297">
            <text:p>43.9312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string"/>
          <table:table-cell office:value-type="string">
            <text:p>MOREY SAINT DENIS</text:p>
          </table:table-cell>
          <table:table-cell office:value-type="string">
            <text:p>DOMAINE DES LAMBRAY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5dfxp5fyqqeee4zkf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des Lambrays</text:p>
          </table:table-cell>
          <table:table-cell office:value-type="float" office:value="46.861702">
            <text:p>46.8617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office:value-type="string"/>
          <table:table-cell office:value-type="string">
            <text:p>VOSNE ROMANEE 1ER CRU AUX MALCONSORTS</text:p>
          </table:table-cell>
          <table:table-cell office:value-type="string">
            <text:p>DOMAINE SYLVAIN CATHI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axttnaw8h36fgzebvr</text:p>
          </table:table-cell>
          <table:table-cell office:value-type="string">
            <text:p>RED</text:p>
          </table:table-cell>
          <table:table-cell office:value-type="string">
            <text:p>Vosne-Romanée 1er Cru 'Aux Malconsorts'</text:p>
          </table:table-cell>
          <table:table-cell office:value-type="string">
            <text:p>Domaine Sylvain Cathiard</text:p>
          </table:table-cell>
          <table:table-cell office:value-type="float" office:value="62.971436">
            <text:p>62.9714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string"/>
          <table:table-cell office:value-type="string">
            <text:p>VOSNE ROMANEE</text:p>
          </table:table-cell>
          <table:table-cell office:value-type="string">
            <text:p>DOMAINE DU COMTE LIGER-BELAI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axbwbpzg37nxhzxha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u Comte Liger-Belair</text:p>
          </table:table-cell>
          <table:table-cell office:value-type="float" office:value="53.187386">
            <text:p>53.1873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string"/>
          <table:table-cell office:value-type="string">
            <text:p>VOLNAY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m17t3qzttnej90eraa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Dominique Laurent</text:p>
          </table:table-cell>
          <table:table-cell office:value-type="float" office:value="35.64571">
            <text:p>35.6457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string"/>
          <table:table-cell office:value-type="string">
            <text:p>CHATEAUNEUF-DU-PAPE ROUGE LES SINARDS</text:p>
          </table:table-cell>
          <table:table-cell office:value-type="string">
            <text:p>FAMILLE PERR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a7sse8e3qzgmxmy6mx</text:p>
          </table:table-cell>
          <table:table-cell office:value-type="string">
            <text:p>RED</text:p>
          </table:table-cell>
          <table:table-cell office:value-type="string">
            <text:p>Châteauneuf-du-Pape Les Sinards Rouge</text:p>
          </table:table-cell>
          <table:table-cell office:value-type="string">
            <text:p>Famille Perrin</text:p>
          </table:table-cell>
          <table:table-cell office:value-type="float" office:value="53.718834">
            <text:p>53.7188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  <table:table-cell office:value-type="string"/>
          <table:table-cell office:value-type="string">
            <text:p>PINOT NOIR ROYAL ST. ROBERT CUVEE</text:p>
          </table:table-cell>
          <table:table-cell office:value-type="string">
            <text:p>RA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wp909xkhjg2kbyhtv</text:p>
          </table:table-cell>
          <table:table-cell office:value-type="string">
            <text:p>RED</text:p>
          </table:table-cell>
          <table:table-cell office:value-type="string">
            <text:p>Royal St Robert Cuvée Pinot Noir</text:p>
          </table:table-cell>
          <table:table-cell office:value-type="string">
            <text:p>Raen</text:p>
          </table:table-cell>
          <table:table-cell office:value-type="float" office:value="47.75276">
            <text:p>47.752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GRANGE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aq4bhnqr3egpfpxa</text:p>
          </table:table-cell>
          <table:table-cell office:value-type="string">
            <text:p>RED</text:p>
          </table:table-cell>
          <table:table-cell office:value-type="string">
            <text:p>Grange</text:p>
          </table:table-cell>
          <table:table-cell office:value-type="string">
            <text:p>Penfolds</text:p>
          </table:table-cell>
          <table:table-cell office:value-type="float" office:value="28.05931">
            <text:p>28.0593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PASSITO MONDESERTO</text:p>
          </table:table-cell>
          <table:table-cell office:value-type="string">
            <text:p>AGOSTINETTO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0pyetgrwnmecevvyqx</text:p>
          </table:table-cell>
          <table:table-cell office:value-type="string">
            <text:p>DESSERT</text:p>
          </table:table-cell>
          <table:table-cell office:value-type="string">
            <text:p>Mondeserto Passito</text:p>
          </table:table-cell>
          <table:table-cell office:value-type="string">
            <text:p>Agostinetto</text:p>
          </table:table-cell>
          <table:table-cell office:value-type="float" office:value="48.88594">
            <text:p>48.885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PASSITO MONDESERTO</text:p>
          </table:table-cell>
          <table:table-cell office:value-type="string">
            <text:p>AGOSTINET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7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0pyetgrwnmecevvyqx</text:p>
          </table:table-cell>
          <table:table-cell office:value-type="string">
            <text:p>DESSERT</text:p>
          </table:table-cell>
          <table:table-cell office:value-type="string">
            <text:p>Mondeserto Passito</text:p>
          </table:table-cell>
          <table:table-cell office:value-type="string">
            <text:p>Agostinetto</text:p>
          </table:table-cell>
          <table:table-cell office:value-type="float" office:value="48.88594">
            <text:p>48.885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PASSITO MONDESERTO</text:p>
          </table:table-cell>
          <table:table-cell office:value-type="string">
            <text:p>AGOSTINET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0pyetgrwnmecevvyqx</text:p>
          </table:table-cell>
          <table:table-cell office:value-type="string">
            <text:p>DESSERT</text:p>
          </table:table-cell>
          <table:table-cell office:value-type="string">
            <text:p>Mondeserto Passito</text:p>
          </table:table-cell>
          <table:table-cell office:value-type="string">
            <text:p>Agostinetto</text:p>
          </table:table-cell>
          <table:table-cell office:value-type="float" office:value="48.88594">
            <text:p>48.885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2">
            <text:p>822</text:p>
          </table:table-cell>
          <table:table-cell office:value-type="string"/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dt4fqnqbeqct6yn4r</text:p>
          </table:table-cell>
          <table:table-cell office:value-type="string">
            <text:p>DESSERT</text:p>
          </table:table-cell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float" office:value="60.255726">
            <text:p>60.25572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22">
            <text:p>822</text:p>
          </table:table-cell>
          <table:table-cell office:value-type="string"/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dt4fqnqbeqct6yn4r</text:p>
          </table:table-cell>
          <table:table-cell office:value-type="string">
            <text:p>DESSERT</text:p>
          </table:table-cell>
          <table:table-cell office:value-type="string">
            <text:p>Raboso Passito</text:p>
          </table:table-cell>
          <table:table-cell office:value-type="string">
            <text:p>Bonotto delle Tezze</text:p>
          </table:table-cell>
          <table:table-cell office:value-type="float" office:value="60.255726">
            <text:p>60.25572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string"/>
          <table:table-cell office:value-type="string">
            <text:p>MOSCATO ROSA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1bkevhz3sm6zdajj</text:p>
          </table:table-cell>
          <table:table-cell office:value-type="string">
            <text:p>DESSERT</text:p>
          </table:table-cell>
          <table:table-cell office:value-type="string">
            <text:p>Moscato Rosa</text:p>
          </table:table-cell>
          <table:table-cell office:value-type="string">
            <text:p>Elena Walch</text:p>
          </table:table-cell>
          <table:table-cell office:value-type="float" office:value="46.116882">
            <text:p>46.1168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THUSALEM</text:p>
          </table:table-cell>
          <table:table-cell office:value-type="string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cqf34xver4t352gbbx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Ridolfi</text:p>
          </table:table-cell>
          <table:table-cell office:value-type="float" office:value="43.80083">
            <text:p>43.800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string"/>
          <table:table-cell office:value-type="string">
            <text:p>BRUNELLO DI MONTALCINO PELAGRILLI</text:p>
          </table:table-cell>
          <table:table-cell office:value-type="string">
            <text:p>SIRO PACE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fbxec4wbns09s0pa7j</text:p>
          </table:table-cell>
          <table:table-cell office:value-type="string">
            <text:p>RED</text:p>
          </table:table-cell>
          <table:table-cell office:value-type="string">
            <text:p>Pelagrilli Brunello di Montalcino</text:p>
          </table:table-cell>
          <table:table-cell office:value-type="string">
            <text:p>Siro Pacenti</text:p>
          </table:table-cell>
          <table:table-cell office:value-type="float" office:value="66.84744">
            <text:p>66.847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string"/>
          <table:table-cell office:value-type="string">
            <text:p>BRUNELLO DI MONTALCINO VIGNA MONTOSOLI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951wgvxyhjdfv9t52b</text:p>
          </table:table-cell>
          <table:table-cell office:value-type="string">
            <text:p>RED</text:p>
          </table:table-cell>
          <table:table-cell office:value-type="string">
            <text:p>Vigna Montosoli Brunello di Montalcino</text:p>
          </table:table-cell>
          <table:table-cell office:value-type="string">
            <text:p>Canalicchio di Sopra</text:p>
          </table:table-cell>
          <table:table-cell office:value-type="float" office:value="65.437195">
            <text:p>65.43719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MATHUSALEM</text:p>
          </table:table-cell>
          <table:table-cell office:value-type="string">
            <text:p>2016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4.145687">
            <text:p>34.1456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string"/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p6pjy25vtpkmbkqkp</text:p>
          </table:table-cell>
          <table:table-cell office:value-type="string">
            <text:p>RED</text:p>
          </table:table-cell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float" office:value="42.891888">
            <text:p>42.89188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string"/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p6pjy25vtpkmbkqkp</text:p>
          </table:table-cell>
          <table:table-cell office:value-type="string">
            <text:p>RED</text:p>
          </table:table-cell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float" office:value="42.891888">
            <text:p>42.89188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string"/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p6pjy25vtpkmbkqkp</text:p>
          </table:table-cell>
          <table:table-cell office:value-type="string">
            <text:p>RED</text:p>
          </table:table-cell>
          <table:table-cell office:value-type="string">
            <text:p>Massetino</text:p>
          </table:table-cell>
          <table:table-cell office:value-type="string">
            <text:p>Masseto</text:p>
          </table:table-cell>
          <table:table-cell office:value-type="float" office:value="42.891888">
            <text:p>42.89188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7</text:p>
          </table:table-cell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9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3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4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3tsvckfc82dvphp0w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runo Giacosa</text:p>
          </table:table-cell>
          <table:table-cell office:value-type="float" office:value="39.229435">
            <text:p>39.2294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string"/>
          <table:table-cell office:value-type="string">
            <text:p>BAROLO RISERVA VILLERO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fxxdhhr6mb1kpkk8</text:p>
          </table:table-cell>
          <table:table-cell office:value-type="string">
            <text:p>RED</text:p>
          </table:table-cell>
          <table:table-cell office:value-type="string">
            <text:p>Barolo Riserva Villero</text:p>
          </table:table-cell>
          <table:table-cell office:value-type="string">
            <text:p>Vietti</text:p>
          </table:table-cell>
          <table:table-cell office:value-type="float" office:value="45.533558">
            <text:p>45.5335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f0t49p6s4b6nvkd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Fontodi</text:p>
          </table:table-cell>
          <table:table-cell office:value-type="float" office:value="39.02343">
            <text:p>39.0234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0.018585">
            <text:p>40.0185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/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d363dz8wazzs9tp8</text:p>
          </table:table-cell>
          <table:table-cell office:value-type="string">
            <text:p>WHITE</text:p>
          </table:table-cell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float" office:value="53.16091">
            <text:p>53.1609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string"/>
          <table:table-cell office:value-type="string">
            <text:p>BIANCOSESTO</text:p>
          </table:table-cell>
          <table:table-cell office:value-type="string">
            <text:p>LA TUNELL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p4jtcg4nbywchx8v6</text:p>
          </table:table-cell>
          <table:table-cell office:value-type="string">
            <text:p>WHITE</text:p>
          </table:table-cell>
          <table:table-cell office:value-type="string">
            <text:p>Biancosesto</text:p>
          </table:table-cell>
          <table:table-cell office:value-type="string">
            <text:p>La Tunella</text:p>
          </table:table-cell>
          <table:table-cell office:value-type="float" office:value="45.238968">
            <text:p>45.23896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6zzbqjtb85c2f5hn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iani</text:p>
          </table:table-cell>
          <table:table-cell office:value-type="float" office:value="28.328161">
            <text:p>28.32816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string"/>
          <table:table-cell office:value-type="string">
            <text:p>COLLIO BIANC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vs7adt53p5t6dv3xpr</text:p>
          </table:table-cell>
          <table:table-cell office:value-type="string">
            <text:p>WHITE</text:p>
          </table:table-cell>
          <table:table-cell office:value-type="string">
            <text:p>Collio Bianco</text:p>
          </table:table-cell>
          <table:table-cell office:value-type="string">
            <text:p>Borgo del Tiglio</text:p>
          </table:table-cell>
          <table:table-cell office:value-type="float" office:value="41.975548">
            <text:p>41.97554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string"/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1.72847">
            <text:p>51.728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string"/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1.72847">
            <text:p>51.7284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string"/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jyzv1ammcyyv7bgcp5yrh8</text:p>
          </table:table-cell>
          <table:table-cell office:value-type="string">
            <text:p>WHITE</text:p>
          </table:table-cell>
          <table:table-cell office:value-type="string">
            <text:p>Dis Cumieris Malvasia</text:p>
          </table:table-cell>
          <table:table-cell office:value-type="string">
            <text:p>Vie di Romans</text:p>
          </table:table-cell>
          <table:table-cell office:value-type="float" office:value="52.12097">
            <text:p>52.1209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float" office:value="52.30465">
            <text:p>52.3046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float" office:value="52.30465">
            <text:p>52.3046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1.170124">
            <text:p>41.1701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TENUTA ST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qd8km47xh7qfxcr9c8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enuta Stella</text:p>
          </table:table-cell>
          <table:table-cell office:value-type="float" office:value="40.974007">
            <text:p>40.9740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hxm0y1ms8d03q6rma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eroi</text:p>
          </table:table-cell>
          <table:table-cell office:value-type="float" office:value="29.729057">
            <text:p>29.7290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string"/>
          <table:table-cell office:value-type="string">
            <text:p>SAUVIGNON RUTTARS</text:p>
          </table:table-cell>
          <table:table-cell office:value-type="string">
            <text:p>VILLA PARE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bytq71nz8v5312vcpq</text:p>
          </table:table-cell>
          <table:table-cell office:value-type="string">
            <text:p>WHITE</text:p>
          </table:table-cell>
          <table:table-cell office:value-type="string">
            <text:p>Sauvignon Ruttars</text:p>
          </table:table-cell>
          <table:table-cell office:value-type="string">
            <text:p>Villa Parens</text:p>
          </table:table-cell>
          <table:table-cell office:value-type="float" office:value="44.928482">
            <text:p>44.9284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0.018585">
            <text:p>40.0185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string"/>
          <table:table-cell office:value-type="string">
            <text:p>ALTURE BIANCO RISERVA MASSIMA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jtn5vp1at82zz1ed</text:p>
          </table:table-cell>
          <table:table-cell office:value-type="string">
            <text:p>WHITE</text:p>
          </table:table-cell>
          <table:table-cell office:value-type="string">
            <text:p>Alture Riserva Massima Bianco</text:p>
          </table:table-cell>
          <table:table-cell office:value-type="string">
            <text:p>Gaspare Buscemi</text:p>
          </table:table-cell>
          <table:table-cell office:value-type="float" office:value="62.16469">
            <text:p>62.164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0.018585">
            <text:p>40.0185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tgfhzehf4pngw112sx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float" office:value="42.682312">
            <text:p>42.68231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pkdm7peeafhc51gc8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arina Cvetić</text:p>
          </table:table-cell>
          <table:table-cell office:value-type="float" office:value="40.436836">
            <text:p>40.4368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8krmx1tmzcfkpswtx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Valentini</text:p>
          </table:table-cell>
          <table:table-cell office:value-type="float" office:value="32.482235">
            <text:p>32.4822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string"/>
          <table:table-cell office:value-type="string">
            <text:p>SAMARCANDA</text:p>
          </table:table-cell>
          <table:table-cell office:value-type="string">
            <text:p>FONTEZOPP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633hqabn7wbjmk64at</text:p>
          </table:table-cell>
          <table:table-cell office:value-type="string">
            <text:p>WHITE</text:p>
          </table:table-cell>
          <table:table-cell office:value-type="string">
            <text:p>Samarcanda</text:p>
          </table:table-cell>
          <table:table-cell office:value-type="string">
            <text:p>Fontezoppa</text:p>
          </table:table-cell>
          <table:table-cell office:value-type="float" office:value="39.404594">
            <text:p>39.4045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string"/>
          <table:table-cell office:value-type="string">
            <text:p>CHARDONNAY PIODILEI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g913wn0by6c7hytwaw</text:p>
          </table:table-cell>
          <table:table-cell office:value-type="string">
            <text:p>WHITE</text:p>
          </table:table-cell>
          <table:table-cell office:value-type="string">
            <text:p>Piodilei Chardonnay</text:p>
          </table:table-cell>
          <table:table-cell office:value-type="string">
            <text:p>Pio Cesare</text:p>
          </table:table-cell>
          <table:table-cell office:value-type="float" office:value="52.859512">
            <text:p>52.85951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string"/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rfddxje37nb8mgzdsg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float" office:value="47.025284">
            <text:p>47.0252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string"/>
          <table:table-cell office:value-type="string">
            <text:p>ETNA BIANCO ROCCA COELI</text:p>
          </table:table-cell>
          <table:table-cell office:value-type="string">
            <text:p>PAL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ja7neg5pd7pnyc3jgb</text:p>
          </table:table-cell>
          <table:table-cell office:value-type="string">
            <text:p>WHITE</text:p>
          </table:table-cell>
          <table:table-cell office:value-type="string">
            <text:p>Rocca Coeli Etna Bianco</text:p>
          </table:table-cell>
          <table:table-cell office:value-type="string">
            <text:p>Palari</text:p>
          </table:table-cell>
          <table:table-cell office:value-type="float" office:value="51.414593">
            <text:p>51.4145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string"/>
          <table:table-cell office:value-type="string">
            <text:p>TIRSAT</text:p>
          </table:table-cell>
          <table:table-cell office:value-type="string">
            <text:p>FEUDI DEL PISCI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j0nfpfxp3j2yb1q05a4hanv7</text:p>
          </table:table-cell>
          <table:table-cell office:value-type="string">
            <text:p>WHITE</text:p>
          </table:table-cell>
          <table:table-cell office:value-type="string">
            <text:p>Tirsat</text:p>
          </table:table-cell>
          <table:table-cell office:value-type="string">
            <text:p>Feudi del Pisciotto</text:p>
          </table:table-cell>
          <table:table-cell office:value-type="float" office:value="46.44319">
            <text:p>46.4431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string"/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d363dz8wazzs9tp8</text:p>
          </table:table-cell>
          <table:table-cell office:value-type="string">
            <text:p>WHITE</text:p>
          </table:table-cell>
          <table:table-cell office:value-type="string">
            <text:p>Alture Bianco</text:p>
          </table:table-cell>
          <table:table-cell office:value-type="string">
            <text:p>Gaspare Buscemi</text:p>
          </table:table-cell>
          <table:table-cell office:value-type="float" office:value="53.16091">
            <text:p>53.1609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string"/>
          <table:table-cell office:value-type="string">
            <text:p>ALTURE BIANCO RISERVA MASSIMA</text:p>
          </table:table-cell>
          <table:table-cell office:value-type="string">
            <text:p>GASPARE BUSC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gkjtn5vp1at82zz1ed</text:p>
          </table:table-cell>
          <table:table-cell office:value-type="string">
            <text:p>WHITE</text:p>
          </table:table-cell>
          <table:table-cell office:value-type="string">
            <text:p>Alture Riserva Massima Bianco</text:p>
          </table:table-cell>
          <table:table-cell office:value-type="string">
            <text:p>Gaspare Buscemi</text:p>
          </table:table-cell>
          <table:table-cell office:value-type="float" office:value="62.16469">
            <text:p>62.164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/>
          <table:table-cell office:value-type="string">
            <text:p>SAINT ROMAIN</text:p>
          </table:table-cell>
          <table:table-cell office:value-type="string">
            <text:p>OLIVIER 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enekdm8bbasvtk0sm2</text:p>
          </table:table-cell>
          <table:table-cell office:value-type="string">
            <text:p>WHITE</text:p>
          </table:table-cell>
          <table:table-cell office:value-type="string">
            <text:p>Saint-Romain</text:p>
          </table:table-cell>
          <table:table-cell office:value-type="string">
            <text:p>Olivier Leflaive</text:p>
          </table:table-cell>
          <table:table-cell office:value-type="float" office:value="41.56836">
            <text:p>41.568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GOS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fxnejwwbckmqegfz3v412af</text:p>
          </table:table-cell>
          <table:table-cell office:value-type="string">
            <text:p>SPARKLING</text:p>
          </table:table-cell>
          <table:table-cell office:value-type="string">
            <text:p>Brut Champagne</text:p>
          </table:table-cell>
          <table:table-cell office:value-type="string">
            <text:p>Gosset</text:p>
          </table:table-cell>
          <table:table-cell office:value-type="float" office:value="31.611902">
            <text:p>31.6119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4.90496">
            <text:p>44.904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/>
          <table:table-cell office:value-type="string">
            <text:p>EXTRA BRUT CUVEE' MARIANN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Cuvée Marianna Extra Brut</text:p>
          </table:table-cell>
          <table:table-cell office:value-type="string">
            <text:p>Arunda</text:p>
          </table:table-cell>
          <table:table-cell office:value-type="float" office:value="41.679745">
            <text:p>41.6797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/>
          <table:table-cell office:value-type="string">
            <text:p>BRUT FRANCIACORTA DOPPIO ERRE DI</text:p>
          </table:table-cell>
          <table:table-cell office:value-type="string">
            <text:p>DERBUSCO CIV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e4bg9s9j5b4s29c4dx</text:p>
          </table:table-cell>
          <table:table-cell office:value-type="string">
            <text:p>SPARKLING</text:p>
          </table:table-cell>
          <table:table-cell office:value-type="string">
            <text:p>Franciacorta Brut Doppio Erre Di</text:p>
          </table:table-cell>
          <table:table-cell office:value-type="string">
            <text:p>Derbusco Cives</text:p>
          </table:table-cell>
          <table:table-cell office:value-type="float" office:value="57.628937">
            <text:p>57.62893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/>
          <table:table-cell office:value-type="string">
            <text:p>BRUT FRANCIACORTA ALMA GRANDE CUVEE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42.616783">
            <text:p>42.6167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/>
          <table:table-cell office:value-type="string">
            <text:p>BRUT FRANCIACORTA ALMA GRANDE CUVEE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42.616783">
            <text:p>42.6167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/>
          <table:table-cell office:value-type="string">
            <text:p>BRUT FRANCIACORTA ALMA GRANDE CUVEE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8rdfpgmgkvghev9h</text:p>
          </table:table-cell>
          <table:table-cell office:value-type="string">
            <text:p>SPARKLING</text:p>
          </table:table-cell>
          <table:table-cell office:value-type="string">
            <text:p>Franciacorta Grande Cuvée Alma Brut</text:p>
          </table:table-cell>
          <table:table-cell office:value-type="string">
            <text:p>Bellavista</text:p>
          </table:table-cell>
          <table:table-cell office:value-type="float" office:value="42.616783">
            <text:p>42.6167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/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dxc0p1jdjxywpra6n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Torresella</text:p>
          </table:table-cell>
          <table:table-cell office:value-type="float" office:value="40.274895">
            <text:p>40.27489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>
            <text:p>PROSECCO BRUT</text:p>
          </table:table-cell>
          <table:table-cell office:value-type="string">
            <text:p>BIANC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n7s32jqmgxrwcxyb46</text:p>
          </table:table-cell>
          <table:table-cell office:value-type="string">
            <text:p>SPARKLING</text:p>
          </table:table-cell>
          <table:table-cell office:value-type="string">
            <text:p>Prosecco Brut</text:p>
          </table:table-cell>
          <table:table-cell office:value-type="string">
            <text:p>BiancaVigna</text:p>
          </table:table-cell>
          <table:table-cell office:value-type="float" office:value="35.382683">
            <text:p>35.3826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/>
          <table:table-cell office:value-type="string">
            <text:p>BRUT CHAMPAGNE PREMIERE CUVE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gjgaa4mnpg4cxnemd8vfb4</text:p>
          </table:table-cell>
          <table:table-cell office:value-type="string">
            <text:p>SPARKLING</text:p>
          </table:table-cell>
          <table:table-cell office:value-type="string">
            <text:p>Champagne Brut Premiere Cuvee</text:p>
          </table:table-cell>
          <table:table-cell office:value-type="string">
            <text:p>Bruno Paillard</text:p>
          </table:table-cell>
          <table:table-cell office:value-type="float" office:value="42.29986">
            <text:p>42.299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/>
          <table:table-cell office:value-type="string">
            <text:p>BRUT CHAMPAGNE MILLESIME</text:p>
          </table:table-cell>
          <table:table-cell office:value-type="string">
            <text:p>THIEN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ds7vbey7sfry1fheezs</text:p>
          </table:table-cell>
          <table:table-cell office:value-type="string">
            <text:p>SPARKLING</text:p>
          </table:table-cell>
          <table:table-cell office:value-type="string">
            <text:p>Brut Millésimé Champagne</text:p>
          </table:table-cell>
          <table:table-cell office:value-type="string">
            <text:p>Thienot</text:p>
          </table:table-cell>
          <table:table-cell office:value-type="float" office:value="40.140472">
            <text:p>40.1404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string"/>
          <table:table-cell office:value-type="string">
            <text:p>CHAMPAGNE BRUT RESERVE EXCLUSIVE</text:p>
          </table:table-cell>
          <table:table-cell office:value-type="string">
            <text:p>NICOLAS FEUILLA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snh4e896nvqvz6f5r</text:p>
          </table:table-cell>
          <table:table-cell office:value-type="string">
            <text:p>SPARKLING</text:p>
          </table:table-cell>
          <table:table-cell office:value-type="string">
            <text:p>Réserve Exclusive Brut Champagne</text:p>
          </table:table-cell>
          <table:table-cell office:value-type="string">
            <text:p>Nicolas Feuillatte</text:p>
          </table:table-cell>
          <table:table-cell office:value-type="float" office:value="49.503227">
            <text:p>49.5032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string"/>
          <table:table-cell office:value-type="string">
            <text:p>BRUT CHAMPAGNE INTUITION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Intuition Brut Champagne</text:p>
          </table:table-cell>
          <table:table-cell office:value-type="string">
            <text:p>Legras &amp; Haas</text:p>
          </table:table-cell>
          <table:table-cell office:value-type="float" office:value="50.358555">
            <text:p>50.3585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string"/>
          <table:table-cell office:value-type="string">
            <text:p>BRUT CHAMPAGNE L'ASSEMBLAGE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hf450gmej3xcj6c3vs</text:p>
          </table:table-cell>
          <table:table-cell office:value-type="string">
            <text:p>SPARKLING</text:p>
          </table:table-cell>
          <table:table-cell office:value-type="string">
            <text:p>L'Assemblage Brut Champagne</text:p>
          </table:table-cell>
          <table:table-cell office:value-type="string">
            <text:p>Pertois-Moriset</text:p>
          </table:table-cell>
          <table:table-cell office:value-type="float" office:value="53.746853">
            <text:p>53.74685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string"/>
          <table:table-cell office:value-type="string">
            <text:p>VADUM CAESARIS</text:p>
          </table:table-cell>
          <table:table-cell office:value-type="string">
            <text:p>VALLARO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cqs8dyd1gha5w45km</text:p>
          </table:table-cell>
          <table:table-cell office:value-type="string">
            <text:p>WHITE</text:p>
          </table:table-cell>
          <table:table-cell office:value-type="string">
            <text:p>Vadum Caesaris</text:p>
          </table:table-cell>
          <table:table-cell office:value-type="string">
            <text:p>Vallarom</text:p>
          </table:table-cell>
          <table:table-cell office:value-type="float" office:value="54.098167">
            <text:p>54.09816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string"/>
          <table:table-cell office:value-type="string">
            <text:p>BRUT CHAMPAGNE RESERV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btrxfra499jsfa2z0</text:p>
          </table:table-cell>
          <table:table-cell office:value-type="string">
            <text:p>SPARKLING</text:p>
          </table:table-cell>
          <table:table-cell office:value-type="string">
            <text:p>Réserve Brut Champagne</text:p>
          </table:table-cell>
          <table:table-cell office:value-type="string">
            <text:p>Pol Roger</text:p>
          </table:table-cell>
          <table:table-cell office:value-type="float" office:value="39.751328">
            <text:p>39.75132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string"/>
          <table:table-cell office:value-type="string">
            <text:p>BRUT CHAMPAGNE VINTAG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bdmpbe7tzvxcphqce</text:p>
          </table:table-cell>
          <table:table-cell office:value-type="string">
            <text:p>SPARKLING</text:p>
          </table:table-cell>
          <table:table-cell office:value-type="string">
            <text:p>Brut Vintage Champagne</text:p>
          </table:table-cell>
          <table:table-cell office:value-type="string">
            <text:p>Pol Roger</text:p>
          </table:table-cell>
          <table:table-cell office:value-type="float" office:value="42.459755">
            <text:p>42.45975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EXTRA BRUT CHAMPAGNE QUINTE ESSENCE</text:p>
          </table:table-cell>
          <table:table-cell office:value-type="string">
            <text:p>FRANCK PASC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Quinte Essence Extra Brut Champagne</text:p>
          </table:table-cell>
          <table:table-cell office:value-type="string">
            <text:p>Franck Pascal</text:p>
          </table:table-cell>
          <table:table-cell office:value-type="float" office:value="51.657578">
            <text:p>51.6575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EXTRA BRUT CHAMPAGNE QUINTE ESSENCE</text:p>
          </table:table-cell>
          <table:table-cell office:value-type="string">
            <text:p>FRANCK PASC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Quinte Essence Extra Brut Champagne</text:p>
          </table:table-cell>
          <table:table-cell office:value-type="string">
            <text:p>Franck Pascal</text:p>
          </table:table-cell>
          <table:table-cell office:value-type="float" office:value="51.657578">
            <text:p>51.6575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/>
          <table:table-cell office:value-type="string">
            <text:p>BRUT CHAMPAGNE GRAND BLANC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3wfk2356v53tm3gk4</text:p>
          </table:table-cell>
          <table:table-cell office:value-type="string">
            <text:p>SPARKLING</text:p>
          </table:table-cell>
          <table:table-cell office:value-type="string">
            <text:p>Grand Blanc Brut Champagne</text:p>
          </table:table-cell>
          <table:table-cell office:value-type="string">
            <text:p>Philipponnat</text:p>
          </table:table-cell>
          <table:table-cell office:value-type="float" office:value="36.627613">
            <text:p>36.6276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>
            <text:p>LUGANA</text:p>
          </table:table-cell>
          <table:table-cell office:value-type="string">
            <text:p>OLIV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0b7qp7kq1pccfps7hdy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Olivini</text:p>
          </table:table-cell>
          <table:table-cell office:value-type="float" office:value="36.10019">
            <text:p>36.1001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/>
          <table:table-cell office:value-type="string">
            <text:p>LUGANA RISERVA MOLCEO</text:p>
          </table:table-cell>
          <table:table-cell office:value-type="string">
            <text:p>OTT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y47x8wjdr8gd17n0kk</text:p>
          </table:table-cell>
          <table:table-cell office:value-type="string">
            <text:p>WHITE</text:p>
          </table:table-cell>
          <table:table-cell office:value-type="string">
            <text:p>Molceo Lugana Riserva</text:p>
          </table:table-cell>
          <table:table-cell office:value-type="string">
            <text:p>Ottella</text:p>
          </table:table-cell>
          <table:table-cell office:value-type="float" office:value="43.10561">
            <text:p>43.1056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float" office:value="57.006565">
            <text:p>57.00656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VALLARO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cd1vwhr15ccs3m8zn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allarom</text:p>
          </table:table-cell>
          <table:table-cell office:value-type="float" office:value="30.673782">
            <text:p>30.6737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DONA’ BLANC</text:p>
          </table:table-cell>
          <table:table-cell office:value-type="string">
            <text:p>DONA' HART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50ycesemx1rez16em</text:p>
          </table:table-cell>
          <table:table-cell office:value-type="string">
            <text:p>WHITE</text:p>
          </table:table-cell>
          <table:table-cell office:value-type="string">
            <text:p>Donà Blanc</text:p>
          </table:table-cell>
          <table:table-cell office:value-type="string">
            <text:p>Hartmann Donà</text:p>
          </table:table-cell>
          <table:table-cell office:value-type="float" office:value="42.330845">
            <text:p>42.3308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/>
          <table:table-cell office:value-type="string">
            <text:p>FOLL</text:p>
          </table:table-cell>
          <table:table-cell office:value-type="string">
            <text:p>CANTINA TOBL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txwaayp8anmjb3vn03g</text:p>
          </table:table-cell>
          <table:table-cell office:value-type="string">
            <text:p>WHITE</text:p>
          </table:table-cell>
          <table:table-cell office:value-type="string">
            <text:p>Foll</text:p>
          </table:table-cell>
          <table:table-cell office:value-type="string">
            <text:p>Cantina Toblino</text:p>
          </table:table-cell>
          <table:table-cell office:value-type="float" office:value="42.274902">
            <text:p>42.2749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string"/>
          <table:table-cell office:value-type="string">
            <text:p>PINOT GRIGIO CORVAIA</text:p>
          </table:table-cell>
          <table:table-cell office:value-type="string">
            <text:p>CORVE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92t2rf4h2vna6m4yfj8</text:p>
          </table:table-cell>
          <table:table-cell office:value-type="string">
            <text:p>WHITE</text:p>
          </table:table-cell>
          <table:table-cell office:value-type="string">
            <text:p>Corvàia Pinot Grigio</text:p>
          </table:table-cell>
          <table:table-cell office:value-type="string">
            <text:p>Corvée</text:p>
          </table:table-cell>
          <table:table-cell office:value-type="float" office:value="41.60583">
            <text:p>41.605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string"/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Voglar Sauvignon</text:p>
          </table:table-cell>
          <table:table-cell office:value-type="string">
            <text:p>Peter Dipoli</text:p>
          </table:table-cell>
          <table:table-cell office:value-type="float" office:value="50.444344">
            <text:p>50.4443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string"/>
          <table:table-cell office:value-type="string">
            <text:p>PINOT BLANC</text:p>
          </table:table-cell>
          <table:table-cell office:value-type="string">
            <text:p>DOMAINE WEINBA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xa5ss4dv66h835pr4kq</text:p>
          </table:table-cell>
          <table:table-cell office:value-type="string">
            <text:p>WHITE</text:p>
          </table:table-cell>
          <table:table-cell office:value-type="string">
            <text:p>Pinot Blanc</text:p>
          </table:table-cell>
          <table:table-cell office:value-type="string">
            <text:p>Domaine Weinbach</text:p>
          </table:table-cell>
          <table:table-cell office:value-type="float" office:value="31.99946">
            <text:p>31.999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DOMAINE DE LA ROMANEE 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kpzm3mdjsy41s4nwkk</text:p>
          </table:table-cell>
          <table:table-cell office:value-type="string">
            <text:p>RED</text:p>
          </table:table-cell>
          <table:table-cell office:value-type="string">
            <text:p>Corton-Charlemagne</text:p>
          </table:table-cell>
          <table:table-cell office:value-type="string">
            <text:p>Domaine de La Romanée-Conti</text:p>
          </table:table-cell>
          <table:table-cell office:value-type="float" office:value="45.91883">
            <text:p>45.9188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j5cr0yb5mrzshzt7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Vietti</text:p>
          </table:table-cell>
          <table:table-cell office:value-type="float" office:value="43.704502">
            <text:p>43.70450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string"/>
          <table:table-cell office:value-type="string">
            <text:p>REFOSCO COSSUT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7dfr3jwtwh28199qb</text:p>
          </table:table-cell>
          <table:table-cell office:value-type="string">
            <text:p>RED</text:p>
          </table:table-cell>
          <table:table-cell office:value-type="string">
            <text:p>Cossut Refosco</text:p>
          </table:table-cell>
          <table:table-cell office:value-type="string">
            <text:p>Miani</text:p>
          </table:table-cell>
          <table:table-cell office:value-type="float" office:value="41.260326">
            <text:p>41.26032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string"/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0snnv0rxb9886jxd</text:p>
          </table:table-cell>
          <table:table-cell office:value-type="string">
            <text:p>RED</text:p>
          </table:table-cell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float" office:value="44.6407">
            <text:p>44.64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string"/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6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0snnv0rxb9886jxd</text:p>
          </table:table-cell>
          <table:table-cell office:value-type="string">
            <text:p>RED</text:p>
          </table:table-cell>
          <table:table-cell office:value-type="string">
            <text:p>Rujno Rosso</text:p>
          </table:table-cell>
          <table:table-cell office:value-type="string">
            <text:p>Gravner</text:p>
          </table:table-cell>
          <table:table-cell office:value-type="float" office:value="44.6407">
            <text:p>44.640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string"/>
          <table:table-cell office:value-type="string">
            <text:p>GATTINARA</text:p>
          </table:table-cell>
          <table:table-cell office:value-type="string">
            <text:p>NERV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e5v0yqw6m7wxs5y33s</text:p>
          </table:table-cell>
          <table:table-cell office:value-type="string">
            <text:p>RED</text:p>
          </table:table-cell>
          <table:table-cell office:value-type="string">
            <text:p>Gattinara</text:p>
          </table:table-cell>
          <table:table-cell office:value-type="string">
            <text:p>Nervi</text:p>
          </table:table-cell>
          <table:table-cell office:value-type="float" office:value="34.16588">
            <text:p>34.1658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string"/>
          <table:table-cell office:value-type="string">
            <text:p>MONLEALE</text:p>
          </table:table-cell>
          <table:table-cell office:value-type="string">
            <text:p>VIGNETI MAS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zzxg62wzrjnvw7y9t</text:p>
          </table:table-cell>
          <table:table-cell office:value-type="string">
            <text:p>RED</text:p>
          </table:table-cell>
          <table:table-cell office:value-type="string">
            <text:p>Monleale</text:p>
          </table:table-cell>
          <table:table-cell office:value-type="string">
            <text:p>Vigneti Massa</text:p>
          </table:table-cell>
          <table:table-cell office:value-type="float" office:value="45.87771">
            <text:p>45.8777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string"/>
          <table:table-cell office:value-type="string">
            <text:p>BARBARESCO CRICHET PAJE'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eqfvgpdtwagtfbpat</text:p>
          </table:table-cell>
          <table:table-cell office:value-type="string">
            <text:p>RED</text:p>
          </table:table-cell>
          <table:table-cell office:value-type="string">
            <text:p>Crichet Pajè Barbaresco</text:p>
          </table:table-cell>
          <table:table-cell office:value-type="string">
            <text:p>Roagna</text:p>
          </table:table-cell>
          <table:table-cell office:value-type="float" office:value="46.799057">
            <text:p>46.7990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string"/>
          <table:table-cell office:value-type="string">
            <text:p>BARBARESCO CRICHET PAJE'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ceqfvgpdtwagtfbpat</text:p>
          </table:table-cell>
          <table:table-cell office:value-type="string">
            <text:p>RED</text:p>
          </table:table-cell>
          <table:table-cell office:value-type="string">
            <text:p>Crichet Pajè Barbaresco</text:p>
          </table:table-cell>
          <table:table-cell office:value-type="string">
            <text:p>Roagna</text:p>
          </table:table-cell>
          <table:table-cell office:value-type="float" office:value="46.799057">
            <text:p>46.7990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0.75072">
            <text:p>30.750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0.75072">
            <text:p>30.7507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string"/>
          <table:table-cell office:value-type="string">
            <text:p>BAROLO BRUNAT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1mgms96rwcdamv5t</text:p>
          </table:table-cell>
          <table:table-cell office:value-type="string">
            <text:p>RED</text:p>
          </table:table-cell>
          <table:table-cell office:value-type="string">
            <text:p>Brunate Barolo</text:p>
          </table:table-cell>
          <table:table-cell office:value-type="string">
            <text:p>Giuseppe Rinaldi</text:p>
          </table:table-cell>
          <table:table-cell office:value-type="float" office:value="49.945625">
            <text:p>49.94562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string"/>
          <table:table-cell office:value-type="string">
            <text:p>BAROLO BRUNAT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1mgms96rwcdamv5t</text:p>
          </table:table-cell>
          <table:table-cell office:value-type="string">
            <text:p>RED</text:p>
          </table:table-cell>
          <table:table-cell office:value-type="string">
            <text:p>Brunate Barolo</text:p>
          </table:table-cell>
          <table:table-cell office:value-type="string">
            <text:p>Giuseppe Rinaldi</text:p>
          </table:table-cell>
          <table:table-cell office:value-type="float" office:value="49.945625">
            <text:p>49.94562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string"/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Tre Tine Barolo</text:p>
          </table:table-cell>
          <table:table-cell office:value-type="string">
            <text:p>Giuseppe Rinaldi</text:p>
          </table:table-cell>
          <table:table-cell office:value-type="float" office:value="49.998264">
            <text:p>49.9982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string"/>
          <table:table-cell office:value-type="string">
            <text:p>PINOT NERO</text:p>
          </table:table-cell>
          <table:table-cell office:value-type="string">
            <text:p>LA TUN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qes7qbn2wrttyjfva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La Tunella</text:p>
          </table:table-cell>
          <table:table-cell office:value-type="float" office:value="36.44445">
            <text:p>36.444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1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r6qtq05b5crwe51f3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artolo Mascarello</text:p>
          </table:table-cell>
          <table:table-cell office:value-type="float" office:value="41.52096">
            <text:p>41.520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g9gnn8fv71bs04f1d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Pio Cesare</text:p>
          </table:table-cell>
          <table:table-cell office:value-type="float" office:value="41.100513">
            <text:p>41.1005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string"/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mtqah8vf04j2jwxa</text:p>
          </table:table-cell>
          <table:table-cell office:value-type="string">
            <text:p>RED</text:p>
          </table:table-cell>
          <table:table-cell office:value-type="string">
            <text:p>Barolo Castiglione</text:p>
          </table:table-cell>
          <table:table-cell office:value-type="string">
            <text:p>Vietti</text:p>
          </table:table-cell>
          <table:table-cell office:value-type="float" office:value="43.335754">
            <text:p>43.33575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office:value-type="string"/>
          <table:table-cell office:value-type="string">
            <text:p>BAROLO LAZZARITO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5pny6wr77tb9cz11</text:p>
          </table:table-cell>
          <table:table-cell office:value-type="string">
            <text:p>RED</text:p>
          </table:table-cell>
          <table:table-cell office:value-type="string">
            <text:p>Barolo Lazzarito</text:p>
          </table:table-cell>
          <table:table-cell office:value-type="string">
            <text:p>Vietti</text:p>
          </table:table-cell>
          <table:table-cell office:value-type="float" office:value="44.968204">
            <text:p>44.9682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string"/>
          <table:table-cell office:value-type="string">
            <text:p>BAROLO RAVERA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7r3x3t7eg5575c6txs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Vietti</text:p>
          </table:table-cell>
          <table:table-cell office:value-type="float" office:value="43.186943">
            <text:p>43.18694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snjfev5zvksfyc4k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Miani</text:p>
          </table:table-cell>
          <table:table-cell office:value-type="float" office:value="28.68151">
            <text:p>28.6815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6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string"/>
          <table:table-cell office:value-type="string">
            <text:p>MEURSAULT SOUS LA VELLE</text:p>
          </table:table-cell>
          <table:table-cell office:value-type="string">
            <text:p>DOMAINE MICHE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37578bc9ywajnv4s0</text:p>
          </table:table-cell>
          <table:table-cell office:value-type="string">
            <text:p>WHITE</text:p>
          </table:table-cell>
          <table:table-cell office:value-type="string">
            <text:p>Meursault 'Sous La Velle'</text:p>
          </table:table-cell>
          <table:table-cell office:value-type="string">
            <text:p>Domaine Michelot</text:p>
          </table:table-cell>
          <table:table-cell office:value-type="float" office:value="44.557934">
            <text:p>44.5579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string"/>
          <table:table-cell office:value-type="string">
            <text:p>RIESLING FEDERSPIEL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n0y668kcb0xg986w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Nikolaihof</text:p>
          </table:table-cell>
          <table:table-cell office:value-type="float" office:value="36.862534">
            <text:p>36.8625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string"/>
          <table:table-cell office:value-type="string">
            <text:p>MEURSAULT LES NARVAUX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drs7e2y6ptkzac6fh</text:p>
          </table:table-cell>
          <table:table-cell office:value-type="string">
            <text:p>WHITE</text:p>
          </table:table-cell>
          <table:table-cell office:value-type="string">
            <text:p>Meursault 'Les Narvaux'</text:p>
          </table:table-cell>
          <table:table-cell office:value-type="string">
            <text:p>Vincent Girardin</text:p>
          </table:table-cell>
          <table:table-cell office:value-type="float" office:value="44.59378">
            <text:p>44.5937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string"/>
          <table:table-cell office:value-type="string">
            <text:p>MEURSAULT 1ER CRU LES GENEVRIERES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e8g2nqqvbvn77ds94</text:p>
          </table:table-cell>
          <table:table-cell office:value-type="string">
            <text:p>WHITE</text:p>
          </table:table-cell>
          <table:table-cell office:value-type="string">
            <text:p>Meursault 1er Cru 'Les Genevrières'</text:p>
          </table:table-cell>
          <table:table-cell office:value-type="string">
            <text:p>Vincent Girardin</text:p>
          </table:table-cell>
          <table:table-cell office:value-type="float" office:value="48.547787">
            <text:p>48.54778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string"/>
          <table:table-cell office:value-type="string">
            <text:p>MEURSAULT</text:p>
          </table:table-cell>
          <table:table-cell office:value-type="string">
            <text:p>DOMAINE JEAN MICHEL GAUN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p15qrwpkcpxz5q8bz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Domaine Jean-Michel Gaunoux</text:p>
          </table:table-cell>
          <table:table-cell office:value-type="float" office:value="41.88019">
            <text:p>41.8801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string"/>
          <table:table-cell office:value-type="string">
            <text:p>MEURSAULT LES PETITS CHARRONS</text:p>
          </table:table-cell>
          <table:table-cell office:value-type="string">
            <text:p>ARNAUD EN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sykdcqj2xjx0107jqbdz7</text:p>
          </table:table-cell>
          <table:table-cell office:value-type="string">
            <text:p>WHITE</text:p>
          </table:table-cell>
          <table:table-cell office:value-type="string">
            <text:p>Meursault 'Les Petits Charrons'</text:p>
          </table:table-cell>
          <table:table-cell office:value-type="string">
            <text:p>Arnaud Ente</text:p>
          </table:table-cell>
          <table:table-cell office:value-type="float" office:value="57.695686">
            <text:p>57.6956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0j1aky97gt9mtd6w3</text:p>
          </table:table-cell>
          <table:table-cell office:value-type="string">
            <text:p>WHITE</text:p>
          </table:table-cell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float" office:value="33.89863">
            <text:p>33.898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0j1aky97gt9mtd6w3</text:p>
          </table:table-cell>
          <table:table-cell office:value-type="string">
            <text:p>WHITE</text:p>
          </table:table-cell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float" office:value="33.89863">
            <text:p>33.898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0j1aky97gt9mtd6w3</text:p>
          </table:table-cell>
          <table:table-cell office:value-type="string">
            <text:p>WHITE</text:p>
          </table:table-cell>
          <table:table-cell office:value-type="string">
            <text:p>Montrachet</text:p>
          </table:table-cell>
          <table:table-cell office:value-type="string">
            <text:p>Louis Latour</text:p>
          </table:table-cell>
          <table:table-cell office:value-type="float" office:value="33.89863">
            <text:p>33.898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string"/>
          <table:table-cell office:value-type="string">
            <text:p>PULIGNY-MONTRACHET</text:p>
          </table:table-cell>
          <table:table-cell office:value-type="string">
            <text:p>DOMAINE MICHE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v3m1w7gf2an9mfs7jd</text:p>
          </table:table-cell>
          <table:table-cell office:value-type="string">
            <text:p>WHITE</text:p>
          </table:table-cell>
          <table:table-cell office:value-type="string">
            <text:p>Puligny-Montrachet</text:p>
          </table:table-cell>
          <table:table-cell office:value-type="string">
            <text:p>Domaine Michelot</text:p>
          </table:table-cell>
          <table:table-cell office:value-type="float" office:value="37.70875">
            <text:p>37.7087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string"/>
          <table:table-cell office:value-type="string">
            <text:p>ARBOIS SAVAGNIN OUILLE</text:p>
          </table:table-cell>
          <table:table-cell office:value-type="string">
            <text:p>DOMAINE DU PELIC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fc74pnrrp9qm8b398s</text:p>
          </table:table-cell>
          <table:table-cell office:value-type="string">
            <text:p>WHITE</text:p>
          </table:table-cell>
          <table:table-cell office:value-type="string">
            <text:p>Arbois Savagnin Ouillé</text:p>
          </table:table-cell>
          <table:table-cell office:value-type="string">
            <text:p>Domaine du Pelican</text:p>
          </table:table-cell>
          <table:table-cell office:value-type="float" office:value="47.902946">
            <text:p>47.90294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string"/>
          <table:table-cell office:value-type="string">
            <text:p>GRUNER VELTLINER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tfkde50bzdpyb3kg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Nikolaihof</text:p>
          </table:table-cell>
          <table:table-cell office:value-type="float" office:value="36.203457">
            <text:p>36.2034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string"/>
          <table:table-cell office:value-type="string">
            <text:p>RIESLING FEDERSPIEL VOM STEIN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qgbhfev2hgw64r3c</text:p>
          </table:table-cell>
          <table:table-cell office:value-type="string">
            <text:p>WHITE</text:p>
          </table:table-cell>
          <table:table-cell office:value-type="string">
            <text:p>Vom Stein Riesling Federspiel</text:p>
          </table:table-cell>
          <table:table-cell office:value-type="string">
            <text:p>Nikolaihof</text:p>
          </table:table-cell>
          <table:table-cell office:value-type="float" office:value="47.978745">
            <text:p>47.9787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string"/>
          <table:table-cell office:value-type="string">
            <text:p>RIESLING FEDERSPIEL VOM STEIN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qgbhfev2hgw64r3c</text:p>
          </table:table-cell>
          <table:table-cell office:value-type="string">
            <text:p>WHITE</text:p>
          </table:table-cell>
          <table:table-cell office:value-type="string">
            <text:p>Vom Stein Riesling Federspiel</text:p>
          </table:table-cell>
          <table:table-cell office:value-type="string">
            <text:p>Nikolaihof</text:p>
          </table:table-cell>
          <table:table-cell office:value-type="float" office:value="47.978745">
            <text:p>47.97874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string"/>
          <table:table-cell office:value-type="string">
            <text:p>RIESLING FEDERSPIEL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n0y668kcb0xg986w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Nikolaihof</text:p>
          </table:table-cell>
          <table:table-cell office:value-type="float" office:value="36.862534">
            <text:p>36.8625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string"/>
          <table:table-cell office:value-type="string">
            <text:p>RIESLING FEDERSPIEL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rn0y668kcb0xg986w</text:p>
          </table:table-cell>
          <table:table-cell office:value-type="string">
            <text:p>WHITE</text:p>
          </table:table-cell>
          <table:table-cell office:value-type="string">
            <text:p>Federspiel Riesling</text:p>
          </table:table-cell>
          <table:table-cell office:value-type="string">
            <text:p>Nikolaihof</text:p>
          </table:table-cell>
          <table:table-cell office:value-type="float" office:value="36.862534">
            <text:p>36.86253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string"/>
          <table:table-cell office:value-type="string">
            <text:p>RIESLING ZELTINGER SONNENUHR SPATLESE</text:p>
          </table:table-cell>
          <table:table-cell office:value-type="string">
            <text:p>MARKUS MOLIT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414j55bk2nrrzawgkf</text:p>
          </table:table-cell>
          <table:table-cell office:value-type="string">
            <text:p>WHITE</text:p>
          </table:table-cell>
          <table:table-cell office:value-type="string">
            <text:p>Zeltinger Sonnenuhr Riesling Spätlese</text:p>
          </table:table-cell>
          <table:table-cell office:value-type="string">
            <text:p>Markus Molitor</text:p>
          </table:table-cell>
          <table:table-cell office:value-type="float" office:value="54.07573">
            <text:p>54.0757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string"/>
          <table:table-cell office:value-type="string">
            <text:p>RIESLING BRUT</text:p>
          </table:table-cell>
          <table:table-cell office:value-type="string">
            <text:p>LOUIS GUNTR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n5y41rrv0d97v054pz</text:p>
          </table:table-cell>
          <table:table-cell office:value-type="string">
            <text:p>SPARKLING</text:p>
          </table:table-cell>
          <table:table-cell office:value-type="string">
            <text:p>Riesling Brut</text:p>
          </table:table-cell>
          <table:table-cell office:value-type="string">
            <text:p>Louis Guntrum</text:p>
          </table:table-cell>
          <table:table-cell office:value-type="float" office:value="38.023605">
            <text:p>38.02360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string"/>
          <table:table-cell office:value-type="string">
            <text:p>RIESLING MAUSHOHLE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rvcmjxcp357nw7dv3v0f6j</text:p>
          </table:table-cell>
          <table:table-cell office:value-type="string">
            <text:p>WHITE</text:p>
          </table:table-cell>
          <table:table-cell office:value-type="string">
            <text:p>Mäushöhle Riesling</text:p>
          </table:table-cell>
          <table:table-cell office:value-type="string">
            <text:p>Von Winning</text:p>
          </table:table-cell>
          <table:table-cell office:value-type="float" office:value="48.40432">
            <text:p>48.4043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string"/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c0tpcm5hdrfgem4rek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float" office:value="31.630386">
            <text:p>31.6303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string"/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c0tpcm5hdrfgem4rek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Valentini</text:p>
          </table:table-cell>
          <table:table-cell office:value-type="float" office:value="31.630386">
            <text:p>31.63038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string"/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0.097023">
            <text:p>40.09702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string"/>
          <table:table-cell office:value-type="string">
            <text:p>MONTEPULCIANO D'ABRUZZO RISERVA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73ccgdn8r8fnk84h</text:p>
          </table:table-cell>
          <table:table-cell office:value-type="string">
            <text:p>RED</text:p>
          </table:table-cell>
          <table:table-cell office:value-type="string">
            <text:p>Montepulciano d'Abruzzo Riserva</text:p>
          </table:table-cell>
          <table:table-cell office:value-type="string">
            <text:p>Marina Cvetić</text:p>
          </table:table-cell>
          <table:table-cell office:value-type="float" office:value="50.44635">
            <text:p>50.446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string"/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23cfhph43grfp8xgmt</text:p>
          </table:table-cell>
          <table:table-cell office:value-type="string">
            <text:p>RED</text:p>
          </table:table-cell>
          <table:table-cell office:value-type="string">
            <text:p>Taurasi Riserva Radici</text:p>
          </table:table-cell>
          <table:table-cell office:value-type="string">
            <text:p>Mastroberardino</text:p>
          </table:table-cell>
          <table:table-cell office:value-type="float" office:value="45.9489">
            <text:p>45.948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string"/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sfe27vsfbw0h3d3dn4</text:p>
          </table:table-cell>
          <table:table-cell office:value-type="string">
            <text:p>RED</text:p>
          </table:table-cell>
          <table:table-cell office:value-type="string">
            <text:p>Breg Rosso</text:p>
          </table:table-cell>
          <table:table-cell office:value-type="string">
            <text:p>Gravner</text:p>
          </table:table-cell>
          <table:table-cell office:value-type="float" office:value="38.5558">
            <text:p>38.55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office:value-type="string"/>
          <table:table-cell office:value-type="string">
            <text:p>PORTO RESERVA ADRIANO</text:p>
          </table:table-cell>
          <table:table-cell office:value-type="string">
            <text:p>RAMOS PIN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jvhajg8n1sdvffafq9</text:p>
          </table:table-cell>
          <table:table-cell office:value-type="string">
            <text:p>FORTIFIED</text:p>
          </table:table-cell>
          <table:table-cell office:value-type="string">
            <text:p>Adriano Reserva Porto</text:p>
          </table:table-cell>
          <table:table-cell office:value-type="string">
            <text:p>Ramos Pinto</text:p>
          </table:table-cell>
          <table:table-cell office:value-type="float" office:value="55.55404">
            <text:p>55.554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EXTRA BRUT PREMIERE CUVE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h4zp749zmdayb3sac</text:p>
          </table:table-cell>
          <table:table-cell office:value-type="string">
            <text:p>SPARKLING</text:p>
          </table:table-cell>
          <table:table-cell office:value-type="string">
            <text:p>Première Cuvée Extra Brut Champagne</text:p>
          </table:table-cell>
          <table:table-cell office:value-type="string">
            <text:p>Bruno Paillard</text:p>
          </table:table-cell>
          <table:table-cell office:value-type="float" office:value="41.519363">
            <text:p>41.5193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BRUT ROEDERER COLLECTION 244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ollection 244 Champagne</text:p>
          </table:table-cell>
          <table:table-cell office:value-type="string">
            <text:p>Louis Roederer</text:p>
          </table:table-cell>
          <table:table-cell office:value-type="float" office:value="46.184135">
            <text:p>46.1841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BONNEAU DU MARTR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tppr69je9jedmns1pd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Bonneau du Martray</text:p>
          </table:table-cell>
          <table:table-cell office:value-type="float" office:value="52.57228">
            <text:p>52.5722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CHAMPAGNIS CHARDONNAY</text:p>
          </table:table-cell>
          <table:table-cell office:value-type="string">
            <text:p>VIE DE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6cadmzq03npfe2jz</text:p>
          </table:table-cell>
          <table:table-cell office:value-type="string">
            <text:p>WHITE</text:p>
          </table:table-cell>
          <table:table-cell office:value-type="string">
            <text:p>Ciampagnis  Chardonnay</text:p>
          </table:table-cell>
          <table:table-cell office:value-type="string">
            <text:p>Vie di Romans</text:p>
          </table:table-cell>
          <table:table-cell office:value-type="float" office:value="36.532284">
            <text:p>36.53228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astello della Sala Cervaro della Sala</text:p>
          </table:table-cell>
          <table:table-cell office:value-type="string">
            <text:p>Antinori</text:p>
          </table:table-cell>
          <table:table-cell office:value-type="float" office:value="45.077164">
            <text:p>45.077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DESSIMIS PINOT GRIGIO</text:p>
          </table:table-cell>
          <table:table-cell office:value-type="string">
            <text:p>VIE DE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float" office:value="50.020935">
            <text:p>50.0209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SAUVIGNON LAFOA</text:p>
          </table:table-cell>
          <table:table-cell office:value-type="string">
            <text:p>COLTERENZ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Lafóa Sauvignon</text:p>
          </table:table-cell>
          <table:table-cell office:value-type="string">
            <text:p>Colterenzio (Schreckbichl)</text:p>
          </table:table-cell>
          <table:table-cell office:value-type="float" office:value="33.937553">
            <text:p>33.93755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VIERIS SAUVIGNON</text:p>
          </table:table-cell>
          <table:table-cell office:value-type="string">
            <text:p>VIE DE ROMAN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Vieris Sauvignon Blanc</text:p>
          </table:table-cell>
          <table:table-cell office:value-type="string">
            <text:p>Vie di Romans</text:p>
          </table:table-cell>
          <table:table-cell office:value-type="float" office:value="39.333015">
            <text:p>39.33301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GAJA E 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mrbs9bck881h9qrt</text:p>
          </table:table-cell>
          <table:table-cell office:value-type="string">
            <text:p>WHITE</text:p>
          </table:table-cell>
          <table:table-cell office:value-type="string">
            <text:p>Gaia &amp; Rey Langhe</text:p>
          </table:table-cell>
          <table:table-cell office:value-type="string">
            <text:p>Gaja</text:p>
          </table:table-cell>
          <table:table-cell office:value-type="float" office:value="33.314095">
            <text:p>33.31409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>
            <text:p>PINOT NERO PATRICI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atricia Pinot Noir</text:p>
          </table:table-cell>
          <table:table-cell office:value-type="string">
            <text:p>Girlan</text:p>
          </table:table-cell>
          <table:table-cell office:value-type="float" office:value="37.192963">
            <text:p>37.1929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1.843685">
            <text:p>31.8436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1.843685">
            <text:p>31.8436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>
            <text:p>OPERA BRUT</text:p>
          </table:table-cell>
          <table:table-cell office:value-type="string">
            <text:p>CORVE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92t3bv682bdbygjr8py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Corvée</text:p>
          </table:table-cell>
          <table:table-cell office:value-type="float" office:value="29.755276">
            <text:p>29.7552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BRUT FERRARI PERLE'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j35519kgnp4kw2ym</text:p>
          </table:table-cell>
          <table:table-cell office:value-type="string">
            <text:p>SPARKLING</text:p>
          </table:table-cell>
          <table:table-cell office:value-type="string">
            <text:p>Perlé</text:p>
          </table:table-cell>
          <table:table-cell office:value-type="string">
            <text:p>Ferrari</text:p>
          </table:table-cell>
          <table:table-cell office:value-type="float" office:value="30.799557">
            <text:p>30.79955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>
            <text:p>BRUT FERRARI PERLE' ROSE'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xkqxryxhnb6gavgx</text:p>
          </table:table-cell>
          <table:table-cell office:value-type="string">
            <text:p>SPARKLING</text:p>
          </table:table-cell>
          <table:table-cell office:value-type="string">
            <text:p>Perlé Rosé</text:p>
          </table:table-cell>
          <table:table-cell office:value-type="string">
            <text:p>Ferrari</text:p>
          </table:table-cell>
          <table:table-cell office:value-type="float" office:value="32.941093">
            <text:p>32.9410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>
            <text:p>BRUT FERRARI PERLE' ROSE'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xkqxryxhnb6gavgx</text:p>
          </table:table-cell>
          <table:table-cell office:value-type="string">
            <text:p>SPARKLING</text:p>
          </table:table-cell>
          <table:table-cell office:value-type="string">
            <text:p>Perlé Rosé</text:p>
          </table:table-cell>
          <table:table-cell office:value-type="string">
            <text:p>Ferrari</text:p>
          </table:table-cell>
          <table:table-cell office:value-type="float" office:value="32.941093">
            <text:p>32.94109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>
            <text:p>BRUT FERRARI PERLE' BIANC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rmvta6snft247t35</text:p>
          </table:table-cell>
          <table:table-cell office:value-type="string">
            <text:p>SPARKLING</text:p>
          </table:table-cell>
          <table:table-cell office:value-type="string">
            <text:p>Perlé Bianco Riserva</text:p>
          </table:table-cell>
          <table:table-cell office:value-type="string">
            <text:p>Ferrari</text:p>
          </table:table-cell>
          <table:table-cell office:value-type="float" office:value="32.27276">
            <text:p>32.272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>
            <text:p>BRUT FERRARI PERLE' N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2q9h2vh9dzr6ja8q</text:p>
          </table:table-cell>
          <table:table-cell office:value-type="string">
            <text:p>SPARKLING</text:p>
          </table:table-cell>
          <table:table-cell office:value-type="string">
            <text:p>Perlé Nero</text:p>
          </table:table-cell>
          <table:table-cell office:value-type="string">
            <text:p>Ferrari</text:p>
          </table:table-cell>
          <table:table-cell office:value-type="float" office:value="34.96951">
            <text:p>34.9695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>
            <text:p>GIULIO FERRARI RIS. DEL FONDATORE COLLEZION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wywgnay6b8qpby5a</text:p>
          </table:table-cell>
          <table:table-cell office:value-type="string">
            <text:p>SPARKLING</text:p>
          </table:table-cell>
          <table:table-cell office:value-type="string">
            <text:p>'Giulio Ferrari' Riserva del Fondatore Collezione</text:p>
          </table:table-cell>
          <table:table-cell office:value-type="string">
            <text:p>Ferrari</text:p>
          </table:table-cell>
          <table:table-cell office:value-type="float" office:value="47.49733">
            <text:p>47.497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>
            <text:p>GIULIO FERRARI RIS. DEL FONDATORE COLLEZION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2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wywgnay6b8qpby5a</text:p>
          </table:table-cell>
          <table:table-cell office:value-type="string">
            <text:p>SPARKLING</text:p>
          </table:table-cell>
          <table:table-cell office:value-type="string">
            <text:p>'Giulio Ferrari' Riserva del Fondatore Collezione</text:p>
          </table:table-cell>
          <table:table-cell office:value-type="string">
            <text:p>Ferrari</text:p>
          </table:table-cell>
          <table:table-cell office:value-type="float" office:value="47.49733">
            <text:p>47.497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7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>
            <text:p>GIULIO FERRARI RIS. DEL FONDATOR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9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'Giulio Ferrari' Riserva del Fondatore</text:p>
          </table:table-cell>
          <table:table-cell office:value-type="string">
            <text:p>Ferrari</text:p>
          </table:table-cell>
          <table:table-cell office:value-type="float" office:value="44.583576">
            <text:p>44.5835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KETTMEI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3rs8gaa77kqcm4f89w</text:p>
          </table:table-cell>
          <table:table-cell office:value-type="string">
            <text:p>SPARKLING</text:p>
          </table:table-cell>
          <table:table-cell office:value-type="string">
            <text:p>Athesis Brut</text:p>
          </table:table-cell>
          <table:table-cell office:value-type="string">
            <text:p>Kettmeir</text:p>
          </table:table-cell>
          <table:table-cell office:value-type="float" office:value="25.17152">
            <text:p>25.1715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/>
          <table:table-cell office:value-type="string">
            <text:p>LEONIA POMINO BRUT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h5xsax54mcqey9ac0a</text:p>
          </table:table-cell>
          <table:table-cell office:value-type="string">
            <text:p>SPARKLING</text:p>
          </table:table-cell>
          <table:table-cell office:value-type="string">
            <text:p>Leonia Cuvée Voyage Brut</text:p>
          </table:table-cell>
          <table:table-cell office:value-type="string">
            <text:p>Frescobaldi</text:p>
          </table:table-cell>
          <table:table-cell office:value-type="float" office:value="35.8304">
            <text:p>35.830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>
            <text:p>MATT '55</text:p>
          </table:table-cell>
          <table:table-cell office:value-type="string">
            <text:p>PIAN DELLE V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js0gnpjetky8shmg91</text:p>
          </table:table-cell>
          <table:table-cell office:value-type="string">
            <text:p>SPARKLING</text:p>
          </table:table-cell>
          <table:table-cell office:value-type="string">
            <text:p>Matt 55 Metodo Classico</text:p>
          </table:table-cell>
          <table:table-cell office:value-type="string">
            <text:p>Pian Delle Vette</text:p>
          </table:table-cell>
          <table:table-cell office:value-type="float" office:value="58.501617">
            <text:p>58.5016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/>
          <table:table-cell office:value-type="string">
            <text:p>WURM BLANC DE BLANC BRUT NATURE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jn5cc9xe07q17vr7mx</text:p>
          </table:table-cell>
          <table:table-cell office:value-type="string">
            <text:p>SPARKLING</text:p>
          </table:table-cell>
          <table:table-cell office:value-type="string">
            <text:p>Würm Brut Nature</text:p>
          </table:table-cell>
          <table:table-cell office:value-type="string">
            <text:p>Bellenda</text:p>
          </table:table-cell>
          <table:table-cell office:value-type="float" office:value="44.95382">
            <text:p>44.953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/>
          <table:table-cell office:value-type="string">
            <text:p>BRUT FRANCIACORTA ROSE’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zcgrff12qdpgex4k7</text:p>
          </table:table-cell>
          <table:table-cell office:value-type="string">
            <text:p>SPARKLING</text:p>
          </table:table-cell>
          <table:table-cell office:value-type="string">
            <text:p>Franciacorta Rosé</text:p>
          </table:table-cell>
          <table:table-cell office:value-type="string">
            <text:p>Bellavista</text:p>
          </table:table-cell>
          <table:table-cell office:value-type="float" office:value="34.42875">
            <text:p>34.4287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/>
          <table:table-cell office:value-type="string">
            <text:p>BRUT CHAMPAGNE IVOIRE &amp; EBENE</text:p>
          </table:table-cell>
          <table:table-cell office:value-type="string">
            <text:p>AUB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3nj2y2y0aqnxc9ek1</text:p>
          </table:table-cell>
          <table:table-cell office:value-type="string">
            <text:p>SPARKLING</text:p>
          </table:table-cell>
          <table:table-cell office:value-type="string">
            <text:p>Ivoire &amp; Ébène Brut Champagne 1er Cru</text:p>
          </table:table-cell>
          <table:table-cell office:value-type="string">
            <text:p>Aubry</text:p>
          </table:table-cell>
          <table:table-cell office:value-type="float" office:value="41.94013">
            <text:p>41.940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/>
          <table:table-cell office:value-type="string">
            <text:p>BRUT CHAMPAGNE CUVEE DE HUMBERT</text:p>
          </table:table-cell>
          <table:table-cell office:value-type="string">
            <text:p>AUB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3agcap38f1w7v37wc</text:p>
          </table:table-cell>
          <table:table-cell office:value-type="string">
            <text:p>SPARKLING</text:p>
          </table:table-cell>
          <table:table-cell office:value-type="string">
            <text:p>Aubry de Humbert Champagne 1er Cru</text:p>
          </table:table-cell>
          <table:table-cell office:value-type="string">
            <text:p>Aubry</text:p>
          </table:table-cell>
          <table:table-cell office:value-type="float" office:value="35.61467">
            <text:p>35.6146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/>
          <table:table-cell office:value-type="string">
            <text:p>EXTRA BRUT CHAMP. SABLE' ROSE</text:p>
          </table:table-cell>
          <table:table-cell office:value-type="string">
            <text:p>AUB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g36ppcppnjjh2chgjd</text:p>
          </table:table-cell>
          <table:table-cell office:value-type="string">
            <text:p>SPARKLING</text:p>
          </table:table-cell>
          <table:table-cell office:value-type="string">
            <text:p>Sable Rosé Brut</text:p>
          </table:table-cell>
          <table:table-cell office:value-type="string">
            <text:p>Aubry</text:p>
          </table:table-cell>
          <table:table-cell office:value-type="float" office:value="39.583477">
            <text:p>39.5834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/>
          <table:table-cell office:value-type="string">
            <text:p>BRUT CHAMPAGNE VINTAGE CUVEE VICTOR</text:p>
          </table:table-cell>
          <table:table-cell office:value-type="string">
            <text:p>MANDO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np2hq2etqw5bwe4zwy</text:p>
          </table:table-cell>
          <table:table-cell office:value-type="string">
            <text:p>SPARKLING</text:p>
          </table:table-cell>
          <table:table-cell office:value-type="string">
            <text:p>Victor Mandois Brut Champagne</text:p>
          </table:table-cell>
          <table:table-cell office:value-type="string">
            <text:p>Mandois</text:p>
          </table:table-cell>
          <table:table-cell office:value-type="float" office:value="39.27774">
            <text:p>39.2777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EXTRA BRUT CHAMPAGNE LIBERANCE</text:p>
          </table:table-cell>
          <table:table-cell office:value-type="string">
            <text:p>FRANCK PASC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k1wgvaagav68sqpd59</text:p>
          </table:table-cell>
          <table:table-cell office:value-type="string">
            <text:p>SPARKLING</text:p>
          </table:table-cell>
          <table:table-cell office:value-type="string">
            <text:p>Libérance Brut Nature Champagne</text:p>
          </table:table-cell>
          <table:table-cell office:value-type="string">
            <text:p>Franck Pascal</text:p>
          </table:table-cell>
          <table:table-cell office:value-type="float" office:value="46.7582">
            <text:p>46.758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/>
          <table:table-cell office:value-type="string">
            <text:p>BRUT CHAMPAGNE PAS DOSE'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63ctz0c8q67sxtns26</text:p>
          </table:table-cell>
          <table:table-cell office:value-type="string">
            <text:p>SPARKLING</text:p>
          </table:table-cell>
          <table:table-cell office:value-type="string">
            <text:p>Royale Réservé Rosé Brut Champagne</text:p>
          </table:table-cell>
          <table:table-cell office:value-type="string">
            <text:p>Philipponnat</text:p>
          </table:table-cell>
          <table:table-cell office:value-type="float" office:value="31.671803">
            <text:p>31.67180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string"/>
          <table:table-cell office:value-type="string">
            <text:p>WEISSWEIN DOLOMYTOS</text:p>
          </table:table-cell>
          <table:table-cell office:value-type="string">
            <text:p>ANSITZ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41.958744">
            <text:p>41.9587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string"/>
          <table:table-cell office:value-type="string">
            <text:p>WEISSWEIN DOLOMYTOS</text:p>
          </table:table-cell>
          <table:table-cell office:value-type="string">
            <text:p>ANSITZ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41.958744">
            <text:p>41.95874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string"/>
          <table:table-cell office:value-type="string">
            <text:p>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7.843517">
            <text:p>37.84351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string"/>
          <table:table-cell office:value-type="string">
            <text:p>PINOT GRIGIO FUORIPISTA</text:p>
          </table:table-cell>
          <table:table-cell office:value-type="string">
            <text:p>ELISABETTA FORAD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ca96bwk4ndvb716sr</text:p>
          </table:table-cell>
          <table:table-cell office:value-type="string">
            <text:p>WHITE</text:p>
          </table:table-cell>
          <table:table-cell office:value-type="string">
            <text:p>Fuoripista Pinot Grigio</text:p>
          </table:table-cell>
          <table:table-cell office:value-type="string">
            <text:p>Foradori</text:p>
          </table:table-cell>
          <table:table-cell office:value-type="float" office:value="48.745796">
            <text:p>48.7457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string"/>
          <table:table-cell office:value-type="string">
            <text:p>RARITY PINOT BIANCO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Rarity Pinot Bianco</text:p>
          </table:table-cell>
          <table:table-cell office:value-type="string">
            <text:p>Terlan (Terlano)</text:p>
          </table:table-cell>
          <table:table-cell office:value-type="float" office:value="53.930164">
            <text:p>53.93016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string"/>
          <table:table-cell office:value-type="string">
            <text:p>SAUVIGNON LIEBEN AICH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Lieben Aich</text:p>
          </table:table-cell>
          <table:table-cell office:value-type="string">
            <text:p>Manincor</text:p>
          </table:table-cell>
          <table:table-cell office:value-type="float" office:value="44.137085">
            <text:p>44.1370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string"/>
          <table:table-cell office:value-type="string">
            <text:p>SAUVIGNON LIEBEN AICH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Lieben Aich</text:p>
          </table:table-cell>
          <table:table-cell office:value-type="string">
            <text:p>Manincor</text:p>
          </table:table-cell>
          <table:table-cell office:value-type="float" office:value="44.137085">
            <text:p>44.1370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string"/>
          <table:table-cell office:value-type="string">
            <text:p>SAUVIGNON LIEBEN AICH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Lieben Aich</text:p>
          </table:table-cell>
          <table:table-cell office:value-type="string">
            <text:p>Manincor</text:p>
          </table:table-cell>
          <table:table-cell office:value-type="float" office:value="44.137085">
            <text:p>44.13708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string"/>
          <table:table-cell office:value-type="string">
            <text:p>SAUVIGNON QUARZ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string"/>
          <table:table-cell office:value-type="string">
            <text:p>SYLVANER</text:p>
          </table:table-cell>
          <table:table-cell office:value-type="string">
            <text:p>“R”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zasw6g9822jewwbf5b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J. Willmann</text:p>
          </table:table-cell>
          <table:table-cell office:value-type="float" office:value="8.4978695">
            <text:p>8.497869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string"/>
          <table:table-cell office:value-type="string">
            <text:p>TERLANER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hrrj46e95x5nft46</text:p>
          </table:table-cell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Terlan (Terlano)</text:p>
          </table:table-cell>
          <table:table-cell office:value-type="float" office:value="50.26369">
            <text:p>50.2636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string"/>
          <table:table-cell office:value-type="string">
            <text:p>VORBERG PINOT BIANCO RISERVA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Terlan (Terlano)</text:p>
          </table:table-cell>
          <table:table-cell office:value-type="float" office:value="54.88906">
            <text:p>54.889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string"/>
          <table:table-cell office:value-type="string">
            <text:p>VORBERG PINOT BIANCO RISERVA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Terlan (Terlano)</text:p>
          </table:table-cell>
          <table:table-cell office:value-type="float" office:value="54.88906">
            <text:p>54.8890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LA PON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q8fcbnyz47s8qtaeaj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La Ronca</text:p>
          </table:table-cell>
          <table:table-cell office:value-type="float" office:value="26.490494">
            <text:p>26.4904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string"/>
          <table:table-cell office:value-type="string">
            <text:p>DOI RAPS</text:p>
          </table:table-cell>
          <table:table-cell office:value-type="string">
            <text:p>AZ. AGR. RUSSO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q2htaxjpyc9ngnvmf</text:p>
          </table:table-cell>
          <table:table-cell office:value-type="string">
            <text:p>WHITE</text:p>
          </table:table-cell>
          <table:table-cell office:value-type="string">
            <text:p>Doi Raps</text:p>
          </table:table-cell>
          <table:table-cell office:value-type="string">
            <text:p>Russolo Rino</text:p>
          </table:table-cell>
          <table:table-cell office:value-type="float" office:value="39.973877">
            <text:p>39.9738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string"/>
          <table:table-cell office:value-type="string">
            <text:p>DOI RAPS</text:p>
          </table:table-cell>
          <table:table-cell office:value-type="string">
            <text:p>AZ. AGR. RUSSO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9q2htaxjpyc9ngnvmf</text:p>
          </table:table-cell>
          <table:table-cell office:value-type="string">
            <text:p>WHITE</text:p>
          </table:table-cell>
          <table:table-cell office:value-type="string">
            <text:p>Doi Raps</text:p>
          </table:table-cell>
          <table:table-cell office:value-type="string">
            <text:p>Russolo Rino</text:p>
          </table:table-cell>
          <table:table-cell office:value-type="float" office:value="39.973877">
            <text:p>39.97387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string"/>
          <table:table-cell office:value-type="string">
            <text:p>FRIULANO DEL COLLIO</text:p>
          </table:table-cell>
          <table:table-cell office:value-type="string">
            <text:p>PRIMO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qcjbp42habfgj9yykj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Primosic</text:p>
          </table:table-cell>
          <table:table-cell office:value-type="float" office:value="35.200912">
            <text:p>35.20091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string"/>
          <table:table-cell office:value-type="string">
            <text:p>'KAI' FRIULANO</text:p>
          </table:table-cell>
          <table:table-cell office:value-type="string">
            <text:p>PARASCHO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wkxw69zjd4ckcrgy3</text:p>
          </table:table-cell>
          <table:table-cell office:value-type="string">
            <text:p>WHITE</text:p>
          </table:table-cell>
          <table:table-cell office:value-type="string">
            <text:p>Kai (Kαl)</text:p>
          </table:table-cell>
          <table:table-cell office:value-type="string">
            <text:p>Paraschos</text:p>
          </table:table-cell>
          <table:table-cell office:value-type="float" office:value="36.627518">
            <text:p>36.62751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/>
          <table:table-cell office:value-type="string">
            <text:p>KAPLJA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dq08d0vr0fc5n8j4</text:p>
          </table:table-cell>
          <table:table-cell office:value-type="string">
            <text:p>WHITE</text:p>
          </table:table-cell>
          <table:table-cell office:value-type="string">
            <text:p>Kaplja</text:p>
          </table:table-cell>
          <table:table-cell office:value-type="string">
            <text:p>Damijan Podversic</text:p>
          </table:table-cell>
          <table:table-cell office:value-type="float" office:value="38.59194">
            <text:p>38.591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string"/>
          <table:table-cell office:value-type="string">
            <text:p>NEKAJ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hbzsg49mgzn084w8</text:p>
          </table:table-cell>
          <table:table-cell office:value-type="string">
            <text:p>WHITE</text:p>
          </table:table-cell>
          <table:table-cell office:value-type="string">
            <text:p>Nekaj</text:p>
          </table:table-cell>
          <table:table-cell office:value-type="string">
            <text:p>Damijan Podversic</text:p>
          </table:table-cell>
          <table:table-cell office:value-type="float" office:value="41.1699">
            <text:p>41.169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string"/>
          <table:table-cell office:value-type="string">
            <text:p>NEKAJ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hbzsg49mgzn084w8</text:p>
          </table:table-cell>
          <table:table-cell office:value-type="string">
            <text:p>WHITE</text:p>
          </table:table-cell>
          <table:table-cell office:value-type="string">
            <text:p>Nekaj</text:p>
          </table:table-cell>
          <table:table-cell office:value-type="string">
            <text:p>Damijan Podversic</text:p>
          </table:table-cell>
          <table:table-cell office:value-type="float" office:value="41.1699">
            <text:p>41.169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string"/>
          <table:table-cell office:value-type="string">
            <text:p>RIBO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33.379833">
            <text:p>33.37983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PODVERS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2xjdxrptksrwbekv4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Damijan Podversic</text:p>
          </table:table-cell>
          <table:table-cell office:value-type="float" office:value="38.62619">
            <text:p>38.6261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string"/>
          <table:table-cell office:value-type="string">
            <text:p>SAUVIGNON SAURINT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gwf3fqw0mn8vq1ej</text:p>
          </table:table-cell>
          <table:table-cell office:value-type="string">
            <text:p>WHITE</text:p>
          </table:table-cell>
          <table:table-cell office:value-type="string">
            <text:p>Saurint</text:p>
          </table:table-cell>
          <table:table-cell office:value-type="string">
            <text:p>Miani</text:p>
          </table:table-cell>
          <table:table-cell office:value-type="float" office:value="29.307766">
            <text:p>29.3077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string"/>
          <table:table-cell office:value-type="string">
            <text:p>SAUVIGNON SAURINT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6gwf3fqw0mn8vq1ej</text:p>
          </table:table-cell>
          <table:table-cell office:value-type="string">
            <text:p>WHITE</text:p>
          </table:table-cell>
          <table:table-cell office:value-type="string">
            <text:p>Saurint</text:p>
          </table:table-cell>
          <table:table-cell office:value-type="string">
            <text:p>Miani</text:p>
          </table:table-cell>
          <table:table-cell office:value-type="float" office:value="29.307766">
            <text:p>29.3077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vsgp6e59aak2hw96yx</text:p>
          </table:table-cell>
          <table:table-cell office:value-type="string">
            <text:p>WHITE</text:p>
          </table:table-cell>
          <table:table-cell office:value-type="string">
            <text:p>Collio Sauvignon</text:p>
          </table:table-cell>
          <table:table-cell office:value-type="string">
            <text:p>Borgo del Tiglio</text:p>
          </table:table-cell>
          <table:table-cell office:value-type="float" office:value="33.712524">
            <text:p>33.7125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string"/>
          <table:table-cell office:value-type="string">
            <text:p>SAUVIGNON RONCO DELLE MELE</text:p>
          </table:table-cell>
          <table:table-cell office:value-type="string">
            <text:p>VENI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64xrr18y47rpcfxx0</text:p>
          </table:table-cell>
          <table:table-cell office:value-type="string">
            <text:p>WHITE</text:p>
          </table:table-cell>
          <table:table-cell office:value-type="string">
            <text:p>Ronco delle Mele Sauvignon</text:p>
          </table:table-cell>
          <table:table-cell office:value-type="string">
            <text:p>Venica &amp; Venica</text:p>
          </table:table-cell>
          <table:table-cell office:value-type="float" office:value="50.45627">
            <text:p>50.4562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string"/>
          <table:table-cell office:value-type="string">
            <text:p>W...DREAMS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Where Dreams have no end (W... Dreams...)</text:p>
          </table:table-cell>
          <table:table-cell office:value-type="string">
            <text:p>Jermann</text:p>
          </table:table-cell>
          <table:table-cell office:value-type="float" office:value="33.51729">
            <text:p>33.5172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string"/>
          <table:table-cell office:value-type="string">
            <text:p>CHARDONNAY COLLINE TEATINE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pkdm7peeafhc51gc8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Marina Cvetić</text:p>
          </table:table-cell>
          <table:table-cell office:value-type="float" office:value="40.436836">
            <text:p>40.4368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string"/>
          <table:table-cell office:value-type="string">
            <text:p>TREBBIANO D'ABRUZZO RSERVA</text:p>
          </table:table-cell>
          <table:table-cell office:value-type="string">
            <text:p>MARINA CVET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p0ck9zdd6hnnhwhew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Marina Cvetić</text:p>
          </table:table-cell>
          <table:table-cell office:value-type="float" office:value="49.040916">
            <text:p>49.0409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string"/>
          <table:table-cell office:value-type="string">
            <text:p>TREBBIANO D'ABRUZZO</text:p>
          </table:table-cell>
          <table:table-cell office:value-type="string">
            <text:p>PEP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24.13992">
            <text:p>24.1399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/>
          <table:table-cell office:value-type="string">
            <text:p>TREBBIANO D'ABRUZZO VIGNA DEL CONVENTO</text:p>
          </table:table-cell>
          <table:table-cell office:value-type="string">
            <text:p>VALLE REA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25xvh6ez7sw935r3kb</text:p>
          </table:table-cell>
          <table:table-cell office:value-type="string">
            <text:p>WHITE</text:p>
          </table:table-cell>
          <table:table-cell office:value-type="string">
            <text:p>Vigna del Convento Trebbiano d’Abruzzo</text:p>
          </table:table-cell>
          <table:table-cell office:value-type="string">
            <text:p>Valle Reale</text:p>
          </table:table-cell>
          <table:table-cell office:value-type="float" office:value="52.767376">
            <text:p>52.76737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string"/>
          <table:table-cell office:value-type="string">
            <text:p>FIANO DI AVELLINO</text:p>
          </table:table-cell>
          <table:table-cell office:value-type="string">
            <text:p>MARS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n0b5gej8pexbnc1btgh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Guido Marsella</text:p>
          </table:table-cell>
          <table:table-cell office:value-type="float" office:value="38.47816">
            <text:p>38.4781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string"/>
          <table:table-cell office:value-type="string">
            <text:p>FURORE BIANCO</text:p>
          </table:table-cell>
          <table:table-cell office:value-type="string">
            <text:p>MARISA CUOM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wwfbaeenbzbgrnhg2</text:p>
          </table:table-cell>
          <table:table-cell office:value-type="string">
            <text:p>WHITE</text:p>
          </table:table-cell>
          <table:table-cell office:value-type="string">
            <text:p>Furore Costa d'Amalfi Bianco</text:p>
          </table:table-cell>
          <table:table-cell office:value-type="string">
            <text:p>Marisa Cuomo</text:p>
          </table:table-cell>
          <table:table-cell office:value-type="float" office:value="44.01959">
            <text:p>44.0195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NEROAMETA'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zrrcs857jdvpbp1v7h</text:p>
          </table:table-cell>
          <table:table-cell office:value-type="string">
            <text:p>WHITE</text:p>
          </table:table-cell>
          <table:table-cell office:value-type="string">
            <text:p>Neroametà Due Querce</text:p>
          </table:table-cell>
          <table:table-cell office:value-type="string">
            <text:p>Mastroberardino</text:p>
          </table:table-cell>
          <table:table-cell office:value-type="float" office:value="37.627106">
            <text:p>37.627106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20">
            <text:p>20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3">
            <text:p>23</text:p>
          </table:table-cell>
          <table:table-cell office:value-type="string"/>
          <table:table-cell office:value-type="string">
            <text:p>ALTEMASI</text:p>
          </table:table-cell>
          <table:table-cell office:value-type="string">
            <text:p>CAVI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121">
            <text:p>121</text:p>
          </table:table-cell>
          <table:table-cell office:value-type="string"/>
          <table:table-cell office:value-type="string">
            <text:p>EXTRA BRUT CHAMPAGNE LA CLOSERIE</text:p>
          </table:table-cell>
          <table:table-cell office:value-type="string">
            <text:p>&amp;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148">
            <text:p>148</text:p>
          </table:table-cell>
          <table:table-cell office:value-type="string"/>
          <table:table-cell office:value-type="string">
            <text:p>BRUT CHAMPAGNE OZANNE BLANC DE BLANC GRAND CRU</text:p>
          </table:table-cell>
          <table:table-cell office:value-type="string">
            <text:p>M.FAL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198">
            <text:p>198</text:p>
          </table:table-cell>
          <table:table-cell office:value-type="string"/>
          <table:table-cell office:value-type="string">
            <text:p>UA D’ORO DORONA</text:p>
          </table:table-cell>
          <table:table-cell office:value-type="string">
            <text:p>BINIO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LOWENGAN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SOMERE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241">
            <text:p>241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CIAMPAGN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265">
            <text:p>265</text:p>
          </table:table-cell>
          <table:table-cell office:value-type="string"/>
          <table:table-cell office:value-type="string">
            <text:p>TRAMINAK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UCCELLANDA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]); &quot;&quot;; 1)"/>
          <table:table-cell office:value-type="string"/>
          <table:table-cell office:value-type="float" office:value="283">
            <text:p>283</text:p>
          </table:table-cell>
          <table:table-cell office:value-type="string"/>
          <table:table-cell office:value-type="string">
            <text:p>UCCELLANDA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]); &quot;&quot;; 1)"/>
          <table:table-cell office:value-type="string"/>
          <table:table-cell office:value-type="float" office:value="300">
            <text:p>300</text:p>
          </table:table-cell>
          <table:table-cell office:value-type="string"/>
          <table:table-cell office:value-type="string">
            <text:p>CAPICHERA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]); &quot;&quot;; 1)"/>
          <table:table-cell office:value-type="string"/>
          <table:table-cell office:value-type="float" office:value="303">
            <text:p>303</text:p>
          </table:table-cell>
          <table:table-cell office:value-type="string"/>
          <table:table-cell office:value-type="string">
            <text:p>ABISSALE</text:p>
          </table:table-cell>
          <table:table-cell office:value-type="string">
            <text:p>VIGNETI DI MA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]); &quot;&quot;; 1)"/>
          <table:table-cell office:value-type="string"/>
          <table:table-cell office:value-type="float" office:value="395">
            <text:p>395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CHIEFERTERRAS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]); &quot;&quot;; 1)"/>
          <table:table-cell office:value-type="string"/>
          <table:table-cell office:value-type="float" office:value="396">
            <text:p>396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CHWARZHOFBERGER QB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]); &quot;&quot;; 1)"/>
          <table:table-cell office:value-type="string"/>
          <table:table-cell office:value-type="float" office:value="398">
            <text:p>398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BLAUSCHIEF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]); &quot;&quot;; 1)"/>
          <table:table-cell office:value-type="string"/>
          <table:table-cell office:value-type="float" office:value="401">
            <text:p>401</text:p>
          </table:table-cell>
          <table:table-cell office:value-type="string"/>
          <table:table-cell office:value-type="string">
            <text:p>RIESLING BERNKASTELER BADSTUBE KABINETT</text:p>
          </table:table-cell>
          <table:table-cell office:value-type="string">
            <text:p>J.J.PR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]); &quot;&quot;; 1)"/>
          <table:table-cell office:value-type="string"/>
          <table:table-cell office:value-type="float" office:value="402">
            <text:p>402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WEHLENER SONNENUHR KABINET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]); &quot;&quot;; 1)"/>
          <table:table-cell office:value-type="string"/>
          <table:table-cell office:value-type="float" office:value="403">
            <text:p>403</text:p>
          </table:table-cell>
          <table:table-cell office:value-type="string"/>
          <table:table-cell office:value-type="string">
            <text:p>RIESLING GRAACHER HIMMELREICH KABINETT</text:p>
          </table:table-cell>
          <table:table-cell office:value-type="string">
            <text:p>J.J.PR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]); &quot;&quot;; 1)"/>
          <table:table-cell office:value-type="string"/>
          <table:table-cell office:value-type="float" office:value="422">
            <text:p>422</text:p>
          </table:table-cell>
          <table:table-cell office:value-type="string"/>
          <table:table-cell office:value-type="string">
            <text:p>REBULA</text:p>
          </table:table-cell>
          <table:table-cell office:value-type="string">
            <text:p>SELECT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]); &quot;&quot;; 1)"/>
          <table:table-cell office:value-type="string"/>
          <table:table-cell office:value-type="float" office:value="438">
            <text:p>438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EI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]); &quot;&quot;; 1)"/>
          <table:table-cell office:value-type="string"/>
          <table:table-cell office:value-type="float" office:value="449">
            <text:p>449</text:p>
          </table:table-cell>
          <table:table-cell office:value-type="string"/>
          <table:table-cell office:value-type="string">
            <text:p>CAPO DI STATO</text:p>
          </table:table-cell>
          <table:table-cell office:value-type="string">
            <text:p>VENEGAZZU'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]); &quot;&quot;; 1)"/>
          <table:table-cell office:value-type="string"/>
          <table:table-cell office:value-type="float" office:value="450">
            <text:p>450</text:p>
          </table:table-cell>
          <table:table-cell office:value-type="string"/>
          <table:table-cell office:value-type="string">
            <text:p>ROSSO VECCHIO GRION</text:p>
          </table:table-cell>
          <table:table-cell office:value-type="string">
            <text:p>BA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]); &quot;&quot;; 1)"/>
          <table:table-cell office:value-type="string"/>
          <table:table-cell office:value-type="float" office:value="451">
            <text:p>451</text:p>
          </table:table-cell>
          <table:table-cell office:value-type="string"/>
          <table:table-cell office:value-type="string">
            <text:p>ROSSO VECCHIO GRION</text:p>
          </table:table-cell>
          <table:table-cell office:value-type="string">
            <text:p>BA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]); &quot;&quot;; 1)"/>
          <table:table-cell office:value-type="string"/>
          <table:table-cell office:value-type="float" office:value="462">
            <text:p>462</text:p>
          </table:table-cell>
          <table:table-cell office:value-type="string"/>
          <table:table-cell office:value-type="string">
            <text:p>MONTEVETRANO</text:p>
          </table:table-cell>
          <table:table-cell office:value-type="string">
            <text:p>SILVIA IMPAR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]); &quot;&quot;; 1)"/>
          <table:table-cell office:value-type="string"/>
          <table:table-cell office:value-type="float" office:value="476">
            <text:p>476</text:p>
          </table:table-cell>
          <table:table-cell office:value-type="string"/>
          <table:table-cell office:value-type="string">
            <text:p>BARBACARLO</text:p>
          </table:table-cell>
          <table:table-cell office:value-type="string">
            <text:p>LINO MA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]); &quot;&quot;; 1)"/>
          <table:table-cell office:value-type="string"/>
          <table:table-cell office:value-type="float" office:value="476">
            <text:p>476</text:p>
          </table:table-cell>
          <table:table-cell office:value-type="string"/>
          <table:table-cell office:value-type="string">
            <text:p>BARBACARLO</text:p>
          </table:table-cell>
          <table:table-cell office:value-type="string">
            <text:p>LINO MA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]); &quot;&quot;; 1)"/>
          <table:table-cell office:value-type="string"/>
          <table:table-cell office:value-type="float" office:value="483">
            <text:p>483</text:p>
          </table:table-cell>
          <table:table-cell office:value-type="string"/>
          <table:table-cell office:value-type="string">
            <text:p>FORAVIA</text:p>
          </table:table-cell>
          <table:table-cell office:value-type="string">
            <text:p>Doppia Manum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]); &quot;&quot;; 1)"/>
          <table:table-cell office:value-type="string"/>
          <table:table-cell office:value-type="float" office:value="584">
            <text:p>584</text:p>
          </table:table-cell>
          <table:table-cell office:value-type="string"/>
          <table:table-cell office:value-type="string">
            <text:p>ARCHINERI</text:p>
          </table:table-cell>
          <table:table-cell office:value-type="string">
            <text:p>PIETRA DOLC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]); &quot;&quot;; 1)"/>
          <table:table-cell office:value-type="string"/>
          <table:table-cell office:value-type="float" office:value="589">
            <text:p>589</text:p>
          </table:table-cell>
          <table:table-cell office:value-type="string"/>
          <table:table-cell office:value-type="string">
            <text:p>FARO PALARI</text:p>
          </table:table-cell>
          <table:table-cell office:value-type="string">
            <text:p>SALVATORE GERAC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]); &quot;&quot;; 1)"/>
          <table:table-cell office:value-type="string"/>
          <table:table-cell office:value-type="float" office:value="589">
            <text:p>589</text:p>
          </table:table-cell>
          <table:table-cell office:value-type="string"/>
          <table:table-cell office:value-type="string">
            <text:p>FARO PALARI</text:p>
          </table:table-cell>
          <table:table-cell office:value-type="string">
            <text:p>SALVATORE GERAC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]); &quot;&quot;; 1)"/>
          <table:table-cell office:value-type="string"/>
          <table:table-cell office:value-type="float" office:value="658">
            <text:p>658</text:p>
          </table:table-cell>
          <table:table-cell office:value-type="string"/>
          <table:table-cell office:value-type="string">
            <text:p>CA' MARCAND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]); &quot;&quot;; 1)"/>
          <table:table-cell office:value-type="string"/>
          <table:table-cell office:value-type="float" office:value="666">
            <text:p>666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]); &quot;&quot;; 1)"/>
          <table:table-cell office:value-type="string"/>
          <table:table-cell office:value-type="float" office:value="667">
            <text:p>667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]); &quot;&quot;; 1)"/>
          <table:table-cell office:value-type="string"/>
          <table:table-cell office:value-type="float" office:value="668">
            <text:p>668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]); &quot;&quot;; 1)"/>
          <table:table-cell office:value-type="string"/>
          <table:table-cell office:value-type="float" office:value="668">
            <text:p>668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]); &quot;&quot;; 1)"/>
          <table:table-cell office:value-type="string"/>
          <table:table-cell office:value-type="float" office:value="669">
            <text:p>669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]); &quot;&quot;; 1)"/>
          <table:table-cell office:value-type="string"/>
          <table:table-cell office:value-type="float" office:value="670">
            <text:p>670</text:p>
          </table:table-cell>
          <table:table-cell office:value-type="string"/>
          <table:table-cell office:value-type="string">
            <text:p>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]); &quot;&quot;; 1)"/>
          <table:table-cell office:value-type="string"/>
          <table:table-cell office:value-type="float" office:value="701">
            <text:p>701</text:p>
          </table:table-cell>
          <table:table-cell office:value-type="string"/>
          <table:table-cell office:value-type="string">
            <text:p>MERLOT BRENNTAL</text:p>
          </table:table-cell>
          <table:table-cell office:value-type="string">
            <text:p>CORTACC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]); &quot;&quot;; 1)"/>
          <table:table-cell office:value-type="string"/>
          <table:table-cell office:value-type="float" office:value="722">
            <text:p>722</text:p>
          </table:table-cell>
          <table:table-cell office:value-type="string"/>
          <table:table-cell office:value-type="string">
            <text:p>ANSEILLAN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]); &quot;&quot;; 1)"/>
          <table:table-cell office:value-type="string"/>
          <table:table-cell office:value-type="float" office:value="737">
            <text:p>737</text:p>
          </table:table-cell>
          <table:table-cell office:value-type="string"/>
          <table:table-cell office:value-type="string">
            <text:p>PETRUS</text:p>
          </table:table-cell>
          <table:table-cell office:value-type="string">
            <text:p>PETRUS LACOSTE LOUB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]); &quot;&quot;; 1)"/>
          <table:table-cell office:value-type="string"/>
          <table:table-cell office:value-type="float" office:value="738">
            <text:p>738</text:p>
          </table:table-cell>
          <table:table-cell office:value-type="string"/>
          <table:table-cell office:value-type="string">
            <text:p>PETRUS</text:p>
          </table:table-cell>
          <table:table-cell office:value-type="string">
            <text:p>PETRUS LACOSTE LOUB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]); &quot;&quot;; 1)"/>
          <table:table-cell office:value-type="string"/>
          <table:table-cell office:value-type="float" office:value="739">
            <text:p>739</text:p>
          </table:table-cell>
          <table:table-cell office:value-type="string"/>
          <table:table-cell office:value-type="string">
            <text:p>PETRUS</text:p>
          </table:table-cell>
          <table:table-cell office:value-type="string">
            <text:p>PETRUS LACOSTE LOUB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]); &quot;&quot;; 1)"/>
          <table:table-cell office:value-type="string"/>
          <table:table-cell office:value-type="float" office:value="816">
            <text:p>816</text:p>
          </table:table-cell>
          <table:table-cell office:value-type="string"/>
          <table:table-cell office:value-type="string">
            <text:p>HARLAN ESTATE</text:p>
          </table:table-cell>
          <table:table-cell office:value-type="string">
            <text:p>HA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]); &quot;&quot;; 1)"/>
          <table:table-cell office:value-type="string"/>
          <table:table-cell office:value-type="float" office:value="833">
            <text:p>833</text:p>
          </table:table-cell>
          <table:table-cell office:value-type="string"/>
          <table:table-cell office:value-type="string">
            <text:p>SAUTERNES CHAT. D'YQUEM</text:p>
          </table:table-cell>
          <table:table-cell office:value-type="string">
            <text:p>LUR SALUC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1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]); &quot;&quot;; 1)"/>
          <table:table-cell office:value-type="string"/>
          <table:table-cell office:value-type="float" office:value="1">
            <text:p>1</text:p>
          </table:table-cell>
          <table:table-cell office:value-type="string"/>
          <table:table-cell office:value-type="string">
            <text:p>RUINART 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]); &quot;&quot;; 1)"/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RUINART ROSE'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]); &quot;&quot;; 1)"/>
          <table:table-cell office:value-type="string"/>
          <table:table-cell office:value-type="float" office:value="4">
            <text:p>4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SPECIAL CUVEE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]); &quot;&quot;; 1)"/>
          <table:table-cell office:value-type="string"/>
          <table:table-cell office:value-type="float" office:value="5">
            <text:p>5</text:p>
          </table:table-cell>
          <table:table-cell office:value-type="string"/>
          <table:table-cell office:value-type="string">
            <text:p>BRUT CHAMP. GRAND CRU B&amp;B QUATRE TERROIRS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S/A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]); &quot;&quot;; 1)"/>
          <table:table-cell office:value-type="string"/>
          <table:table-cell office:value-type="float" office:value="12">
            <text:p>12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CANTINA S.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]); &quot;&quot;; 1)"/>
          <table:table-cell office:value-type="string"/>
          <table:table-cell office:value-type="float" office:value="16">
            <text:p>16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]); &quot;&quot;; 1)"/>
          <table:table-cell office:value-type="string"/>
          <table:table-cell office:value-type="float" office:value="19">
            <text:p>19</text:p>
          </table:table-cell>
          <table:table-cell office:value-type="string"/>
          <table:table-cell office:value-type="string">
            <text:p>ROCCA RUBIA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]); &quot;&quot;; 1)"/>
          <table:table-cell office:value-type="string"/>
          <table:table-cell office:value-type="float" office:value="29">
            <text:p>29</text:p>
          </table:table-cell>
          <table:table-cell office:value-type="string"/>
          <table:table-cell office:value-type="string">
            <text:p>BRUT FERRARI PERLE' CUVEE Z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]); &quot;&quot;; 1)"/>
          <table:table-cell office:value-type="string"/>
          <table:table-cell office:value-type="float" office:value="35">
            <text:p>35</text:p>
          </table:table-cell>
          <table:table-cell office:value-type="string"/>
          <table:table-cell office:value-type="string">
            <text:p>BRUT METODO CLASSICO ''TOMBOLA DI PIN''</text:p>
          </table:table-cell>
          <table:table-cell office:value-type="string">
            <text:p>DE STEF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]); &quot;&quot;; 1)"/>
          <table:table-cell office:value-type="string"/>
          <table:table-cell office:value-type="float" office:value="36">
            <text:p>36</text:p>
          </table:table-cell>
          <table:table-cell office:value-type="string"/>
          <table:table-cell office:value-type="string">
            <text:p>BLANC DE BLANC</text:p>
          </table:table-cell>
          <table:table-cell office:value-type="string">
            <text:p>METODO CLASSICO EXTRA BR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]); &quot;&quot;; 1)"/>
          <table:table-cell office:value-type="string"/>
          <table:table-cell office:value-type="float" office:value="37">
            <text:p>37</text:p>
          </table:table-cell>
          <table:table-cell office:value-type="string"/>
          <table:table-cell office:value-type="string">
            <text:p>BRUT DURELLO</text:p>
          </table:table-cell>
          <table:table-cell office:value-type="string">
            <text:p>BELLAGUARD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]); &quot;&quot;; 1)"/>
          <table:table-cell office:value-type="string"/>
          <table:table-cell office:value-type="float" office:value="38">
            <text:p>38</text:p>
          </table:table-cell>
          <table:table-cell office:value-type="string"/>
          <table:table-cell office:value-type="string">
            <text:p>BRUT ROSE'</text:p>
          </table:table-cell>
          <table:table-cell office:value-type="string">
            <text:p>BELLAGUARD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]); &quot;&quot;; 1)"/>
          <table:table-cell office:value-type="string"/>
          <table:table-cell office:value-type="float" office:value="39">
            <text:p>39</text:p>
          </table:table-cell>
          <table:table-cell office:value-type="string"/>
          <table:table-cell office:value-type="string">
            <text:p>DURELLO PAS DOSE'</text:p>
          </table:table-cell>
          <table:table-cell office:value-type="string">
            <text:p>DAL MA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]); &quot;&quot;; 1)"/>
          <table:table-cell office:value-type="string"/>
          <table:table-cell office:value-type="float" office:value="43">
            <text:p>43</text:p>
          </table:table-cell>
          <table:table-cell office:value-type="string"/>
          <table:table-cell office:value-type="string">
            <text:p>PLUK BLANC DE NOIR BRUT NATURE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]); &quot;&quot;; 1)"/>
          <table:table-cell office:value-type="string"/>
          <table:table-cell office:value-type="float" office:value="50">
            <text:p>50</text:p>
          </table:table-cell>
          <table:table-cell office:value-type="string"/>
          <table:table-cell office:value-type="string">
            <text:p>BRUT FRANCIACORTA BLANC DE BLANCS ZERO’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]); &quot;&quot;; 1)"/>
          <table:table-cell office:value-type="string"/>
          <table:table-cell office:value-type="float" office:value="51">
            <text:p>51</text:p>
          </table:table-cell>
          <table:table-cell office:value-type="string"/>
          <table:table-cell office:value-type="string">
            <text:p>BRUT FRANCIACORTA RISERVA VITTORIO MORETTI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]); &quot;&quot;; 1)"/>
          <table:table-cell office:value-type="string"/>
          <table:table-cell office:value-type="float" office:value="51">
            <text:p>51</text:p>
          </table:table-cell>
          <table:table-cell office:value-type="string"/>
          <table:table-cell office:value-type="string">
            <text:p>BRUT FRANCIACORTA RISERVA VITTORIO MORETTI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]); &quot;&quot;; 1)"/>
          <table:table-cell office:value-type="string"/>
          <table:table-cell office:value-type="float" office:value="52">
            <text:p>52</text:p>
          </table:table-cell>
          <table:table-cell office:value-type="string"/>
          <table:table-cell office:value-type="string">
            <text:p>BRUT FRANCIACORTA BLANC</text:p>
          </table:table-cell>
          <table:table-cell office:value-type="string">
            <text:p>CONTADI CAST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]); &quot;&quot;; 1)"/>
          <table:table-cell office:value-type="string"/>
          <table:table-cell office:value-type="float" office:value="53">
            <text:p>53</text:p>
          </table:table-cell>
          <table:table-cell office:value-type="string"/>
          <table:table-cell office:value-type="string">
            <text:p>BRUT FRANCIACORTA CRU PERDU GRAN ANNATA</text:p>
          </table:table-cell>
          <table:table-cell office:value-type="string">
            <text:p>BONO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6]); &quot;&quot;; 1)"/>
          <table:table-cell office:value-type="string"/>
          <table:table-cell office:value-type="float" office:value="53">
            <text:p>53</text:p>
          </table:table-cell>
          <table:table-cell office:value-type="string"/>
          <table:table-cell office:value-type="string">
            <text:p>BRUT FRANCIACORTA CRU PERDU GRAN ANNATA</text:p>
          </table:table-cell>
          <table:table-cell office:value-type="string">
            <text:p>BONO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7]); &quot;&quot;; 1)"/>
          <table:table-cell office:value-type="string"/>
          <table:table-cell office:value-type="float" office:value="54">
            <text:p>54</text:p>
          </table:table-cell>
          <table:table-cell office:value-type="string"/>
          <table:table-cell office:value-type="string">
            <text:p>BRUT FRANCIACORTA PRESTIGE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8]); &quot;&quot;; 1)"/>
          <table:table-cell office:value-type="string"/>
          <table:table-cell office:value-type="float" office:value="55">
            <text:p>55</text:p>
          </table:table-cell>
          <table:table-cell office:value-type="string"/>
          <table:table-cell office:value-type="string">
            <text:p>BRUT FRANCIACORTA PRESTIGE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9]); &quot;&quot;; 1)"/>
          <table:table-cell office:value-type="string"/>
          <table:table-cell office:value-type="float" office:value="56">
            <text:p>56</text:p>
          </table:table-cell>
          <table:table-cell office:value-type="string"/>
          <table:table-cell office:value-type="string">
            <text:p>BRUT FRANCIACORTA PRESTIGE ROSE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0]); &quot;&quot;; 1)"/>
          <table:table-cell office:value-type="string"/>
          <table:table-cell office:value-type="float" office:value="57">
            <text:p>57</text:p>
          </table:table-cell>
          <table:table-cell office:value-type="string"/>
          <table:table-cell office:value-type="string">
            <text:p>BRUT FRANCIACORTA PRESTIGE ROSE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1]); &quot;&quot;; 1)"/>
          <table:table-cell office:value-type="string"/>
          <table:table-cell office:value-type="float" office:value="58">
            <text:p>58</text:p>
          </table:table-cell>
          <table:table-cell office:value-type="string"/>
          <table:table-cell office:value-type="string">
            <text:p>BRUT FRANCIACORTA ZERO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2]); &quot;&quot;; 1)"/>
          <table:table-cell office:value-type="string"/>
          <table:table-cell office:value-type="float" office:value="59">
            <text:p>59</text:p>
          </table:table-cell>
          <table:table-cell office:value-type="string"/>
          <table:table-cell office:value-type="string">
            <text:p>BRUT CUVEE ANNAMARIA CLEMENTI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3]); &quot;&quot;; 1)"/>
          <table:table-cell office:value-type="string"/>
          <table:table-cell office:value-type="float" office:value="59">
            <text:p>59</text:p>
          </table:table-cell>
          <table:table-cell office:value-type="string"/>
          <table:table-cell office:value-type="string">
            <text:p>BRUT CUVEE ANNAMARIA CLEMENTI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4]); &quot;&quot;; 1)"/>
          <table:table-cell office:value-type="string"/>
          <table:table-cell office:value-type="float" office:value="60">
            <text:p>60</text:p>
          </table:table-cell>
          <table:table-cell office:value-type="string"/>
          <table:table-cell office:value-type="string">
            <text:p>BRUT CUVEE ANNAMARIA CLEMENTI ROSE'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5]); &quot;&quot;; 1)"/>
          <table:table-cell office:value-type="string"/>
          <table:table-cell office:value-type="float" office:value="62">
            <text:p>62</text:p>
          </table:table-cell>
          <table:table-cell office:value-type="string"/>
          <table:table-cell office:value-type="string">
            <text:p>PROSECCO SUPERIORE SC 1931</text:p>
          </table:table-cell>
          <table:table-cell office:value-type="string">
            <text:p>BELLE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6]); &quot;&quot;; 1)"/>
          <table:table-cell office:value-type="string"/>
          <table:table-cell office:value-type="float" office:value="64">
            <text:p>64</text:p>
          </table:table-cell>
          <table:table-cell office:value-type="string"/>
          <table:table-cell office:value-type="string">
            <text:p>PROSECCO SUP. BRUT NATURE RIVE DI OGLIANO</text:p>
          </table:table-cell>
          <table:table-cell office:value-type="string">
            <text:p>BIANC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7]); &quot;&quot;; 1)"/>
          <table:table-cell office:value-type="string"/>
          <table:table-cell office:value-type="float" office:value="65">
            <text:p>65</text:p>
          </table:table-cell>
          <table:table-cell office:value-type="string"/>
          <table:table-cell office:value-type="string">
            <text:p>PROSECCO SUP. DOSAGE ZERO' RIVE DI SOLIGO</text:p>
          </table:table-cell>
          <table:table-cell office:value-type="string">
            <text:p>BIANC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8]); &quot;&quot;; 1)"/>
          <table:table-cell office:value-type="string"/>
          <table:table-cell office:value-type="float" office:value="70">
            <text:p>70</text:p>
          </table:table-cell>
          <table:table-cell office:value-type="string"/>
          <table:table-cell office:value-type="string">
            <text:p>BRUT CHAMPAGNE BLANC DE BLANC GRAND CRU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9]); &quot;&quot;; 1)"/>
          <table:table-cell office:value-type="string"/>
          <table:table-cell office:value-type="float" office:value="71">
            <text:p>71</text:p>
          </table:table-cell>
          <table:table-cell office:value-type="string"/>
          <table:table-cell office:value-type="string">
            <text:p>BRUT CHAMPAGNE PREMIERE CUVEE ROS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0]); &quot;&quot;; 1)"/>
          <table:table-cell office:value-type="string"/>
          <table:table-cell office:value-type="float" office:value="73">
            <text:p>73</text:p>
          </table:table-cell>
          <table:table-cell office:value-type="string"/>
          <table:table-cell office:value-type="string">
            <text:p>BRUT CHAMPAGNE TRADITION</text:p>
          </table:table-cell>
          <table:table-cell office:value-type="string">
            <text:p>ALAIN VESSELL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1]); &quot;&quot;; 1)"/>
          <table:table-cell office:value-type="string"/>
          <table:table-cell office:value-type="float" office:value="74">
            <text:p>74</text:p>
          </table:table-cell>
          <table:table-cell office:value-type="string"/>
          <table:table-cell office:value-type="string">
            <text:p>EXTRA BRUT CHAMPAGNE 1ER CRU LES VIGNES DE VRIGNY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2]); &quot;&quot;; 1)"/>
          <table:table-cell office:value-type="string"/>
          <table:table-cell office:value-type="float" office:value="75">
            <text:p>75</text:p>
          </table:table-cell>
          <table:table-cell office:value-type="string"/>
          <table:table-cell office:value-type="string">
            <text:p>BRUT CHAMPAGNE GRAND CRU BLANC DE NOIRS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3]); &quot;&quot;; 1)"/>
          <table:table-cell office:value-type="string"/>
          <table:table-cell office:value-type="float" office:value="76">
            <text:p>76</text:p>
          </table:table-cell>
          <table:table-cell office:value-type="string"/>
          <table:table-cell office:value-type="string">
            <text:p>BRUT CHAMPAGNE GRAND CRU TRADITION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4]); &quot;&quot;; 1)"/>
          <table:table-cell office:value-type="string"/>
          <table:table-cell office:value-type="float" office:value="77">
            <text:p>77</text:p>
          </table:table-cell>
          <table:table-cell office:value-type="string"/>
          <table:table-cell office:value-type="string">
            <text:p>BRUT CHAMPAGNE GRAND CRU MILLESIME'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5]); &quot;&quot;; 1)"/>
          <table:table-cell office:value-type="string"/>
          <table:table-cell office:value-type="float" office:value="78">
            <text:p>78</text:p>
          </table:table-cell>
          <table:table-cell office:value-type="string"/>
          <table:table-cell office:value-type="string">
            <text:p>BRUT NATURE CHAMPAGNE HERACLITE</text:p>
          </table:table-cell>
          <table:table-cell office:value-type="string">
            <text:p>TIMOTHEE STROEB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6]); &quot;&quot;; 1)"/>
          <table:table-cell office:value-type="string"/>
          <table:table-cell office:value-type="float" office:value="79">
            <text:p>79</text:p>
          </table:table-cell>
          <table:table-cell office:value-type="string"/>
          <table:table-cell office:value-type="string">
            <text:p>BRUT CHAMP. 1ER CRU L'HOMMEE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7]); &quot;&quot;; 1)"/>
          <table:table-cell office:value-type="string"/>
          <table:table-cell office:value-type="float" office:value="80">
            <text:p>80</text:p>
          </table:table-cell>
          <table:table-cell office:value-type="string"/>
          <table:table-cell office:value-type="string">
            <text:p>BRUT CHAMP. 1ER CRU ESPRIT DE VRIGNY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8]); &quot;&quot;; 1)"/>
          <table:table-cell office:value-type="string"/>
          <table:table-cell office:value-type="float" office:value="81">
            <text:p>81</text:p>
          </table:table-cell>
          <table:table-cell office:value-type="string"/>
          <table:table-cell office:value-type="string">
            <text:p>BRUT CHAMP. BLANC DE NOIRS MILLESIME SYNODE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9]); &quot;&quot;; 1)"/>
          <table:table-cell office:value-type="string"/>
          <table:table-cell office:value-type="float" office:value="82">
            <text:p>82</text:p>
          </table:table-cell>
          <table:table-cell office:value-type="string"/>
          <table:table-cell office:value-type="string">
            <text:p>BRUT CHAMP. MILLESIME BLANC DE NOIR</text:p>
          </table:table-cell>
          <table:table-cell office:value-type="string">
            <text:p>ROGER COU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0]); &quot;&quot;; 1)"/>
          <table:table-cell office:value-type="string"/>
          <table:table-cell office:value-type="float" office:value="83">
            <text:p>83</text:p>
          </table:table-cell>
          <table:table-cell office:value-type="string"/>
          <table:table-cell office:value-type="string">
            <text:p>BRUT CHAMPAGNE GRAND CRU B&amp;B SPECIAL CLUB</text:p>
          </table:table-cell>
          <table:table-cell office:value-type="string">
            <text:p>H. GOUTORB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1]); &quot;&quot;; 1)"/>
          <table:table-cell office:value-type="string"/>
          <table:table-cell office:value-type="float" office:value="84">
            <text:p>84</text:p>
          </table:table-cell>
          <table:table-cell office:value-type="string"/>
          <table:table-cell office:value-type="string">
            <text:p>BRUT CHAMPAGNE BLANC DE BLANC</text:p>
          </table:table-cell>
          <table:table-cell office:value-type="string">
            <text:p>THIEN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2]); &quot;&quot;; 1)"/>
          <table:table-cell office:value-type="string"/>
          <table:table-cell office:value-type="float" office:value="86">
            <text:p>86</text:p>
          </table:table-cell>
          <table:table-cell office:value-type="string"/>
          <table:table-cell office:value-type="string">
            <text:p>BRUT CHAMPAGNE B&amp;N CUVEE DES LYS CHARLES VII</text:p>
          </table:table-cell>
          <table:table-cell office:value-type="string">
            <text:p>CANARD DUCHE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3]); &quot;&quot;; 1)"/>
          <table:table-cell office:value-type="string"/>
          <table:table-cell office:value-type="float" office:value="87">
            <text:p>87</text:p>
          </table:table-cell>
          <table:table-cell office:value-type="string"/>
          <table:table-cell office:value-type="string">
            <text:p>BRUT CHAMPAGNE RESERVE</text:p>
          </table:table-cell>
          <table:table-cell office:value-type="string">
            <text:p>BERECHE ET FIL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4]); &quot;&quot;; 1)"/>
          <table:table-cell office:value-type="string"/>
          <table:table-cell office:value-type="float" office:value="88">
            <text:p>88</text:p>
          </table:table-cell>
          <table:table-cell office:value-type="string"/>
          <table:table-cell office:value-type="string">
            <text:p>EXTRA BRUT CHAMPAGNE 1ER CRU LE PETITE MONTAGNE</text:p>
          </table:table-cell>
          <table:table-cell office:value-type="string">
            <text:p>PONS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5]); &quot;&quot;; 1)"/>
          <table:table-cell office:value-type="string"/>
          <table:table-cell office:value-type="float" office:value="89">
            <text:p>89</text:p>
          </table:table-cell>
          <table:table-cell office:value-type="string"/>
          <table:table-cell office:value-type="string">
            <text:p>BRUT ROEDERER PREMIER VINTAGE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6]); &quot;&quot;; 1)"/>
          <table:table-cell office:value-type="string"/>
          <table:table-cell office:value-type="float" office:value="90">
            <text:p>90</text:p>
          </table:table-cell>
          <table:table-cell office:value-type="string"/>
          <table:table-cell office:value-type="string">
            <text:p>BRUT ROEDERER PREMIER ROSE'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7]); &quot;&quot;; 1)"/>
          <table:table-cell office:value-type="string"/>
          <table:table-cell office:value-type="float" office:value="91">
            <text:p>91</text:p>
          </table:table-cell>
          <table:table-cell office:value-type="string"/>
          <table:table-cell office:value-type="string">
            <text:p>BRUT ROEDERER COLLECTION 244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8]); &quot;&quot;; 1)"/>
          <table:table-cell office:value-type="string"/>
          <table:table-cell office:value-type="float" office:value="92">
            <text:p>92</text:p>
          </table:table-cell>
          <table:table-cell office:value-type="string"/>
          <table:table-cell office:value-type="string">
            <text:p>BRUT ROEDERER COLLECTION 243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9]); &quot;&quot;; 1)"/>
          <table:table-cell office:value-type="string"/>
          <table:table-cell office:value-type="float" office:value="93">
            <text:p>93</text:p>
          </table:table-cell>
          <table:table-cell office:value-type="string"/>
          <table:table-cell office:value-type="string">
            <text:p>BRUT ROEDERER COLLECTION 242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0]); &quot;&quot;; 1)"/>
          <table:table-cell office:value-type="string"/>
          <table:table-cell office:value-type="float" office:value="94">
            <text:p>94</text:p>
          </table:table-cell>
          <table:table-cell office:value-type="string"/>
          <table:table-cell office:value-type="string">
            <text:p>BRUT ROEDERER COLLCTION 243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S/A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1]); &quot;&quot;; 1)"/>
          <table:table-cell office:value-type="string"/>
          <table:table-cell office:value-type="float" office:value="95">
            <text:p>95</text:p>
          </table:table-cell>
          <table:table-cell office:value-type="string"/>
          <table:table-cell office:value-type="string">
            <text:p>BRUT ROEDERER ROSE’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2]); &quot;&quot;; 1)"/>
          <table:table-cell office:value-type="string"/>
          <table:table-cell office:value-type="float" office:value="96">
            <text:p>96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3]); &quot;&quot;; 1)"/>
          <table:table-cell office:value-type="string"/>
          <table:table-cell office:value-type="float" office:value="97">
            <text:p>97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4]); &quot;&quot;; 1)"/>
          <table:table-cell office:value-type="string"/>
          <table:table-cell office:value-type="float" office:value="97">
            <text:p>97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5]); &quot;&quot;; 1)"/>
          <table:table-cell office:value-type="string"/>
          <table:table-cell office:value-type="float" office:value="98">
            <text:p>98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6]); &quot;&quot;; 1)"/>
          <table:table-cell office:value-type="string"/>
          <table:table-cell office:value-type="float" office:value="98">
            <text:p>98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7]); &quot;&quot;; 1)"/>
          <table:table-cell office:value-type="string"/>
          <table:table-cell office:value-type="float" office:value="98">
            <text:p>98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8]); &quot;&quot;; 1)"/>
          <table:table-cell office:value-type="string"/>
          <table:table-cell office:value-type="float" office:value="99">
            <text:p>99</text:p>
          </table:table-cell>
          <table:table-cell office:value-type="string"/>
          <table:table-cell office:value-type="string">
            <text:p>CRISTAL BRUT</text:p>
          </table:table-cell>
          <table:table-cell office:value-type="string">
            <text:p>ROSE’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9]); &quot;&quot;; 1)"/>
          <table:table-cell office:value-type="string"/>
          <table:table-cell office:value-type="float" office:value="100">
            <text:p>100</text:p>
          </table:table-cell>
          <table:table-cell office:value-type="string"/>
          <table:table-cell office:value-type="string">
            <text:p>BRUT KRUG GRANDE CUVE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0]); &quot;&quot;; 1)"/>
          <table:table-cell office:value-type="string"/>
          <table:table-cell office:value-type="float" office:value="101">
            <text:p>101</text:p>
          </table:table-cell>
          <table:table-cell office:value-type="string"/>
          <table:table-cell office:value-type="string">
            <text:p>BRUT KRUG GRANDE CUVE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1]); &quot;&quot;; 1)"/>
          <table:table-cell office:value-type="string"/>
          <table:table-cell office:value-type="float" office:value="102">
            <text:p>102</text:p>
          </table:table-cell>
          <table:table-cell office:value-type="string"/>
          <table:table-cell office:value-type="string">
            <text:p>KRUG VINTAG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2]); &quot;&quot;; 1)"/>
          <table:table-cell office:value-type="string"/>
          <table:table-cell office:value-type="float" office:value="103">
            <text:p>103</text:p>
          </table:table-cell>
          <table:table-cell office:value-type="string"/>
          <table:table-cell office:value-type="string">
            <text:p>KRUG VINTAG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3]); &quot;&quot;; 1)"/>
          <table:table-cell office:value-type="string"/>
          <table:table-cell office:value-type="float" office:value="104">
            <text:p>104</text:p>
          </table:table-cell>
          <table:table-cell office:value-type="string"/>
          <table:table-cell office:value-type="string">
            <text:p>KRUG VINTAGE COLLECTION '88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8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4]); &quot;&quot;; 1)"/>
          <table:table-cell office:value-type="string"/>
          <table:table-cell office:value-type="float" office:value="105">
            <text:p>105</text:p>
          </table:table-cell>
          <table:table-cell office:value-type="string"/>
          <table:table-cell office:value-type="string">
            <text:p>RUINART ROSE'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5]); &quot;&quot;; 1)"/>
          <table:table-cell office:value-type="string"/>
          <table:table-cell office:value-type="float" office:value="106">
            <text:p>106</text:p>
          </table:table-cell>
          <table:table-cell office:value-type="string"/>
          <table:table-cell office:value-type="string">
            <text:p>RUINART ROSE'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6]); &quot;&quot;; 1)"/>
          <table:table-cell office:value-type="string"/>
          <table:table-cell office:value-type="float" office:value="107">
            <text:p>107</text:p>
          </table:table-cell>
          <table:table-cell office:value-type="string"/>
          <table:table-cell office:value-type="string">
            <text:p>RUINART 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7]); &quot;&quot;; 1)"/>
          <table:table-cell office:value-type="string"/>
          <table:table-cell office:value-type="float" office:value="108">
            <text:p>108</text:p>
          </table:table-cell>
          <table:table-cell office:value-type="string"/>
          <table:table-cell office:value-type="string">
            <text:p>RUINART 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8]); &quot;&quot;; 1)"/>
          <table:table-cell office:value-type="string"/>
          <table:table-cell office:value-type="float" office:value="109">
            <text:p>109</text:p>
          </table:table-cell>
          <table:table-cell office:value-type="string"/>
          <table:table-cell office:value-type="string">
            <text:p>BRUT CHAMPAGNE TROIS CONTREES</text:p>
          </table:table-cell>
          <table:table-cell office:value-type="string">
            <text:p>LA BORDERI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9]); &quot;&quot;; 1)"/>
          <table:table-cell office:value-type="string"/>
          <table:table-cell office:value-type="float" office:value="110">
            <text:p>110</text:p>
          </table:table-cell>
          <table:table-cell office:value-type="string"/>
          <table:table-cell office:value-type="string">
            <text:p>L'ATAVIQUE EXTRA BRUT CHAMP. GRAN CRU B&amp;B</text:p>
          </table:table-cell>
          <table:table-cell office:value-type="string">
            <text:p>MOUZON LER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0]); &quot;&quot;; 1)"/>
          <table:table-cell office:value-type="string"/>
          <table:table-cell office:value-type="float" office:value="112">
            <text:p>112</text:p>
          </table:table-cell>
          <table:table-cell office:value-type="string"/>
          <table:table-cell office:value-type="string">
            <text:p>BRUT CHAMPAGNE LES 7 CRUS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1]); &quot;&quot;; 1)"/>
          <table:table-cell office:value-type="string"/>
          <table:table-cell office:value-type="float" office:value="113">
            <text:p>113</text:p>
          </table:table-cell>
          <table:table-cell office:value-type="string"/>
          <table:table-cell office:value-type="string">
            <text:p>EXTRA BRUT CHAMPAGNE BLANC DE BLANC GRAND CRU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2]); &quot;&quot;; 1)"/>
          <table:table-cell office:value-type="string"/>
          <table:table-cell office:value-type="float" office:value="115">
            <text:p>115</text:p>
          </table:table-cell>
          <table:table-cell office:value-type="string"/>
          <table:table-cell office:value-type="string">
            <text:p>EXTRA BRUT CHAMP. BLANC DE BLANC LES PERRIERES</text:p>
          </table:table-cell>
          <table:table-cell office:value-type="string">
            <text:p>ULYSSE COLL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3]); &quot;&quot;; 1)"/>
          <table:table-cell office:value-type="string"/>
          <table:table-cell office:value-type="float" office:value="116">
            <text:p>116</text:p>
          </table:table-cell>
          <table:table-cell office:value-type="string"/>
          <table:table-cell office:value-type="string">
            <text:p>EXTRA BRUT CHAMP. BLANC DE NOIRS LES MAILLONS</text:p>
          </table:table-cell>
          <table:table-cell office:value-type="string">
            <text:p>ULYSSE COLL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4]); &quot;&quot;; 1)"/>
          <table:table-cell office:value-type="string"/>
          <table:table-cell office:value-type="float" office:value="117">
            <text:p>117</text:p>
          </table:table-cell>
          <table:table-cell office:value-type="string"/>
          <table:table-cell office:value-type="string">
            <text:p>BRUT CHAMP. BLANC DE BLANC LES ENFERS</text:p>
          </table:table-cell>
          <table:table-cell office:value-type="string">
            <text:p>ULYSSE COLL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5]); &quot;&quot;; 1)"/>
          <table:table-cell office:value-type="string"/>
          <table:table-cell office:value-type="float" office:value="118">
            <text:p>118</text:p>
          </table:table-cell>
          <table:table-cell office:value-type="string"/>
          <table:table-cell office:value-type="string">
            <text:p>BRUT CHAMPAGNE INTENSE</text:p>
          </table:table-cell>
          <table:table-cell office:value-type="string">
            <text:p>AR LENOB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6]); &quot;&quot;; 1)"/>
          <table:table-cell office:value-type="string"/>
          <table:table-cell office:value-type="float" office:value="120">
            <text:p>120</text:p>
          </table:table-cell>
          <table:table-cell office:value-type="string"/>
          <table:table-cell office:value-type="string">
            <text:p>BRUT NATURE CHAMP. B&amp;B 1ER CRU CUVEE LES CHENES</text:p>
          </table:table-cell>
          <table:table-cell office:value-type="string">
            <text:p>G. LAV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7]); &quot;&quot;; 1)"/>
          <table:table-cell office:value-type="string"/>
          <table:table-cell office:value-type="float" office:value="120">
            <text:p>120</text:p>
          </table:table-cell>
          <table:table-cell office:value-type="string"/>
          <table:table-cell office:value-type="string">
            <text:p>BRUT NATURE CHAMP. B&amp;B 1ER CRU CUVEE LES CHENES</text:p>
          </table:table-cell>
          <table:table-cell office:value-type="string">
            <text:p>G. LAV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8]); &quot;&quot;; 1)"/>
          <table:table-cell office:value-type="string"/>
          <table:table-cell office:value-type="float" office:value="122">
            <text:p>122</text:p>
          </table:table-cell>
          <table:table-cell office:value-type="string"/>
          <table:table-cell office:value-type="string">
            <text:p>EXTRA BRUT CHAMPAGNE FAC-SIMILE ROSE’</text:p>
          </table:table-cell>
          <table:table-cell office:value-type="string">
            <text:p>JEROME PREVOS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9]); &quot;&quot;; 1)"/>
          <table:table-cell office:value-type="string"/>
          <table:table-cell office:value-type="float" office:value="123">
            <text:p>123</text:p>
          </table:table-cell>
          <table:table-cell office:value-type="string"/>
          <table:table-cell office:value-type="string">
            <text:p>BRUT CHAMP. GRAND BRUT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0]); &quot;&quot;; 1)"/>
          <table:table-cell office:value-type="string"/>
          <table:table-cell office:value-type="float" office:value="124">
            <text:p>124</text:p>
          </table:table-cell>
          <table:table-cell office:value-type="string"/>
          <table:table-cell office:value-type="string">
            <text:p>CHAMPAGNE LA BELLE EPOQUE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1]); &quot;&quot;; 1)"/>
          <table:table-cell office:value-type="string"/>
          <table:table-cell office:value-type="float" office:value="125">
            <text:p>125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2]); &quot;&quot;; 1)"/>
          <table:table-cell office:value-type="string"/>
          <table:table-cell office:value-type="float" office:value="127">
            <text:p>127</text:p>
          </table:table-cell>
          <table:table-cell office:value-type="string"/>
          <table:table-cell office:value-type="string">
            <text:p>BRUT CHAMP. GRAND CRU B&amp;B QUATRE TERROIRS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3]); &quot;&quot;; 1)"/>
          <table:table-cell office:value-type="string"/>
          <table:table-cell office:value-type="float" office:value="128">
            <text:p>128</text:p>
          </table:table-cell>
          <table:table-cell office:value-type="string"/>
          <table:table-cell office:value-type="string">
            <text:p>BRUT CHAMPAGNE GRAND CRU BLANC DE BLANC LES HAUTS AILLERANDS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4]); &quot;&quot;; 1)"/>
          <table:table-cell office:value-type="string"/>
          <table:table-cell office:value-type="float" office:value="129">
            <text:p>129</text:p>
          </table:table-cell>
          <table:table-cell office:value-type="string"/>
          <table:table-cell office:value-type="string">
            <text:p>BRUT CHAMPAGNE BLANC DE NOIRS BARBONNE FAYEL</text:p>
          </table:table-cell>
          <table:table-cell office:value-type="string">
            <text:p>PERTOIS MORI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5]); &quot;&quot;; 1)"/>
          <table:table-cell office:value-type="string"/>
          <table:table-cell office:value-type="float" office:value="130">
            <text:p>130</text:p>
          </table:table-cell>
          <table:table-cell office:value-type="string"/>
          <table:table-cell office:value-type="string">
            <text:p>BRUT CHAMP. BLANC DE BLANC AVEC LE TEMPS</text:p>
          </table:table-cell>
          <table:table-cell office:value-type="string">
            <text:p>DE SOU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6]); &quot;&quot;; 1)"/>
          <table:table-cell office:value-type="string"/>
          <table:table-cell office:value-type="float" office:value="131">
            <text:p>131</text:p>
          </table:table-cell>
          <table:table-cell office:value-type="string"/>
          <table:table-cell office:value-type="string">
            <text:p>BRUT CHAMP. BLANC DE BLANC GRAN CRU 3A</text:p>
          </table:table-cell>
          <table:table-cell office:value-type="string">
            <text:p>DE SOU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7]); &quot;&quot;; 1)"/>
          <table:table-cell office:value-type="string"/>
          <table:table-cell office:value-type="float" office:value="132">
            <text:p>132</text:p>
          </table:table-cell>
          <table:table-cell office:value-type="string"/>
          <table:table-cell office:value-type="string">
            <text:p>BRUT CHAMPAGNE TRADITION</text:p>
          </table:table-cell>
          <table:table-cell office:value-type="string">
            <text:p>DE SOU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8]); &quot;&quot;; 1)"/>
          <table:table-cell office:value-type="string"/>
          <table:table-cell office:value-type="float" office:value="133">
            <text:p>133</text:p>
          </table:table-cell>
          <table:table-cell office:value-type="string"/>
          <table:table-cell office:value-type="string">
            <text:p>BRUT CHAMP. 1ER CRU BLANC DE BLANC ARPEGE</text:p>
          </table:table-cell>
          <table:table-cell office:value-type="string">
            <text:p>PASCAL DOQ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9]); &quot;&quot;; 1)"/>
          <table:table-cell office:value-type="string"/>
          <table:table-cell office:value-type="float" office:value="134">
            <text:p>134</text:p>
          </table:table-cell>
          <table:table-cell office:value-type="string"/>
          <table:table-cell office:value-type="string">
            <text:p>BRUT CHAMP. GRAND CRU BLANC DE BLANC DIAPASON</text:p>
          </table:table-cell>
          <table:table-cell office:value-type="string">
            <text:p>PASCAL DOQ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0]); &quot;&quot;; 1)"/>
          <table:table-cell office:value-type="string"/>
          <table:table-cell office:value-type="float" office:value="135">
            <text:p>135</text:p>
          </table:table-cell>
          <table:table-cell office:value-type="string"/>
          <table:table-cell office:value-type="string">
            <text:p>BRUT CHAMP. GRAND CRU BLANC DE BLANC CRAMANT</text:p>
          </table:table-cell>
          <table:table-cell office:value-type="string">
            <text:p>DHONDT-GREL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1]); &quot;&quot;; 1)"/>
          <table:table-cell office:value-type="string"/>
          <table:table-cell office:value-type="float" office:value="136">
            <text:p>136</text:p>
          </table:table-cell>
          <table:table-cell office:value-type="string"/>
          <table:table-cell office:value-type="string">
            <text:p>BRUT CHAMPAGNE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2]); &quot;&quot;; 1)"/>
          <table:table-cell office:value-type="string"/>
          <table:table-cell office:value-type="float" office:value="137">
            <text:p>137</text:p>
          </table:table-cell>
          <table:table-cell office:value-type="string"/>
          <table:table-cell office:value-type="string">
            <text:p>BRUT CHAMP. BLANC DE BLANC MILLESIME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3]); &quot;&quot;; 1)"/>
          <table:table-cell office:value-type="string"/>
          <table:table-cell office:value-type="float" office:value="138">
            <text:p>138</text:p>
          </table:table-cell>
          <table:table-cell office:value-type="string"/>
          <table:table-cell office:value-type="string">
            <text:p>BRUT CHAMP. BLANC DE BLANC GRAND CRU</text:p>
          </table:table-cell>
          <table:table-cell office:value-type="string">
            <text:p>BERNARD PERTO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4]); &quot;&quot;; 1)"/>
          <table:table-cell office:value-type="string"/>
          <table:table-cell office:value-type="float" office:value="139">
            <text:p>139</text:p>
          </table:table-cell>
          <table:table-cell office:value-type="string"/>
          <table:table-cell office:value-type="string">
            <text:p>BRUT CHAMP. ROSE'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5]); &quot;&quot;; 1)"/>
          <table:table-cell office:value-type="string"/>
          <table:table-cell office:value-type="float" office:value="140">
            <text:p>140</text:p>
          </table:table-cell>
          <table:table-cell office:value-type="string"/>
          <table:table-cell office:value-type="string">
            <text:p>BRUT CHAMPAGNE INITIAL BLANC DE BLANC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6]); &quot;&quot;; 1)"/>
          <table:table-cell office:value-type="string"/>
          <table:table-cell office:value-type="float" office:value="141">
            <text:p>141</text:p>
          </table:table-cell>
          <table:table-cell office:value-type="string"/>
          <table:table-cell office:value-type="string">
            <text:p>SUBSTANC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7]); &quot;&quot;; 1)"/>
          <table:table-cell office:value-type="string"/>
          <table:table-cell office:value-type="float" office:value="142">
            <text:p>142</text:p>
          </table:table-cell>
          <table:table-cell office:value-type="string"/>
          <table:table-cell office:value-type="string">
            <text:p>EXTRABRUT CHAMP. LES BOUTS DU CLOS AMBONNAY GRAND CRU</text:p>
          </table:table-cell>
          <table:table-cell office:value-type="string">
            <text:p>J.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8]); &quot;&quot;; 1)"/>
          <table:table-cell office:value-type="string"/>
          <table:table-cell office:value-type="float" office:value="143">
            <text:p>143</text:p>
          </table:table-cell>
          <table:table-cell office:value-type="string"/>
          <table:table-cell office:value-type="string">
            <text:p>EXTRA BRUT CHAMPAGNE MILLESIM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9]); &quot;&quot;; 1)"/>
          <table:table-cell office:value-type="string"/>
          <table:table-cell office:value-type="float" office:value="144">
            <text:p>144</text:p>
          </table:table-cell>
          <table:table-cell office:value-type="string"/>
          <table:table-cell office:value-type="string">
            <text:p>EXTRA BRUT CHAMPAGNE MILLESIM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0]); &quot;&quot;; 1)"/>
          <table:table-cell office:value-type="string"/>
          <table:table-cell office:value-type="float" office:value="145">
            <text:p>145</text:p>
          </table:table-cell>
          <table:table-cell office:value-type="string"/>
          <table:table-cell office:value-type="string">
            <text:p>EXTRA BRUT CHAMPAGNE MILLESIME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1]); &quot;&quot;; 1)"/>
          <table:table-cell office:value-type="string"/>
          <table:table-cell office:value-type="float" office:value="146">
            <text:p>146</text:p>
          </table:table-cell>
          <table:table-cell office:value-type="string"/>
          <table:table-cell office:value-type="string">
            <text:p>CASSA EDIZIONE LIMITATA 6 LIEUX-DITS</text:p>
          </table:table-cell>
          <table:table-cell office:value-type="string">
            <text:p>JACQUES SELOS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2]); &quot;&quot;; 1)"/>
          <table:table-cell office:value-type="string"/>
          <table:table-cell office:value-type="float" office:value="147">
            <text:p>147</text:p>
          </table:table-cell>
          <table:table-cell office:value-type="string"/>
          <table:table-cell office:value-type="string">
            <text:p>EXTRABRUT CHAMP.</text:p>
          </table:table-cell>
          <table:table-cell office:value-type="string">
            <text:p>BLANC DE NOIRS LARGILLI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3]); &quot;&quot;; 1)"/>
          <table:table-cell office:value-type="string"/>
          <table:table-cell office:value-type="float" office:value="149">
            <text:p>149</text:p>
          </table:table-cell>
          <table:table-cell office:value-type="string"/>
          <table:table-cell office:value-type="string">
            <text:p>BRUT CHAMPAGNE HEURTEBISE BLANC DE BLANC</text:p>
          </table:table-cell>
          <table:table-cell office:value-type="string">
            <text:p>CHARTOGNE-TAIL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4]); &quot;&quot;; 1)"/>
          <table:table-cell office:value-type="string"/>
          <table:table-cell office:value-type="float" office:value="150">
            <text:p>150</text:p>
          </table:table-cell>
          <table:table-cell office:value-type="string"/>
          <table:table-cell office:value-type="string">
            <text:p>BRUT CHAMPAGNE GRAND CRU BLANC DE BLANC MALO</text:p>
          </table:table-cell>
          <table:table-cell office:value-type="string">
            <text:p>AURORE CASANOV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5]); &quot;&quot;; 1)"/>
          <table:table-cell office:value-type="string"/>
          <table:table-cell office:value-type="float" office:value="151">
            <text:p>151</text:p>
          </table:table-cell>
          <table:table-cell office:value-type="string"/>
          <table:table-cell office:value-type="string">
            <text:p>BRUT CHAMP. LES VOIRMISSA BLANC DE NOIRS</text:p>
          </table:table-cell>
          <table:table-cell office:value-type="string">
            <text:p>MINIE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6]); &quot;&quot;; 1)"/>
          <table:table-cell office:value-type="string"/>
          <table:table-cell office:value-type="float" office:value="154">
            <text:p>154</text:p>
          </table:table-cell>
          <table:table-cell office:value-type="string"/>
          <table:table-cell office:value-type="string">
            <text:p>BRUT CHAMPAGNE VINTAGE BLANC DE BLANC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7]); &quot;&quot;; 1)"/>
          <table:table-cell office:value-type="string"/>
          <table:table-cell office:value-type="float" office:value="155">
            <text:p>155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CHAMP. CUVEE WINSTON CHURCHIL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8]); &quot;&quot;; 1)"/>
          <table:table-cell office:value-type="string"/>
          <table:table-cell office:value-type="float" office:value="155">
            <text:p>155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CHAMP. CUVEE WINSTON CHURCHIL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9]); &quot;&quot;; 1)"/>
          <table:table-cell office:value-type="string"/>
          <table:table-cell office:value-type="float" office:value="156">
            <text:p>156</text:p>
          </table:table-cell>
          <table:table-cell office:value-type="string"/>
          <table:table-cell office:value-type="string">
            <text:p>BRUT CHAMPAGNE VINTAGE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0]); &quot;&quot;; 1)"/>
          <table:table-cell office:value-type="string"/>
          <table:table-cell office:value-type="float" office:value="157">
            <text:p>157</text:p>
          </table:table-cell>
          <table:table-cell office:value-type="string"/>
          <table:table-cell office:value-type="string">
            <text:p>SALON BLANC DE BLANCS</text:p>
          </table:table-cell>
          <table:table-cell office:value-type="string">
            <text:p>SA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2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1]); &quot;&quot;; 1)"/>
          <table:table-cell office:value-type="string"/>
          <table:table-cell office:value-type="float" office:value="157">
            <text:p>157</text:p>
          </table:table-cell>
          <table:table-cell office:value-type="string"/>
          <table:table-cell office:value-type="string">
            <text:p>SALON BLANC DE BLANCS</text:p>
          </table:table-cell>
          <table:table-cell office:value-type="string">
            <text:p>SA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2]); &quot;&quot;; 1)"/>
          <table:table-cell office:value-type="string"/>
          <table:table-cell office:value-type="float" office:value="158">
            <text:p>158</text:p>
          </table:table-cell>
          <table:table-cell office:value-type="string"/>
          <table:table-cell office:value-type="string">
            <text:p>BRUT CHAMPAGNE GRAND CRU</text:p>
          </table:table-cell>
          <table:table-cell office:value-type="string">
            <text:p>GATINOI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3]); &quot;&quot;; 1)"/>
          <table:table-cell office:value-type="string"/>
          <table:table-cell office:value-type="float" office:value="159">
            <text:p>159</text:p>
          </table:table-cell>
          <table:table-cell office:value-type="string"/>
          <table:table-cell office:value-type="string">
            <text:p>BRUT CHAMPAGNE GRAND CRU BLANC &amp; BLANC D'AY</text:p>
          </table:table-cell>
          <table:table-cell office:value-type="string">
            <text:p>GASTON CHIQU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4]); &quot;&quot;; 1)"/>
          <table:table-cell office:value-type="string"/>
          <table:table-cell office:value-type="float" office:value="160">
            <text:p>160</text:p>
          </table:table-cell>
          <table:table-cell office:value-type="string"/>
          <table:table-cell office:value-type="string">
            <text:p>EXTRA BRUT CHAMPAGNE HOMMAGE A CUISLES 100 ANS</text:p>
          </table:table-cell>
          <table:table-cell office:value-type="string">
            <text:p>FAMILLE MOUSEE’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5]); &quot;&quot;; 1)"/>
          <table:table-cell office:value-type="string"/>
          <table:table-cell office:value-type="float" office:value="161">
            <text:p>161</text:p>
          </table:table-cell>
          <table:table-cell office:value-type="string"/>
          <table:table-cell office:value-type="string">
            <text:p>EXTRA BRUT CHAMPAGNE SOLESSENCE</text:p>
          </table:table-cell>
          <table:table-cell office:value-type="string">
            <text:p>JM SELEQU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6]); &quot;&quot;; 1)"/>
          <table:table-cell office:value-type="string"/>
          <table:table-cell office:value-type="float" office:value="162">
            <text:p>162</text:p>
          </table:table-cell>
          <table:table-cell office:value-type="string"/>
          <table:table-cell office:value-type="string">
            <text:p>BRUT DOM PERIGNON P3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3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7]); &quot;&quot;; 1)"/>
          <table:table-cell office:value-type="string"/>
          <table:table-cell office:value-type="float" office:value="163">
            <text:p>163</text:p>
          </table:table-cell>
          <table:table-cell office:value-type="string"/>
          <table:table-cell office:value-type="string">
            <text:p>BRUT DOM PERIGNON P2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3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8]); &quot;&quot;; 1)"/>
          <table:table-cell office:value-type="string"/>
          <table:table-cell office:value-type="float" office:value="163">
            <text:p>163</text:p>
          </table:table-cell>
          <table:table-cell office:value-type="string"/>
          <table:table-cell office:value-type="string">
            <text:p>BRUT DOM PERIGNON P2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4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9]); &quot;&quot;; 1)"/>
          <table:table-cell office:value-type="string"/>
          <table:table-cell office:value-type="float" office:value="164">
            <text:p>164</text:p>
          </table:table-cell>
          <table:table-cell office:value-type="string"/>
          <table:table-cell office:value-type="string">
            <text:p>BRUT DOM PERIGNON ROSE'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0]); &quot;&quot;; 1)"/>
          <table:table-cell office:value-type="string"/>
          <table:table-cell office:value-type="float" office:value="165">
            <text:p>165</text:p>
          </table:table-cell>
          <table:table-cell office:value-type="string"/>
          <table:table-cell office:value-type="string">
            <text:p>BRUT DOM PERIGNON ROSE' LIMITED EDITION LADY GAGA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1]); &quot;&quot;; 1)"/>
          <table:table-cell office:value-type="string"/>
          <table:table-cell office:value-type="float" office:value="166">
            <text:p>166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2]); &quot;&quot;; 1)"/>
          <table:table-cell office:value-type="string"/>
          <table:table-cell office:value-type="float" office:value="167">
            <text:p>167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3]); &quot;&quot;; 1)"/>
          <table:table-cell office:value-type="string"/>
          <table:table-cell office:value-type="float" office:value="168">
            <text:p>168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4]); &quot;&quot;; 1)"/>
          <table:table-cell office:value-type="string"/>
          <table:table-cell office:value-type="float" office:value="169">
            <text:p>169</text:p>
          </table:table-cell>
          <table:table-cell office:value-type="string"/>
          <table:table-cell office:value-type="string">
            <text:p>BRUT DOM PERIGNON LIMITED EDITION LADY GAGA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5]); &quot;&quot;; 1)"/>
          <table:table-cell office:value-type="string"/>
          <table:table-cell office:value-type="float" office:value="170">
            <text:p>170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6]); &quot;&quot;; 1)"/>
          <table:table-cell office:value-type="string"/>
          <table:table-cell office:value-type="float" office:value="171">
            <text:p>171</text:p>
          </table:table-cell>
          <table:table-cell office:value-type="string"/>
          <table:table-cell office:value-type="string">
            <text:p>BRUT DOM PERIGNON</text:p>
          </table:table-cell>
          <table:table-cell office:value-type="string">
            <text:p>MOET CHANDON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7]); &quot;&quot;; 1)"/>
          <table:table-cell office:value-type="string"/>
          <table:table-cell office:value-type="float" office:value="172">
            <text:p>172</text:p>
          </table:table-cell>
          <table:table-cell office:value-type="string"/>
          <table:table-cell office:value-type="string">
            <text:p>BRUT CHAMP. B&amp;B GRAND CRU ''BOUQUET''</text:p>
          </table:table-cell>
          <table:table-cell office:value-type="string">
            <text:p>VAZART COQU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8]); &quot;&quot;; 1)"/>
          <table:table-cell office:value-type="string"/>
          <table:table-cell office:value-type="float" office:value="173">
            <text:p>173</text:p>
          </table:table-cell>
          <table:table-cell office:value-type="string"/>
          <table:table-cell office:value-type="string">
            <text:p>BRUT CHAMPAGNE 1ER CRU SELECTION</text:p>
          </table:table-cell>
          <table:table-cell office:value-type="string">
            <text:p>MARC HEBR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9]); &quot;&quot;; 1)"/>
          <table:table-cell office:value-type="string"/>
          <table:table-cell office:value-type="float" office:value="174">
            <text:p>174</text:p>
          </table:table-cell>
          <table:table-cell office:value-type="string"/>
          <table:table-cell office:value-type="string">
            <text:p>EXTRA BRUT CHAMP. CUVEE 745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0]); &quot;&quot;; 1)"/>
          <table:table-cell office:value-type="string"/>
          <table:table-cell office:value-type="float" office:value="175">
            <text:p>175</text:p>
          </table:table-cell>
          <table:table-cell office:value-type="string"/>
          <table:table-cell office:value-type="string">
            <text:p>EXTRA BRUT CHAMP. CUVEE 746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1]); &quot;&quot;; 1)"/>
          <table:table-cell office:value-type="string"/>
          <table:table-cell office:value-type="float" office:value="176">
            <text:p>176</text:p>
          </table:table-cell>
          <table:table-cell office:value-type="string"/>
          <table:table-cell office:value-type="string">
            <text:p>BOLLINGER SPECIAL CUV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2]); &quot;&quot;; 1)"/>
          <table:table-cell office:value-type="string"/>
          <table:table-cell office:value-type="float" office:value="177">
            <text:p>177</text:p>
          </table:table-cell>
          <table:table-cell office:value-type="string"/>
          <table:table-cell office:value-type="string">
            <text:p>BOLLINGER SPECIAL CUV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3]); &quot;&quot;; 1)"/>
          <table:table-cell office:value-type="string"/>
          <table:table-cell office:value-type="float" office:value="178">
            <text:p>178</text:p>
          </table:table-cell>
          <table:table-cell office:value-type="string"/>
          <table:table-cell office:value-type="string">
            <text:p>BOLLINGER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4]); &quot;&quot;; 1)"/>
          <table:table-cell office:value-type="string"/>
          <table:table-cell office:value-type="float" office:value="179">
            <text:p>179</text:p>
          </table:table-cell>
          <table:table-cell office:value-type="string"/>
          <table:table-cell office:value-type="string">
            <text:p>BOLLINGER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S/A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5]); &quot;&quot;; 1)"/>
          <table:table-cell office:value-type="string"/>
          <table:table-cell office:value-type="float" office:value="180">
            <text:p>180</text:p>
          </table:table-cell>
          <table:table-cell office:value-type="string"/>
          <table:table-cell office:value-type="string">
            <text:p>BOLLINGER GRAND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6]); &quot;&quot;; 1)"/>
          <table:table-cell office:value-type="string"/>
          <table:table-cell office:value-type="float" office:value="181">
            <text:p>181</text:p>
          </table:table-cell>
          <table:table-cell office:value-type="string"/>
          <table:table-cell office:value-type="string">
            <text:p>BOLLINGER GRANDE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7]); &quot;&quot;; 1)"/>
          <table:table-cell office:value-type="string"/>
          <table:table-cell office:value-type="float" office:value="182">
            <text:p>182</text:p>
          </table:table-cell>
          <table:table-cell office:value-type="string"/>
          <table:table-cell office:value-type="string">
            <text:p>BOLLINGER GRANDE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8]); &quot;&quot;; 1)"/>
          <table:table-cell office:value-type="string"/>
          <table:table-cell office:value-type="float" office:value="183">
            <text:p>183</text:p>
          </table:table-cell>
          <table:table-cell office:value-type="string"/>
          <table:table-cell office:value-type="string">
            <text:p>BOLLINGER GRANDE ANN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9]); &quot;&quot;; 1)"/>
          <table:table-cell office:value-type="string"/>
          <table:table-cell office:value-type="float" office:value="184">
            <text:p>184</text:p>
          </table:table-cell>
          <table:table-cell office:value-type="string"/>
          <table:table-cell office:value-type="string">
            <text:p>BOLLINGER GRANDE ANNEE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0]); &quot;&quot;; 1)"/>
          <table:table-cell office:value-type="string"/>
          <table:table-cell office:value-type="float" office:value="184">
            <text:p>184</text:p>
          </table:table-cell>
          <table:table-cell office:value-type="string"/>
          <table:table-cell office:value-type="string">
            <text:p>BOLLINGER GRANDE ANNEE ROSE'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1]); &quot;&quot;; 1)"/>
          <table:table-cell office:value-type="string"/>
          <table:table-cell office:value-type="float" office:value="185">
            <text:p>185</text:p>
          </table:table-cell>
          <table:table-cell office:value-type="string"/>
          <table:table-cell office:value-type="string">
            <text:p>BOLLINGER R.D.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2]); &quot;&quot;; 1)"/>
          <table:table-cell office:value-type="string"/>
          <table:table-cell office:value-type="float" office:value="186">
            <text:p>186</text:p>
          </table:table-cell>
          <table:table-cell office:value-type="string"/>
          <table:table-cell office:value-type="string">
            <text:p>BOLLINGER R.D.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3]); &quot;&quot;; 1)"/>
          <table:table-cell office:value-type="string"/>
          <table:table-cell office:value-type="float" office:value="187">
            <text:p>187</text:p>
          </table:table-cell>
          <table:table-cell office:value-type="string"/>
          <table:table-cell office:value-type="string">
            <text:p>BOLLINGER MILLESIME VIELLES VIGNES BLANC DE NOIR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4]); &quot;&quot;; 1)"/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BOLLINGER MILLESIME VIELLES VIGNES BLANC DE NOIR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5]); &quot;&quot;; 1)"/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BRUT</text:p>
          </table:table-cell>
          <table:table-cell office:value-type="string">
            <text:p>NATURE CHAMPAGNE FLUENC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6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EXTRA BRUT CHAMPAGNE L'AME DE LA TERRE</text:p>
          </table:table-cell>
          <table:table-cell office:value-type="string">
            <text:p>FRANCOISE BED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7]); &quot;&quot;; 1)"/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EXTRA BRUT CHAMPAGNE ENTRE CIEL ET TERRE</text:p>
          </table:table-cell>
          <table:table-cell office:value-type="string">
            <text:p>FRANCOISE BED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8]); &quot;&quot;; 1)"/>
          <table:table-cell office:value-type="string"/>
          <table:table-cell office:value-type="float" office:value="194">
            <text:p>194</text:p>
          </table:table-cell>
          <table:table-cell office:value-type="string"/>
          <table:table-cell office:value-type="string">
            <text:p>BRUT CHAMPAGNE BLANC DE NOIRS</text:p>
          </table:table-cell>
          <table:table-cell office:value-type="string">
            <text:p>ALAN COUVR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9]); &quot;&quot;; 1)"/>
          <table:table-cell office:value-type="string"/>
          <table:table-cell office:value-type="float" office:value="197">
            <text:p>197</text:p>
          </table:table-cell>
          <table:table-cell office:value-type="string"/>
          <table:table-cell office:value-type="string">
            <text:p>CLOS DE GOISSES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0]); &quot;&quot;; 1)"/>
          <table:table-cell office:value-type="string"/>
          <table:table-cell office:value-type="float" office:value="199">
            <text:p>199</text:p>
          </table:table-cell>
          <table:table-cell office:value-type="string"/>
          <table:table-cell office:value-type="string">
            <text:p>LUGANA RISERVA ZENAT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1]); &quot;&quot;; 1)"/>
          <table:table-cell office:value-type="string"/>
          <table:table-cell office:value-type="float" office:value="202">
            <text:p>202</text:p>
          </table:table-cell>
          <table:table-cell office:value-type="string"/>
          <table:table-cell office:value-type="string">
            <text:p>MARANI BIANCO</text:p>
          </table:table-cell>
          <table:table-cell office:value-type="string">
            <text:p>SAR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2]); &quot;&quot;; 1)"/>
          <table:table-cell office:value-type="string"/>
          <table:table-cell office:value-type="float" office:value="202">
            <text:p>202</text:p>
          </table:table-cell>
          <table:table-cell office:value-type="string"/>
          <table:table-cell office:value-type="string">
            <text:p>MARANI BIANCO</text:p>
          </table:table-cell>
          <table:table-cell office:value-type="string">
            <text:p>SAR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3]); &quot;&quot;; 1)"/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MARANI BIANCO</text:p>
          </table:table-cell>
          <table:table-cell office:value-type="string">
            <text:p>SART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4]); &quot;&quot;; 1)"/>
          <table:table-cell office:value-type="string"/>
          <table:table-cell office:value-type="float" office:value="204">
            <text:p>204</text:p>
          </table:table-cell>
          <table:table-cell office:value-type="string"/>
          <table:table-cell office:value-type="string">
            <text:p>OLMERA</text:p>
          </table:table-cell>
          <table:table-cell office:value-type="string">
            <text:p>DE STEFA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5]); &quot;&quot;; 1)"/>
          <table:table-cell office:value-type="string"/>
          <table:table-cell office:value-type="float" office:value="205">
            <text:p>205</text:p>
          </table:table-cell>
          <table:table-cell office:value-type="string"/>
          <table:table-cell office:value-type="string">
            <text:p>SOAVE LE BINE DI COSTIOLA</text:p>
          </table:table-cell>
          <table:table-cell office:value-type="string">
            <text:p>TAMELL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6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VULCAIA FUME' SAUVIGNON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7]); &quot;&quot;; 1)"/>
          <table:table-cell office:value-type="string"/>
          <table:table-cell office:value-type="float" office:value="209">
            <text:p>209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MAGRE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8]); &quot;&quot;; 1)"/>
          <table:table-cell office:value-type="string"/>
          <table:table-cell office:value-type="float" office:value="210">
            <text:p>210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GAU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9]); &quot;&quot;; 1)"/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DOR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0]); &quot;&quot;; 1)"/>
          <table:table-cell office:value-type="string"/>
          <table:table-cell office:value-type="float" office:value="214">
            <text:p>214</text:p>
          </table:table-cell>
          <table:table-cell office:value-type="string"/>
          <table:table-cell office:value-type="string">
            <text:p>CHARDONNAY ST.VALENTIN</text:p>
          </table:table-cell>
          <table:table-cell office:value-type="string">
            <text:p>CANTINA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1]); &quot;&quot;; 1)"/>
          <table:table-cell office:value-type="string"/>
          <table:table-cell office:value-type="float" office:value="215">
            <text:p>215</text:p>
          </table:table-cell>
          <table:table-cell office:value-type="string"/>
          <table:table-cell office:value-type="string">
            <text:p>CUVEE' ELISA</text:p>
          </table:table-cell>
          <table:table-cell office:value-type="string">
            <text:p>CASTEL SALEG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2]); &quot;&quot;; 1)"/>
          <table:table-cell office:value-type="string"/>
          <table:table-cell office:value-type="float" office:value="219">
            <text:p>219</text:p>
          </table:table-cell>
          <table:table-cell office:value-type="string"/>
          <table:table-cell office:value-type="string">
            <text:p>GEWURZTRAMINER ST.VALENTIN</text:p>
          </table:table-cell>
          <table:table-cell office:value-type="string">
            <text:p>CANTINA SAN MICHELE APPI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3]); &quot;&quot;; 1)"/>
          <table:table-cell office:value-type="string"/>
          <table:table-cell office:value-type="float" office:value="221">
            <text:p>221</text:p>
          </table:table-cell>
          <table:table-cell office:value-type="string"/>
          <table:table-cell office:value-type="string">
            <text:p>NOVA DOMUS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4]); &quot;&quot;; 1)"/>
          <table:table-cell office:value-type="string"/>
          <table:table-cell office:value-type="float" office:value="221">
            <text:p>221</text:p>
          </table:table-cell>
          <table:table-cell office:value-type="string"/>
          <table:table-cell office:value-type="string">
            <text:p>NOVA DOMUS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4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5]); &quot;&quot;; 1)"/>
          <table:table-cell office:value-type="string"/>
          <table:table-cell office:value-type="float" office:value="221">
            <text:p>221</text:p>
          </table:table-cell>
          <table:table-cell office:value-type="string"/>
          <table:table-cell office:value-type="string">
            <text:p>NOVA DOMUS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6]); &quot;&quot;; 1)"/>
          <table:table-cell office:value-type="string"/>
          <table:table-cell office:value-type="float" office:value="225">
            <text:p>225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ST. VALENT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7]); &quot;&quot;; 1)"/>
          <table:table-cell office:value-type="string"/>
          <table:table-cell office:value-type="float" office:value="228">
            <text:p>228</text:p>
          </table:table-cell>
          <table:table-cell office:value-type="string"/>
          <table:table-cell office:value-type="string">
            <text:p>SAUVIGNON MOCK</text:p>
          </table:table-cell>
          <table:table-cell office:value-type="string">
            <text:p>ST. MAGDALE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8]); &quot;&quot;; 1)"/>
          <table:table-cell office:value-type="string"/>
          <table:table-cell office:value-type="float" office:value="258">
            <text:p>258</text:p>
          </table:table-cell>
          <table:table-cell office:value-type="string"/>
          <table:table-cell office:value-type="string">
            <text:p>RUSSIZ SUPERIORE COL DISORE’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9]); &quot;&quot;; 1)"/>
          <table:table-cell office:value-type="string"/>
          <table:table-cell office:value-type="float" office:value="259">
            <text:p>259</text:p>
          </table:table-cell>
          <table:table-cell office:value-type="string"/>
          <table:table-cell office:value-type="string">
            <text:p>SACRISASSI BIANCO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0]); &quot;&quot;; 1)"/>
          <table:table-cell office:value-type="string"/>
          <table:table-cell office:value-type="float" office:value="278">
            <text:p>278</text:p>
          </table:table-cell>
          <table:table-cell office:value-type="string"/>
          <table:table-cell office:value-type="string">
            <text:p>FIOR D'UVA</text:p>
          </table:table-cell>
          <table:table-cell office:value-type="string">
            <text:p>MARISA CUOM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1]); &quot;&quot;; 1)"/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ADICI FIANO DI AVELLINO RIS.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2]); &quot;&quot;; 1)"/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ADICI FIANO DI AVELLINO RIS.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3]); &quot;&quot;; 1)"/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ADICI FIANO DI AVELLINO RIS.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4]); &quot;&quot;; 1)"/>
          <table:table-cell office:value-type="string"/>
          <table:table-cell office:value-type="float" office:value="284">
            <text:p>284</text:p>
          </table:table-cell>
          <table:table-cell office:value-type="string"/>
          <table:table-cell office:value-type="string">
            <text:p>ASOLA RIBONA</text:p>
          </table:table-cell>
          <table:table-cell office:value-type="string">
            <text:p>FONTEZOPP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5]); &quot;&quot;; 1)"/>
          <table:table-cell office:value-type="string"/>
          <table:table-cell office:value-type="float" office:value="286">
            <text:p>286</text:p>
          </table:table-cell>
          <table:table-cell office:value-type="string"/>
          <table:table-cell office:value-type="string">
            <text:p>MASSACCIO VERDICCHIO</text:p>
          </table:table-cell>
          <table:table-cell office:value-type="string">
            <text:p>SAN SIS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6]); &quot;&quot;; 1)"/>
          <table:table-cell office:value-type="string"/>
          <table:table-cell office:value-type="float" office:value="287">
            <text:p>287</text:p>
          </table:table-cell>
          <table:table-cell office:value-type="string"/>
          <table:table-cell office:value-type="string">
            <text:p>VERDICCHIO RISERVA</text:p>
          </table:table-cell>
          <table:table-cell office:value-type="string">
            <text:p>VILLA BUCC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7]); &quot;&quot;; 1)"/>
          <table:table-cell office:value-type="string"/>
          <table:table-cell office:value-type="float" office:value="288">
            <text:p>288</text:p>
          </table:table-cell>
          <table:table-cell office:value-type="string"/>
          <table:table-cell office:value-type="string">
            <text:p>VERDICCHIO TRALIVIO</text:p>
          </table:table-cell>
          <table:table-cell office:value-type="string">
            <text:p>SARTAREL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8]); &quot;&quot;; 1)"/>
          <table:table-cell office:value-type="string"/>
          <table:table-cell office:value-type="float" office:value="289">
            <text:p>289</text:p>
          </table:table-cell>
          <table:table-cell office:value-type="string"/>
          <table:table-cell office:value-type="string">
            <text:p>VERDICCHIO CONTRADA BALCIANA</text:p>
          </table:table-cell>
          <table:table-cell office:value-type="string">
            <text:p>SARTAREL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9]); &quot;&quot;; 1)"/>
          <table:table-cell office:value-type="string"/>
          <table:table-cell office:value-type="float" office:value="290">
            <text:p>290</text:p>
          </table:table-cell>
          <table:table-cell office:value-type="string"/>
          <table:table-cell office:value-type="string">
            <text:p>VERDICCHIO</text:p>
          </table:table-cell>
          <table:table-cell office:value-type="string">
            <text:p>LA STAFF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0]); &quot;&quot;; 1)"/>
          <table:table-cell office:value-type="string"/>
          <table:table-cell office:value-type="float" office:value="291">
            <text:p>291</text:p>
          </table:table-cell>
          <table:table-cell office:value-type="string"/>
          <table:table-cell office:value-type="string">
            <text:p>VERDICCHIO RISERVA SELVA DI SOTTO</text:p>
          </table:table-cell>
          <table:table-cell office:value-type="string">
            <text:p>LA STAFF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1]); &quot;&quot;; 1)"/>
          <table:table-cell office:value-type="string"/>
          <table:table-cell office:value-type="float" office:value="292">
            <text:p>292</text:p>
          </table:table-cell>
          <table:table-cell office:value-type="string"/>
          <table:table-cell office:value-type="string">
            <text:p>ALTENI DI BRASSIC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2]); &quot;&quot;; 1)"/>
          <table:table-cell office:value-type="string"/>
          <table:table-cell office:value-type="float" office:value="292">
            <text:p>292</text:p>
          </table:table-cell>
          <table:table-cell office:value-type="string"/>
          <table:table-cell office:value-type="string">
            <text:p>ALTENI DI BRASSIC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3]); &quot;&quot;; 1)"/>
          <table:table-cell office:value-type="string"/>
          <table:table-cell office:value-type="float" office:value="294">
            <text:p>294</text:p>
          </table:table-cell>
          <table:table-cell office:value-type="string"/>
          <table:table-cell office:value-type="string">
            <text:p>GAJA E 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4]); &quot;&quot;; 1)"/>
          <table:table-cell office:value-type="string"/>
          <table:table-cell office:value-type="float" office:value="294">
            <text:p>294</text:p>
          </table:table-cell>
          <table:table-cell office:value-type="string"/>
          <table:table-cell office:value-type="string">
            <text:p>GAJA E REY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5]); &quot;&quot;; 1)"/>
          <table:table-cell office:value-type="string"/>
          <table:table-cell office:value-type="float" office:value="296">
            <text:p>296</text:p>
          </table:table-cell>
          <table:table-cell office:value-type="string"/>
          <table:table-cell office:value-type="string">
            <text:p>TIMORASSO DERTONA</text:p>
          </table:table-cell>
          <table:table-cell office:value-type="string">
            <text:p>VIGNETI MAS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6]); &quot;&quot;; 1)"/>
          <table:table-cell office:value-type="string"/>
          <table:table-cell office:value-type="float" office:value="297">
            <text:p>297</text:p>
          </table:table-cell>
          <table:table-cell office:value-type="string"/>
          <table:table-cell office:value-type="string">
            <text:p>TIMORASSO DERTONA</text:p>
          </table:table-cell>
          <table:table-cell office:value-type="string">
            <text:p>VIGNETI MASS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7]); &quot;&quot;; 1)"/>
          <table:table-cell office:value-type="string"/>
          <table:table-cell office:value-type="float" office:value="298">
            <text:p>298</text:p>
          </table:table-cell>
          <table:table-cell office:value-type="string"/>
          <table:table-cell office:value-type="string">
            <text:p>TORMARESCA BIANCO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8]); &quot;&quot;; 1)"/>
          <table:table-cell office:value-type="string"/>
          <table:table-cell office:value-type="float" office:value="298">
            <text:p>298</text:p>
          </table:table-cell>
          <table:table-cell office:value-type="string"/>
          <table:table-cell office:value-type="string">
            <text:p>TORMARESCA BIANCO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9]); &quot;&quot;; 1)"/>
          <table:table-cell office:value-type="string"/>
          <table:table-cell office:value-type="float" office:value="299">
            <text:p>299</text:p>
          </table:table-cell>
          <table:table-cell office:value-type="string"/>
          <table:table-cell office:value-type="string">
            <text:p>PIETRABIANC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0]); &quot;&quot;; 1)"/>
          <table:table-cell office:value-type="string"/>
          <table:table-cell office:value-type="float" office:value="301">
            <text:p>301</text:p>
          </table:table-cell>
          <table:table-cell office:value-type="string"/>
          <table:table-cell office:value-type="string">
            <text:p>DETTORI BIANCO</text:p>
          </table:table-cell>
          <table:table-cell office:value-type="string">
            <text:p>DET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1]); &quot;&quot;; 1)"/>
          <table:table-cell office:value-type="string"/>
          <table:table-cell office:value-type="float" office:value="302">
            <text:p>302</text:p>
          </table:table-cell>
          <table:table-cell office:value-type="string"/>
          <table:table-cell office:value-type="string">
            <text:p>ARCHINERI</text:p>
          </table:table-cell>
          <table:table-cell office:value-type="string">
            <text:p>PIETRADOLC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2]); &quot;&quot;; 1)"/>
          <table:table-cell office:value-type="string"/>
          <table:table-cell office:value-type="float" office:value="306">
            <text:p>306</text:p>
          </table:table-cell>
          <table:table-cell office:value-type="string"/>
          <table:table-cell office:value-type="string">
            <text:p>BATAR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3]); &quot;&quot;; 1)"/>
          <table:table-cell office:value-type="string"/>
          <table:table-cell office:value-type="float" office:value="307">
            <text:p>307</text:p>
          </table:table-cell>
          <table:table-cell office:value-type="string"/>
          <table:table-cell office:value-type="string">
            <text:p>LE GRANCE</text:p>
          </table:table-cell>
          <table:table-cell office:value-type="string">
            <text:p>CAPARZ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4]); &quot;&quot;; 1)"/>
          <table:table-cell office:value-type="string"/>
          <table:table-cell office:value-type="float" office:value="308">
            <text:p>308</text:p>
          </table:table-cell>
          <table:table-cell office:value-type="string"/>
          <table:table-cell office:value-type="string">
            <text:p>CHARDONNAY RISERVA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5]); &quot;&quot;; 1)"/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6]); &quot;&quot;; 1)"/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7]); &quot;&quot;; 1)"/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8]); &quot;&quot;; 1)"/>
          <table:table-cell office:value-type="string"/>
          <table:table-cell office:value-type="float" office:value="309">
            <text:p>309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9]); &quot;&quot;; 1)"/>
          <table:table-cell office:value-type="string"/>
          <table:table-cell office:value-type="float" office:value="310">
            <text:p>310</text:p>
          </table:table-cell>
          <table:table-cell office:value-type="string"/>
          <table:table-cell office:value-type="string">
            <text:p>ORNELLAIA BIANCO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0]); &quot;&quot;; 1)"/>
          <table:table-cell office:value-type="string"/>
          <table:table-cell office:value-type="float" office:value="311">
            <text:p>311</text:p>
          </table:table-cell>
          <table:table-cell office:value-type="string"/>
          <table:table-cell office:value-type="string">
            <text:p>POMINO BENEFIZIO RISERVA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1]); &quot;&quot;; 1)"/>
          <table:table-cell office:value-type="string"/>
          <table:table-cell office:value-type="float" office:value="312">
            <text:p>312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2]); &quot;&quot;; 1)"/>
          <table:table-cell office:value-type="string"/>
          <table:table-cell office:value-type="float" office:value="312">
            <text:p>312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3]); &quot;&quot;; 1)"/>
          <table:table-cell office:value-type="string"/>
          <table:table-cell office:value-type="float" office:value="313">
            <text:p>313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4]); &quot;&quot;; 1)"/>
          <table:table-cell office:value-type="string"/>
          <table:table-cell office:value-type="float" office:value="313">
            <text:p>313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5]); &quot;&quot;; 1)"/>
          <table:table-cell office:value-type="string"/>
          <table:table-cell office:value-type="float" office:value="314">
            <text:p>314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6]); &quot;&quot;; 1)"/>
          <table:table-cell office:value-type="string"/>
          <table:table-cell office:value-type="float" office:value="315">
            <text:p>315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09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7]); &quot;&quot;; 1)"/>
          <table:table-cell office:value-type="string"/>
          <table:table-cell office:value-type="float" office:value="315">
            <text:p>315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2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8]); &quot;&quot;; 1)"/>
          <table:table-cell office:value-type="string"/>
          <table:table-cell office:value-type="float" office:value="316">
            <text:p>316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3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9]); &quot;&quot;; 1)"/>
          <table:table-cell office:value-type="string"/>
          <table:table-cell office:value-type="float" office:value="316">
            <text:p>316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5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0]); &quot;&quot;; 1)"/>
          <table:table-cell office:value-type="string"/>
          <table:table-cell office:value-type="float" office:value="317">
            <text:p>317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8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1]); &quot;&quot;; 1)"/>
          <table:table-cell office:value-type="string"/>
          <table:table-cell office:value-type="float" office:value="317">
            <text:p>317</text:p>
          </table:table-cell>
          <table:table-cell office:value-type="string"/>
          <table:table-cell office:value-type="string">
            <text:p>CERVARO DELLA SAL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2]); &quot;&quot;; 1)"/>
          <table:table-cell office:value-type="string"/>
          <table:table-cell office:value-type="float" office:value="318">
            <text:p>318</text:p>
          </table:table-cell>
          <table:table-cell office:value-type="string"/>
          <table:table-cell office:value-type="string">
            <text:p>ALSACE COMPLANTATION</text:p>
          </table:table-cell>
          <table:table-cell office:value-type="string">
            <text:p>DEI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3]); &quot;&quot;; 1)"/>
          <table:table-cell office:value-type="string"/>
          <table:table-cell office:value-type="float" office:value="320">
            <text:p>320</text:p>
          </table:table-cell>
          <table:table-cell office:value-type="string"/>
          <table:table-cell office:value-type="string">
            <text:p>RIESLING ROCHE CALCAIRE</text:p>
          </table:table-cell>
          <table:table-cell office:value-type="string">
            <text:p>ZIND HUMBRECH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4]); &quot;&quot;; 1)"/>
          <table:table-cell office:value-type="string"/>
          <table:table-cell office:value-type="float" office:value="321">
            <text:p>321</text:p>
          </table:table-cell>
          <table:table-cell office:value-type="string"/>
          <table:table-cell office:value-type="string">
            <text:p>RIESLING GRAND CRU CUVEE HENRIETTE ALTENBERG DE BERGBIETEN</text:p>
          </table:table-cell>
          <table:table-cell office:value-type="string">
            <text:p>FREDERIC MOCHE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5]); &quot;&quot;; 1)"/>
          <table:table-cell office:value-type="string"/>
          <table:table-cell office:value-type="float" office:value="322">
            <text:p>322</text:p>
          </table:table-cell>
          <table:table-cell office:value-type="string"/>
          <table:table-cell office:value-type="string">
            <text:p>BOURGOGNE BLANC</text:p>
          </table:table-cell>
          <table:table-cell office:value-type="string">
            <text:p>CUVEE SAINT VINC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6]); &quot;&quot;; 1)"/>
          <table:table-cell office:value-type="string"/>
          <table:table-cell office:value-type="float" office:value="323">
            <text:p>323</text:p>
          </table:table-cell>
          <table:table-cell office:value-type="string"/>
          <table:table-cell office:value-type="string">
            <text:p>NUITS ST. GEORGES BLANC</text:p>
          </table:table-cell>
          <table:table-cell office:value-type="string">
            <text:p>PHILIPPE PACA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7]); &quot;&quot;; 1)"/>
          <table:table-cell office:value-type="string"/>
          <table:table-cell office:value-type="float" office:value="325">
            <text:p>325</text:p>
          </table:table-cell>
          <table:table-cell office:value-type="string"/>
          <table:table-cell office:value-type="string">
            <text:p>VIRE-CLESSE'</text:p>
          </table:table-cell>
          <table:table-cell office:value-type="string">
            <text:p>HERITIERS DE COMTE LAFON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8]); &quot;&quot;; 1)"/>
          <table:table-cell office:value-type="string"/>
          <table:table-cell office:value-type="float" office:value="326">
            <text:p>326</text:p>
          </table:table-cell>
          <table:table-cell office:value-type="string"/>
          <table:table-cell office:value-type="string">
            <text:p>CHABLIS 1ER CRU LES LYS</text:p>
          </table:table-cell>
          <table:table-cell office:value-type="string">
            <text:p>DOMAINE ETIENNE DEFAI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9]); &quot;&quot;; 1)"/>
          <table:table-cell office:value-type="string"/>
          <table:table-cell office:value-type="float" office:value="326">
            <text:p>326</text:p>
          </table:table-cell>
          <table:table-cell office:value-type="string"/>
          <table:table-cell office:value-type="string">
            <text:p>CHABLIS 1ER CRU LES LYS</text:p>
          </table:table-cell>
          <table:table-cell office:value-type="string">
            <text:p>DOMAINE ETIENNE DEFAI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0]); &quot;&quot;; 1)"/>
          <table:table-cell office:value-type="string"/>
          <table:table-cell office:value-type="float" office:value="327">
            <text:p>327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1]); &quot;&quot;; 1)"/>
          <table:table-cell office:value-type="string"/>
          <table:table-cell office:value-type="float" office:value="327">
            <text:p>327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2]); &quot;&quot;; 1)"/>
          <table:table-cell office:value-type="string"/>
          <table:table-cell office:value-type="float" office:value="327">
            <text:p>327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3]); &quot;&quot;; 1)"/>
          <table:table-cell office:value-type="string"/>
          <table:table-cell office:value-type="float" office:value="328">
            <text:p>328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DOMAINE BONNEAU DU MARTR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4]); &quot;&quot;; 1)"/>
          <table:table-cell office:value-type="string"/>
          <table:table-cell office:value-type="float" office:value="328">
            <text:p>328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DOMAINE BONNEAU DU MARTR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5]); &quot;&quot;; 1)"/>
          <table:table-cell office:value-type="string"/>
          <table:table-cell office:value-type="float" office:value="330">
            <text:p>330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JAD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6]); &quot;&quot;; 1)"/>
          <table:table-cell office:value-type="string"/>
          <table:table-cell office:value-type="float" office:value="330">
            <text:p>330</text:p>
          </table:table-cell>
          <table:table-cell office:value-type="string"/>
          <table:table-cell office:value-type="string">
            <text:p>CORTON CHARLEMAGNE</text:p>
          </table:table-cell>
          <table:table-cell office:value-type="string">
            <text:p>LOUIS JAD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7]); &quot;&quot;; 1)"/>
          <table:table-cell office:value-type="string"/>
          <table:table-cell office:value-type="float" office:value="331">
            <text:p>331</text:p>
          </table:table-cell>
          <table:table-cell office:value-type="string"/>
          <table:table-cell office:value-type="string">
            <text:p>QUINTESSENCE DE CORTON CHARLEMAGNE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8]); &quot;&quot;; 1)"/>
          <table:table-cell office:value-type="string"/>
          <table:table-cell office:value-type="float" office:value="332">
            <text:p>332</text:p>
          </table:table-cell>
          <table:table-cell office:value-type="string"/>
          <table:table-cell office:value-type="string">
            <text:p>LADOIX LE CLOS ROYER</text:p>
          </table:table-cell>
          <table:table-cell office:value-type="string">
            <text:p>DOMAINE MICHEL MA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9]); &quot;&quot;; 1)"/>
          <table:table-cell office:value-type="string"/>
          <table:table-cell office:value-type="float" office:value="333">
            <text:p>333</text:p>
          </table:table-cell>
          <table:table-cell office:value-type="string"/>
          <table:table-cell office:value-type="string">
            <text:p>LADOIX 1ER CRU LER GRECHONS</text:p>
          </table:table-cell>
          <table:table-cell office:value-type="string">
            <text:p>DOMAINE MICHEL MALLAR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0]); &quot;&quot;; 1)"/>
          <table:table-cell office:value-type="string"/>
          <table:table-cell office:value-type="float" office:value="334">
            <text:p>334</text:p>
          </table:table-cell>
          <table:table-cell office:value-type="string"/>
          <table:table-cell office:value-type="string">
            <text:p>MEURSAULT NARVAUX</text:p>
          </table:table-cell>
          <table:table-cell office:value-type="string">
            <text:p>DOMAINE MICHE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1]); &quot;&quot;; 1)"/>
          <table:table-cell office:value-type="string"/>
          <table:table-cell office:value-type="float" office:value="337">
            <text:p>337</text:p>
          </table:table-cell>
          <table:table-cell office:value-type="string"/>
          <table:table-cell office:value-type="string">
            <text:p>MEURSAULT VIEILLES VIGNES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2]); &quot;&quot;; 1)"/>
          <table:table-cell office:value-type="string"/>
          <table:table-cell office:value-type="float" office:value="337">
            <text:p>337</text:p>
          </table:table-cell>
          <table:table-cell office:value-type="string"/>
          <table:table-cell office:value-type="string">
            <text:p>MEURSAULT VIEILLES VIGNES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3]); &quot;&quot;; 1)"/>
          <table:table-cell office:value-type="string"/>
          <table:table-cell office:value-type="float" office:value="339">
            <text:p>339</text:p>
          </table:table-cell>
          <table:table-cell office:value-type="string"/>
          <table:table-cell office:value-type="string">
            <text:p>MEURSAULT</text:p>
          </table:table-cell>
          <table:table-cell office:value-type="string">
            <text:p>CHRISTIAN BELLAN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4]); &quot;&quot;; 1)"/>
          <table:table-cell office:value-type="string"/>
          <table:table-cell office:value-type="float" office:value="340">
            <text:p>340</text:p>
          </table:table-cell>
          <table:table-cell office:value-type="string"/>
          <table:table-cell office:value-type="string">
            <text:p>MEURSAULT 1ER CRU PORUZOTS VIELLES VIGNES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5]); &quot;&quot;; 1)"/>
          <table:table-cell office:value-type="string"/>
          <table:table-cell office:value-type="float" office:value="341">
            <text:p>341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6]); &quot;&quot;; 1)"/>
          <table:table-cell office:value-type="string"/>
          <table:table-cell office:value-type="float" office:value="343">
            <text:p>343</text:p>
          </table:table-cell>
          <table:table-cell office:value-type="string"/>
          <table:table-cell office:value-type="string">
            <text:p>MEURSAULT 1ER CRU PERRIERES</text:p>
          </table:table-cell>
          <table:table-cell office:value-type="string">
            <text:p>DOMAINE JEAN MICHEL GAUN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7]); &quot;&quot;; 1)"/>
          <table:table-cell office:value-type="string"/>
          <table:table-cell office:value-type="float" office:value="344">
            <text:p>344</text:p>
          </table:table-cell>
          <table:table-cell office:value-type="string"/>
          <table:table-cell office:value-type="string">
            <text:p>MEURSAULT</text:p>
          </table:table-cell>
          <table:table-cell office:value-type="string">
            <text:p>COCHE-DU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8]); &quot;&quot;; 1)"/>
          <table:table-cell office:value-type="string"/>
          <table:table-cell office:value-type="float" office:value="346">
            <text:p>346</text:p>
          </table:table-cell>
          <table:table-cell office:value-type="string"/>
          <table:table-cell office:value-type="string">
            <text:p>MEURSAULT 1ER CRU PERRIERES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9]); &quot;&quot;; 1)"/>
          <table:table-cell office:value-type="string"/>
          <table:table-cell office:value-type="float" office:value="347">
            <text:p>347</text:p>
          </table:table-cell>
          <table:table-cell office:value-type="string"/>
          <table:table-cell office:value-type="string">
            <text:p>MEURSAULT 1ER CRU PORUZO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0]); &quot;&quot;; 1)"/>
          <table:table-cell office:value-type="string"/>
          <table:table-cell office:value-type="float" office:value="347">
            <text:p>347</text:p>
          </table:table-cell>
          <table:table-cell office:value-type="string"/>
          <table:table-cell office:value-type="string">
            <text:p>MEURSAULT 1ER CRU PORUZO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1]); &quot;&quot;; 1)"/>
          <table:table-cell office:value-type="string"/>
          <table:table-cell office:value-type="float" office:value="348">
            <text:p>348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2]); &quot;&quot;; 1)"/>
          <table:table-cell office:value-type="string"/>
          <table:table-cell office:value-type="float" office:value="348">
            <text:p>348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3]); &quot;&quot;; 1)"/>
          <table:table-cell office:value-type="string"/>
          <table:table-cell office:value-type="float" office:value="348">
            <text:p>348</text:p>
          </table:table-cell>
          <table:table-cell office:value-type="string"/>
          <table:table-cell office:value-type="string">
            <text:p>MEURSAULT 1ER CRU LES GOUTTE D'OR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4]); &quot;&quot;; 1)"/>
          <table:table-cell office:value-type="string"/>
          <table:table-cell office:value-type="float" office:value="349">
            <text:p>349</text:p>
          </table:table-cell>
          <table:table-cell office:value-type="string"/>
          <table:table-cell office:value-type="string">
            <text:p>MEURSAULT CHARMES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5]); &quot;&quot;; 1)"/>
          <table:table-cell office:value-type="string"/>
          <table:table-cell office:value-type="float" office:value="349">
            <text:p>349</text:p>
          </table:table-cell>
          <table:table-cell office:value-type="string"/>
          <table:table-cell office:value-type="string">
            <text:p>MEURSAULT CHARMES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6]); &quot;&quot;; 1)"/>
          <table:table-cell office:value-type="string"/>
          <table:table-cell office:value-type="float" office:value="350">
            <text:p>350</text:p>
          </table:table-cell>
          <table:table-cell office:value-type="string"/>
          <table:table-cell office:value-type="string">
            <text:p>CHASSAGNE-MONTRACHET 1ER CRU GRANDE MONTAGNE</text:p>
          </table:table-cell>
          <table:table-cell office:value-type="string">
            <text:p>LOUIS JAD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7]); &quot;&quot;; 1)"/>
          <table:table-cell office:value-type="string"/>
          <table:table-cell office:value-type="float" office:value="351">
            <text:p>351</text:p>
          </table:table-cell>
          <table:table-cell office:value-type="string"/>
          <table:table-cell office:value-type="string">
            <text:p>CHEVALIER-MONTRACHET LES DEMOISELLES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8]); &quot;&quot;; 1)"/>
          <table:table-cell office:value-type="string"/>
          <table:table-cell office:value-type="float" office:value="352">
            <text:p>352</text:p>
          </table:table-cell>
          <table:table-cell office:value-type="string"/>
          <table:table-cell office:value-type="string">
            <text:p>CHEVALIER-MONTRACHET</text:p>
          </table:table-cell>
          <table:table-cell office:value-type="string">
            <text:p>LEROY-D'AUVEN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9]); &quot;&quot;; 1)"/>
          <table:table-cell office:value-type="string"/>
          <table:table-cell office:value-type="float" office:value="353">
            <text:p>353</text:p>
          </table:table-cell>
          <table:table-cell office:value-type="string"/>
          <table:table-cell office:value-type="string">
            <text:p>CHEVALIER-MONTRACHET</text:p>
          </table:table-cell>
          <table:table-cell office:value-type="string">
            <text:p>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0]); &quot;&quot;; 1)"/>
          <table:table-cell office:value-type="string"/>
          <table:table-cell office:value-type="float" office:value="354">
            <text:p>354</text:p>
          </table:table-cell>
          <table:table-cell office:value-type="string"/>
          <table:table-cell office:value-type="string">
            <text:p>CHEVALIER-MONTRACHET</text:p>
          </table:table-cell>
          <table:table-cell office:value-type="string">
            <text:p>DOMAINE DE LA VOUGERAI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1]); &quot;&quot;; 1)"/>
          <table:table-cell office:value-type="string"/>
          <table:table-cell office:value-type="float" office:value="356">
            <text:p>356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2]); &quot;&quot;; 1)"/>
          <table:table-cell office:value-type="string"/>
          <table:table-cell office:value-type="float" office:value="357">
            <text:p>357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3]); &quot;&quot;; 1)"/>
          <table:table-cell office:value-type="string"/>
          <table:table-cell office:value-type="float" office:value="358">
            <text:p>358</text:p>
          </table:table-cell>
          <table:table-cell office:value-type="string"/>
          <table:table-cell office:value-type="string">
            <text:p>MONTRACHET</text:p>
          </table:table-cell>
          <table:table-cell office:value-type="string">
            <text:p>DOMAINE DES COMTES LA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4]); &quot;&quot;; 1)"/>
          <table:table-cell office:value-type="string"/>
          <table:table-cell office:value-type="float" office:value="359">
            <text:p>359</text:p>
          </table:table-cell>
          <table:table-cell office:value-type="string"/>
          <table:table-cell office:value-type="string">
            <text:p>PULIGNY-MONTRACHET 1ER CRU LES CHAMPS GAIN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5]); &quot;&quot;; 1)"/>
          <table:table-cell office:value-type="string"/>
          <table:table-cell office:value-type="float" office:value="360">
            <text:p>360</text:p>
          </table:table-cell>
          <table:table-cell office:value-type="string"/>
          <table:table-cell office:value-type="string">
            <text:p>PULIGNY-MONTRACHET 1er CRU LES FOLATIERES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6]); &quot;&quot;; 1)"/>
          <table:table-cell office:value-type="string"/>
          <table:table-cell office:value-type="float" office:value="361">
            <text:p>361</text:p>
          </table:table-cell>
          <table:table-cell office:value-type="string"/>
          <table:table-cell office:value-type="string">
            <text:p>PULIGNY-MONTRACHET</text:p>
          </table:table-cell>
          <table:table-cell office:value-type="string">
            <text:p>VINCENT GIRARD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7]); &quot;&quot;; 1)"/>
          <table:table-cell office:value-type="string"/>
          <table:table-cell office:value-type="float" office:value="363">
            <text:p>363</text:p>
          </table:table-cell>
          <table:table-cell office:value-type="string"/>
          <table:table-cell office:value-type="string">
            <text:p>PULIGNY-MONTRACHET</text:p>
          </table:table-cell>
          <table:table-cell office:value-type="string">
            <text:p>DOMAINE ANDRE' GOICH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8]); &quot;&quot;; 1)"/>
          <table:table-cell office:value-type="string"/>
          <table:table-cell office:value-type="float" office:value="364">
            <text:p>364</text:p>
          </table:table-cell>
          <table:table-cell office:value-type="string"/>
          <table:table-cell office:value-type="string">
            <text:p>PULIGNY-MONTRACHET FOLATIERES</text:p>
          </table:table-cell>
          <table:table-cell office:value-type="string">
            <text:p>DOMAINE FRANCOIS GAUNOUX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9]); &quot;&quot;; 1)"/>
          <table:table-cell office:value-type="string"/>
          <table:table-cell office:value-type="float" office:value="365">
            <text:p>365</text:p>
          </table:table-cell>
          <table:table-cell office:value-type="string"/>
          <table:table-cell office:value-type="string">
            <text:p>PULIGNY-MONTRACHET LES PUCELLES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0]); &quot;&quot;; 1)"/>
          <table:table-cell office:value-type="string"/>
          <table:table-cell office:value-type="float" office:value="365">
            <text:p>365</text:p>
          </table:table-cell>
          <table:table-cell office:value-type="string"/>
          <table:table-cell office:value-type="string">
            <text:p>PULIGNY-MONTRACHET LES PUCELLES</text:p>
          </table:table-cell>
          <table:table-cell office:value-type="string">
            <text:p>DOMAINE LEFLA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1]); &quot;&quot;; 1)"/>
          <table:table-cell office:value-type="string"/>
          <table:table-cell office:value-type="float" office:value="366">
            <text:p>366</text:p>
          </table:table-cell>
          <table:table-cell office:value-type="string"/>
          <table:table-cell office:value-type="string">
            <text:p>PULIGNY-MONTRACHET 1ER CRU CLOS DE LA MOUCHERE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2]); &quot;&quot;; 1)"/>
          <table:table-cell office:value-type="string"/>
          <table:table-cell office:value-type="float" office:value="366">
            <text:p>366</text:p>
          </table:table-cell>
          <table:table-cell office:value-type="string"/>
          <table:table-cell office:value-type="string">
            <text:p>PULIGNY-MONTRACHET 1ER CRU CLOS DE LA MOUCHERE</text:p>
          </table:table-cell>
          <table:table-cell office:value-type="string">
            <text:p>a. Puligny Montrachet c.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3]); &quot;&quot;; 1)"/>
          <table:table-cell office:value-type="string"/>
          <table:table-cell office:value-type="float" office:value="367">
            <text:p>367</text:p>
          </table:table-cell>
          <table:table-cell office:value-type="string"/>
          <table:table-cell office:value-type="string">
            <text:p>PULIGNY-MONTRACHET 1er CRU SOUS LES PUITS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4]); &quot;&quot;; 1)"/>
          <table:table-cell office:value-type="string"/>
          <table:table-cell office:value-type="float" office:value="367">
            <text:p>367</text:p>
          </table:table-cell>
          <table:table-cell office:value-type="string"/>
          <table:table-cell office:value-type="string">
            <text:p>PULIGNY-MONTRACHET 1er CRU SOUS LES PUITS</text:p>
          </table:table-cell>
          <table:table-cell office:value-type="string">
            <text:p>LOUIS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5]); &quot;&quot;; 1)"/>
          <table:table-cell office:value-type="string"/>
          <table:table-cell office:value-type="float" office:value="369">
            <text:p>369</text:p>
          </table:table-cell>
          <table:table-cell office:value-type="string"/>
          <table:table-cell office:value-type="string">
            <text:p>LA CALVAIRE</text:p>
          </table:table-cell>
          <table:table-cell office:value-type="string">
            <text:p>DOMAINE DES CARLIN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6]); &quot;&quot;; 1)"/>
          <table:table-cell office:value-type="string"/>
          <table:table-cell office:value-type="float" office:value="370">
            <text:p>370</text:p>
          </table:table-cell>
          <table:table-cell office:value-type="string"/>
          <table:table-cell office:value-type="string">
            <text:p>CAMIN LARREDYA</text:p>
          </table:table-cell>
          <table:table-cell office:value-type="string">
            <text:p>JEAN MARC GRUSSAU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7]); &quot;&quot;; 1)"/>
          <table:table-cell office:value-type="string"/>
          <table:table-cell office:value-type="float" office:value="371">
            <text:p>371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8]); &quot;&quot;; 1)"/>
          <table:table-cell office:value-type="string"/>
          <table:table-cell office:value-type="float" office:value="372">
            <text:p>372</text:p>
          </table:table-cell>
          <table:table-cell office:value-type="string"/>
          <table:table-cell office:value-type="string">
            <text:p>MARIETA</text:p>
          </table:table-cell>
          <table:table-cell office:value-type="string">
            <text:p>B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9]); &quot;&quot;; 1)"/>
          <table:table-cell office:value-type="string"/>
          <table:table-cell office:value-type="float" office:value="373">
            <text:p>373</text:p>
          </table:table-cell>
          <table:table-cell office:value-type="string"/>
          <table:table-cell office:value-type="string">
            <text:p>L'ARGILE COLLIOURE BLANC</text:p>
          </table:table-cell>
          <table:table-cell office:value-type="string">
            <text:p>DOMAINE DE LA RECTOIR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0]); &quot;&quot;; 1)"/>
          <table:table-cell office:value-type="string"/>
          <table:table-cell office:value-type="float" office:value="374">
            <text:p>374</text:p>
          </table:table-cell>
          <table:table-cell office:value-type="string"/>
          <table:table-cell office:value-type="string">
            <text:p>FLO BUSCH</text:p>
          </table:table-cell>
          <table:table-cell office:value-type="string">
            <text:p>PIERRE QUI ROL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1]); &quot;&quot;; 1)"/>
          <table:table-cell office:value-type="string"/>
          <table:table-cell office:value-type="float" office:value="375">
            <text:p>375</text:p>
          </table:table-cell>
          <table:table-cell office:value-type="string"/>
          <table:table-cell office:value-type="string">
            <text:p>ANJOU LES NOURISSON</text:p>
          </table:table-cell>
          <table:table-cell office:value-type="string">
            <text:p>STEPHANE BERNAUD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2]); &quot;&quot;; 1)"/>
          <table:table-cell office:value-type="string"/>
          <table:table-cell office:value-type="float" office:value="376">
            <text:p>376</text:p>
          </table:table-cell>
          <table:table-cell office:value-type="string"/>
          <table:table-cell office:value-type="string">
            <text:p>BARON DE L</text:p>
          </table:table-cell>
          <table:table-cell office:value-type="string">
            <text:p>BARON DE LA DOUC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3]); &quot;&quot;; 1)"/>
          <table:table-cell office:value-type="string"/>
          <table:table-cell office:value-type="float" office:value="376">
            <text:p>376</text:p>
          </table:table-cell>
          <table:table-cell office:value-type="string"/>
          <table:table-cell office:value-type="string">
            <text:p>BARON DE L</text:p>
          </table:table-cell>
          <table:table-cell office:value-type="string">
            <text:p>BARON DE LA DOUC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4]); &quot;&quot;; 1)"/>
          <table:table-cell office:value-type="string"/>
          <table:table-cell office:value-type="float" office:value="376">
            <text:p>376</text:p>
          </table:table-cell>
          <table:table-cell office:value-type="string"/>
          <table:table-cell office:value-type="string">
            <text:p>BARON DE L</text:p>
          </table:table-cell>
          <table:table-cell office:value-type="string">
            <text:p>BARON DE LA DOUCET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5]); &quot;&quot;; 1)"/>
          <table:table-cell office:value-type="string"/>
          <table:table-cell office:value-type="float" office:value="377">
            <text:p>377</text:p>
          </table:table-cell>
          <table:table-cell office:value-type="string"/>
          <table:table-cell office:value-type="string">
            <text:p>CHEVERNEY CLOS DE CENDRES</text:p>
          </table:table-cell>
          <table:table-cell office:value-type="string">
            <text:p>DOMAINE DE MONTR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6]); &quot;&quot;; 1)"/>
          <table:table-cell office:value-type="string"/>
          <table:table-cell office:value-type="float" office:value="378">
            <text:p>378</text:p>
          </table:table-cell>
          <table:table-cell office:value-type="string"/>
          <table:table-cell office:value-type="string">
            <text:p>LA JARRE DE JUCHEPIE ANJOU</text:p>
          </table:table-cell>
          <table:table-cell office:value-type="string">
            <text:p>DE JUCHEPI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7]); &quot;&quot;; 1)"/>
          <table:table-cell office:value-type="string"/>
          <table:table-cell office:value-type="float" office:value="379">
            <text:p>379</text:p>
          </table:table-cell>
          <table:table-cell office:value-type="string"/>
          <table:table-cell office:value-type="string">
            <text:p>MUSCADET SEVRE ET MAINE SUR LIE</text:p>
          </table:table-cell>
          <table:table-cell office:value-type="string">
            <text:p>CHATEAU DE LA GRAVEL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8]); &quot;&quot;; 1)"/>
          <table:table-cell office:value-type="string"/>
          <table:table-cell office:value-type="float" office:value="380">
            <text:p>380</text:p>
          </table:table-cell>
          <table:table-cell office:value-type="string"/>
          <table:table-cell office:value-type="string">
            <text:p>SILEX</text:p>
          </table:table-cell>
          <table:table-cell office:value-type="string">
            <text:p>DAGUEN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9]); &quot;&quot;; 1)"/>
          <table:table-cell office:value-type="string"/>
          <table:table-cell office:value-type="float" office:value="380">
            <text:p>380</text:p>
          </table:table-cell>
          <table:table-cell office:value-type="string"/>
          <table:table-cell office:value-type="string">
            <text:p>SILEX</text:p>
          </table:table-cell>
          <table:table-cell office:value-type="string">
            <text:p>DAGUEN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0]); &quot;&quot;; 1)"/>
          <table:table-cell office:value-type="string"/>
          <table:table-cell office:value-type="float" office:value="381">
            <text:p>381</text:p>
          </table:table-cell>
          <table:table-cell office:value-type="string"/>
          <table:table-cell office:value-type="string">
            <text:p>GRUNER VELTLINER</text:p>
          </table:table-cell>
          <table:table-cell office:value-type="string">
            <text:p>WEINGUT STIFT KLOSTER NEUBURG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1]); &quot;&quot;; 1)"/>
          <table:table-cell office:value-type="string"/>
          <table:table-cell office:value-type="float" office:value="382">
            <text:p>382</text:p>
          </table:table-cell>
          <table:table-cell office:value-type="string"/>
          <table:table-cell office:value-type="string">
            <text:p>GRUNER VELTLINER AM BERG</text:p>
          </table:table-cell>
          <table:table-cell office:value-type="string">
            <text:p>WEINGUT BERNHARD OT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2]); &quot;&quot;; 1)"/>
          <table:table-cell office:value-type="string"/>
          <table:table-cell office:value-type="float" office:value="383">
            <text:p>383</text:p>
          </table:table-cell>
          <table:table-cell office:value-type="string"/>
          <table:table-cell office:value-type="string">
            <text:p>GRUNER VELTLINER FASS 4</text:p>
          </table:table-cell>
          <table:table-cell office:value-type="string">
            <text:p>WEINGUT BERNHARD OT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3]); &quot;&quot;; 1)"/>
          <table:table-cell office:value-type="string"/>
          <table:table-cell office:value-type="float" office:value="385">
            <text:p>385</text:p>
          </table:table-cell>
          <table:table-cell office:value-type="string"/>
          <table:table-cell office:value-type="string">
            <text:p>ELISABETH</text:p>
          </table:table-cell>
          <table:table-cell office:value-type="string">
            <text:p>NIKOLAI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4]); &quot;&quot;; 1)"/>
          <table:table-cell office:value-type="string"/>
          <table:table-cell office:value-type="float" office:value="386">
            <text:p>386</text:p>
          </table:table-cell>
          <table:table-cell office:value-type="string"/>
          <table:table-cell office:value-type="string">
            <text:p>RIESLING LAIBNER FEDERSPIEL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5]); &quot;&quot;; 1)"/>
          <table:table-cell office:value-type="string"/>
          <table:table-cell office:value-type="float" office:value="387">
            <text:p>387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MORDTHAL 1 LAGE B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6]); &quot;&quot;; 1)"/>
          <table:table-cell office:value-type="string"/>
          <table:table-cell office:value-type="float" office:value="390">
            <text:p>390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MARAGD VOM STE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7]); &quot;&quot;; 1)"/>
          <table:table-cell office:value-type="string"/>
          <table:table-cell office:value-type="float" office:value="391">
            <text:p>391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TEINER HUN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8]); &quot;&quot;; 1)"/>
          <table:table-cell office:value-type="string"/>
          <table:table-cell office:value-type="float" office:value="392">
            <text:p>392</text:p>
          </table:table-cell>
          <table:table-cell office:value-type="string"/>
          <table:table-cell office:value-type="string">
            <text:p>RIESLING SMARAGAD RIED STEINERTAL</text:p>
          </table:table-cell>
          <table:table-cell office:value-type="string">
            <text:p>PICHL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9]); &quot;&quot;; 1)"/>
          <table:table-cell office:value-type="string"/>
          <table:table-cell office:value-type="float" office:value="393">
            <text:p>393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UNDHO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0]); &quot;&quot;; 1)"/>
          <table:table-cell office:value-type="string"/>
          <table:table-cell office:value-type="float" office:value="394">
            <text:p>394</text:p>
          </table:table-cell>
          <table:table-cell office:value-type="string"/>
          <table:table-cell office:value-type="string">
            <text:p>RIESLING FANTASIE DER SCHIEFERTERRASSEN</text:p>
          </table:table-cell>
          <table:table-cell office:value-type="string">
            <text:p>Riesling spumante metodo classic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0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1]); &quot;&quot;; 1)"/>
          <table:table-cell office:value-type="string"/>
          <table:table-cell office:value-type="float" office:value="397">
            <text:p>397</text:p>
          </table:table-cell>
          <table:table-cell office:value-type="string"/>
          <table:table-cell office:value-type="string">
            <text:p>RIESLING RESERVE URTZIGER WURZGARTEN GG</text:p>
          </table:table-cell>
          <table:table-cell office:value-type="string">
            <text:p>DR LOO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2]); &quot;&quot;; 1)"/>
          <table:table-cell office:value-type="string"/>
          <table:table-cell office:value-type="float" office:value="400">
            <text:p>400</text:p>
          </table:table-cell>
          <table:table-cell office:value-type="string"/>
          <table:table-cell office:value-type="string">
            <text:p>RIESLING ALTEN REBEN</text:p>
          </table:table-cell>
          <table:table-cell office:value-type="string">
            <text:p>MARKUS MOLIT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3]); &quot;&quot;; 1)"/>
          <table:table-cell office:value-type="string"/>
          <table:table-cell office:value-type="float" office:value="400">
            <text:p>400</text:p>
          </table:table-cell>
          <table:table-cell office:value-type="string"/>
          <table:table-cell office:value-type="string">
            <text:p>RIESLING ALTEN REBEN</text:p>
          </table:table-cell>
          <table:table-cell office:value-type="string">
            <text:p>MARKUS MOLITO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4]); &quot;&quot;; 1)"/>
          <table:table-cell office:value-type="string"/>
          <table:table-cell office:value-type="float" office:value="404">
            <text:p>404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TONSCHIEFER QBA TROCK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5]); &quot;&quot;; 1)"/>
          <table:table-cell office:value-type="string"/>
          <table:table-cell office:value-type="float" office:value="405">
            <text:p>405</text:p>
          </table:table-cell>
          <table:table-cell office:value-type="string"/>
          <table:table-cell office:value-type="string">
            <text:p>RIESLING HALEMBERG GG</text:p>
          </table:table-cell>
          <table:table-cell office:value-type="string">
            <text:p>EMRICH SCHONLEB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6]); &quot;&quot;; 1)"/>
          <table:table-cell office:value-type="string"/>
          <table:table-cell office:value-type="float" office:value="406">
            <text:p>406</text:p>
          </table:table-cell>
          <table:table-cell office:value-type="string"/>
          <table:table-cell office:value-type="string">
            <text:p>RIESLING HALEMBERG GG</text:p>
          </table:table-cell>
          <table:table-cell office:value-type="string">
            <text:p>EMRICH SCHONLEBER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3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7]); &quot;&quot;; 1)"/>
          <table:table-cell office:value-type="string"/>
          <table:table-cell office:value-type="float" office:value="407">
            <text:p>407</text:p>
          </table:table-cell>
          <table:table-cell office:value-type="string"/>
          <table:table-cell office:value-type="string">
            <text:p>RIESLING</text:p>
          </table:table-cell>
          <table:table-cell office:value-type="string">
            <text:p>SCHIEF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8]); &quot;&quot;; 1)"/>
          <table:table-cell office:value-type="string"/>
          <table:table-cell office:value-type="float" office:value="408">
            <text:p>408</text:p>
          </table:table-cell>
          <table:table-cell office:value-type="string"/>
          <table:table-cell office:value-type="string">
            <text:p>RIESLING SPATLESE TROCKEN</text:p>
          </table:table-cell>
          <table:table-cell office:value-type="string">
            <text:p>GEHEIMRAT “J”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9]); &quot;&quot;; 1)"/>
          <table:table-cell office:value-type="string"/>
          <table:table-cell office:value-type="float" office:value="409">
            <text:p>409</text:p>
          </table:table-cell>
          <table:table-cell office:value-type="string"/>
          <table:table-cell office:value-type="string">
            <text:p>RIESLING KABINETT HALB TROCKEN</text:p>
          </table:table-cell>
          <table:table-cell office:value-type="string">
            <text:p>SCHLO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0]); &quot;&quot;; 1)"/>
          <table:table-cell office:value-type="string"/>
          <table:table-cell office:value-type="float" office:value="410">
            <text:p>410</text:p>
          </table:table-cell>
          <table:table-cell office:value-type="string"/>
          <table:table-cell office:value-type="string">
            <text:p>RIESLING GELBLOCK</text:p>
          </table:table-cell>
          <table:table-cell office:value-type="string">
            <text:p>SCHLO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1]); &quot;&quot;; 1)"/>
          <table:table-cell office:value-type="string"/>
          <table:table-cell office:value-type="float" office:value="411">
            <text:p>411</text:p>
          </table:table-cell>
          <table:table-cell office:value-type="string"/>
          <table:table-cell office:value-type="string">
            <text:p>RIESLING 50°</text:p>
          </table:table-cell>
          <table:table-cell office:value-type="string">
            <text:p>SCHLOS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2]); &quot;&quot;; 1)"/>
          <table:table-cell office:value-type="string"/>
          <table:table-cell office:value-type="float" office:value="412">
            <text:p>412</text:p>
          </table:table-cell>
          <table:table-cell office:value-type="string"/>
          <table:table-cell office:value-type="string">
            <text:p>RIESLING HATTENHEIMER NUSSBRUNNEN ''R''</text:p>
          </table:table-cell>
          <table:table-cell office:value-type="string">
            <text:p>GRAF VON SCHONBOR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3]); &quot;&quot;; 1)"/>
          <table:table-cell office:value-type="string"/>
          <table:table-cell office:value-type="float" office:value="413">
            <text:p>413</text:p>
          </table:table-cell>
          <table:table-cell office:value-type="string"/>
          <table:table-cell office:value-type="string">
            <text:p>RIESLING SPATLESE HATTENHEIMER PFAFFENBERGER</text:p>
          </table:table-cell>
          <table:table-cell office:value-type="string">
            <text:p>SCHLOSS SCHONBOR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4]); &quot;&quot;; 1)"/>
          <table:table-cell office:value-type="string"/>
          <table:table-cell office:value-type="float" office:value="415">
            <text:p>415</text:p>
          </table:table-cell>
          <table:table-cell office:value-type="string"/>
          <table:table-cell office:value-type="string">
            <text:p>RIESLING GIMMELDINGEN</text:p>
          </table:table-cell>
          <table:table-cell office:value-type="string">
            <text:p>TROCK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5]); &quot;&quot;; 1)"/>
          <table:table-cell office:value-type="string"/>
          <table:table-cell office:value-type="float" office:value="416">
            <text:p>416</text:p>
          </table:table-cell>
          <table:table-cell office:value-type="string"/>
          <table:table-cell office:value-type="string">
            <text:p>RIESLING RUPPERTSBERGER HOHEBURG</text:p>
          </table:table-cell>
          <table:table-cell office:value-type="string">
            <text:p>DR BURKLIN-WOL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6]); &quot;&quot;; 1)"/>
          <table:table-cell office:value-type="string"/>
          <table:table-cell office:value-type="float" office:value="417">
            <text:p>417</text:p>
          </table:table-cell>
          <table:table-cell office:value-type="string"/>
          <table:table-cell office:value-type="string">
            <text:p>RIESLING RUPPERTSBERGER HOHEBURG</text:p>
          </table:table-cell>
          <table:table-cell office:value-type="string">
            <text:p>DR BURKLIN-WOL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7]); &quot;&quot;; 1)"/>
          <table:table-cell office:value-type="string"/>
          <table:table-cell office:value-type="float" office:value="417">
            <text:p>417</text:p>
          </table:table-cell>
          <table:table-cell office:value-type="string"/>
          <table:table-cell office:value-type="string">
            <text:p>RIESLING RUPPERTSBERGER HOHEBURG</text:p>
          </table:table-cell>
          <table:table-cell office:value-type="string">
            <text:p>DR BURKLIN-WOLF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8]); &quot;&quot;; 1)"/>
          <table:table-cell office:value-type="string"/>
          <table:table-cell office:value-type="float" office:value="419">
            <text:p>419</text:p>
          </table:table-cell>
          <table:table-cell office:value-type="string"/>
          <table:table-cell office:value-type="string">
            <text:p>CHARDONNAY</text:p>
          </table:table-cell>
          <table:table-cell office:value-type="string">
            <text:p>SELECT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9]); &quot;&quot;; 1)"/>
          <table:table-cell office:value-type="string"/>
          <table:table-cell office:value-type="float" office:value="420">
            <text:p>420</text:p>
          </table:table-cell>
          <table:table-cell office:value-type="string"/>
          <table:table-cell office:value-type="string">
            <text:p>MALVAZIJA ISTRIANA</text:p>
          </table:table-cell>
          <table:table-cell office:value-type="string">
            <text:p>MARKO 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0]); &quot;&quot;; 1)"/>
          <table:table-cell office:value-type="string"/>
          <table:table-cell office:value-type="float" office:value="421">
            <text:p>421</text:p>
          </table:table-cell>
          <table:table-cell office:value-type="string"/>
          <table:table-cell office:value-type="string">
            <text:p>MALVAZIJA ISTRIANA SELEZIONE</text:p>
          </table:table-cell>
          <table:table-cell office:value-type="string">
            <text:p>MARKO 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1]); &quot;&quot;; 1)"/>
          <table:table-cell office:value-type="string"/>
          <table:table-cell office:value-type="float" office:value="423">
            <text:p>423</text:p>
          </table:table-cell>
          <table:table-cell office:value-type="string"/>
          <table:table-cell office:value-type="string">
            <text:p>SAUVIGNON</text:p>
          </table:table-cell>
          <table:table-cell office:value-type="string">
            <text:p>SELECT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2]); &quot;&quot;; 1)"/>
          <table:table-cell office:value-type="string"/>
          <table:table-cell office:value-type="float" office:value="424">
            <text:p>424</text:p>
          </table:table-cell>
          <table:table-cell office:value-type="string"/>
          <table:table-cell office:value-type="string">
            <text:p>VITOVSKA</text:p>
          </table:table-cell>
          <table:table-cell office:value-type="string">
            <text:p>MARKO F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3]); &quot;&quot;; 1)"/>
          <table:table-cell office:value-type="string"/>
          <table:table-cell office:value-type="float" office:value="425">
            <text:p>425</text:p>
          </table:table-cell>
          <table:table-cell office:value-type="string"/>
          <table:table-cell office:value-type="string">
            <text:p>MENADE SOBRENATURAL</text:p>
          </table:table-cell>
          <table:table-cell office:value-type="string">
            <text:p>CASTILLA Y LE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4]); &quot;&quot;; 1)"/>
          <table:table-cell office:value-type="string"/>
          <table:table-cell office:value-type="float" office:value="426">
            <text:p>426</text:p>
          </table:table-cell>
          <table:table-cell office:value-type="string"/>
          <table:table-cell office:value-type="string">
            <text:p>VIOGNIER E MUSCAT</text:p>
          </table:table-cell>
          <table:table-cell office:value-type="string">
            <text:p>LAS CUADR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5]); &quot;&quot;; 1)"/>
          <table:table-cell office:value-type="string"/>
          <table:table-cell office:value-type="float" office:value="427">
            <text:p>427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6]); &quot;&quot;; 1)"/>
          <table:table-cell office:value-type="string"/>
          <table:table-cell office:value-type="float" office:value="428">
            <text:p>428</text:p>
          </table:table-cell>
          <table:table-cell office:value-type="string"/>
          <table:table-cell office:value-type="string">
            <text:p>AMARONE RISERVA FIERAMONT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7]); &quot;&quot;; 1)"/>
          <table:table-cell office:value-type="string"/>
          <table:table-cell office:value-type="float" office:value="428">
            <text:p>428</text:p>
          </table:table-cell>
          <table:table-cell office:value-type="string"/>
          <table:table-cell office:value-type="string">
            <text:p>AMARONE RISERVA FIERAMONT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8]); &quot;&quot;; 1)"/>
          <table:table-cell office:value-type="string"/>
          <table:table-cell office:value-type="float" office:value="428">
            <text:p>428</text:p>
          </table:table-cell>
          <table:table-cell office:value-type="string"/>
          <table:table-cell office:value-type="string">
            <text:p>AMARONE RISERVA FIERAMONT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9]); &quot;&quot;; 1)"/>
          <table:table-cell office:value-type="string"/>
          <table:table-cell office:value-type="float" office:value="429">
            <text:p>429</text:p>
          </table:table-cell>
          <table:table-cell office:value-type="string"/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0]); &quot;&quot;; 1)"/>
          <table:table-cell office:value-type="string"/>
          <table:table-cell office:value-type="float" office:value="430">
            <text:p>430</text:p>
          </table:table-cell>
          <table:table-cell office:value-type="string"/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1]); &quot;&quot;; 1)"/>
          <table:table-cell office:value-type="string"/>
          <table:table-cell office:value-type="float" office:value="431">
            <text:p>431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6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2]); &quot;&quot;; 1)"/>
          <table:table-cell office:value-type="string"/>
          <table:table-cell office:value-type="float" office:value="432">
            <text:p>432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8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3]); &quot;&quot;; 1)"/>
          <table:table-cell office:value-type="string"/>
          <table:table-cell office:value-type="float" office:value="433">
            <text:p>433</text:p>
          </table:table-cell>
          <table:table-cell office:value-type="string"/>
          <table:table-cell office:value-type="string">
            <text:p>AMARONE RISERV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4]); &quot;&quot;; 1)"/>
          <table:table-cell office:value-type="string"/>
          <table:table-cell office:value-type="float" office:value="434">
            <text:p>434</text:p>
          </table:table-cell>
          <table:table-cell office:value-type="string"/>
          <table:table-cell office:value-type="string">
            <text:p>AMARONE RISERVA BROLO DELLE GIARE</text:p>
          </table:table-cell>
          <table:table-cell office:value-type="string">
            <text:p>TEZZ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5]); &quot;&quot;; 1)"/>
          <table:table-cell office:value-type="string"/>
          <table:table-cell office:value-type="float" office:value="435">
            <text:p>435</text:p>
          </table:table-cell>
          <table:table-cell office:value-type="string"/>
          <table:table-cell office:value-type="string">
            <text:p>AMARONE CLASSICO VALPANTENA</text:p>
          </table:table-cell>
          <table:table-cell office:value-type="string">
            <text:p>TEZZ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6]); &quot;&quot;; 1)"/>
          <table:table-cell office:value-type="string"/>
          <table:table-cell office:value-type="float" office:value="436">
            <text:p>436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7]); &quot;&quot;; 1)"/>
          <table:table-cell office:value-type="string"/>
          <table:table-cell office:value-type="float" office:value="437">
            <text:p>437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8]); &quot;&quot;; 1)"/>
          <table:table-cell office:value-type="string"/>
          <table:table-cell office:value-type="float" office:value="439">
            <text:p>439</text:p>
          </table:table-cell>
          <table:table-cell office:value-type="string"/>
          <table:table-cell office:value-type="string">
            <text:p>AMARONE CLASSICO RISERVA LA MATTONARA</text:p>
          </table:table-cell>
          <table:table-cell office:value-type="string">
            <text:p>ZYME'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9]); &quot;&quot;; 1)"/>
          <table:table-cell office:value-type="string"/>
          <table:table-cell office:value-type="float" office:value="440">
            <text:p>440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0]); &quot;&quot;; 1)"/>
          <table:table-cell office:value-type="string"/>
          <table:table-cell office:value-type="float" office:value="440">
            <text:p>440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1]); &quot;&quot;; 1)"/>
          <table:table-cell office:value-type="string"/>
          <table:table-cell office:value-type="float" office:value="441">
            <text:p>441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2]); &quot;&quot;; 1)"/>
          <table:table-cell office:value-type="string"/>
          <table:table-cell office:value-type="float" office:value="442">
            <text:p>442</text:p>
          </table:table-cell>
          <table:table-cell office:value-type="string"/>
          <table:table-cell office:value-type="string">
            <text:p>VALPOLICELLA SUPERIORE</text:p>
          </table:table-cell>
          <table:table-cell office:value-type="string">
            <text:p>ROMANO DAL FO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3]); &quot;&quot;; 1)"/>
          <table:table-cell office:value-type="string"/>
          <table:table-cell office:value-type="float" office:value="443">
            <text:p>443</text:p>
          </table:table-cell>
          <table:table-cell office:value-type="string"/>
          <table:table-cell office:value-type="string">
            <text:p>AMARONE CLASSICO</text:p>
          </table:table-cell>
          <table:table-cell office:value-type="string">
            <text:p>CA' LA BIOND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4]); &quot;&quot;; 1)"/>
          <table:table-cell office:value-type="string"/>
          <table:table-cell office:value-type="float" office:value="444">
            <text:p>444</text:p>
          </table:table-cell>
          <table:table-cell office:value-type="string"/>
          <table:table-cell office:value-type="string">
            <text:p>AMARONE CLASSICO</text:p>
          </table:table-cell>
          <table:table-cell office:value-type="string">
            <text:p>LE GUAITE DI NOEM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1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5]); &quot;&quot;; 1)"/>
          <table:table-cell office:value-type="string"/>
          <table:table-cell office:value-type="float" office:value="445">
            <text:p>445</text:p>
          </table:table-cell>
          <table:table-cell office:value-type="string"/>
          <table:table-cell office:value-type="string">
            <text:p>AMARONE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6]); &quot;&quot;; 1)"/>
          <table:table-cell office:value-type="string"/>
          <table:table-cell office:value-type="float" office:value="446">
            <text:p>446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7]); &quot;&quot;; 1)"/>
          <table:table-cell office:value-type="string"/>
          <table:table-cell office:value-type="float" office:value="447">
            <text:p>447</text:p>
          </table:table-cell>
          <table:table-cell office:value-type="string"/>
          <table:table-cell office:value-type="string">
            <text:p>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8]); &quot;&quot;; 1)"/>
          <table:table-cell office:value-type="string"/>
          <table:table-cell office:value-type="float" office:value="448">
            <text:p>448</text:p>
          </table:table-cell>
          <table:table-cell office:value-type="string"/>
          <table:table-cell office:value-type="string">
            <text:p>ARDESCO ROSSO</text:p>
          </table:table-cell>
          <table:table-cell office:value-type="string">
            <text:p>SORELLE BRON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9]); &quot;&quot;; 1)"/>
          <table:table-cell office:value-type="string"/>
          <table:table-cell office:value-type="float" office:value="452">
            <text:p>452</text:p>
          </table:table-cell>
          <table:table-cell office:value-type="string"/>
          <table:table-cell office:value-type="string">
            <text:p>ROSSO RISERVA SER BELE</text:p>
          </table:table-cell>
          <table:table-cell office:value-type="string">
            <text:p>SORELLE BRONC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0]); &quot;&quot;; 1)"/>
          <table:table-cell office:value-type="string"/>
          <table:table-cell office:value-type="float" office:value="453">
            <text:p>453</text:p>
          </table:table-cell>
          <table:table-cell office:value-type="string"/>
          <table:table-cell office:value-type="string">
            <text:p>PINOT NERO CORS</text:p>
          </table:table-cell>
          <table:table-cell office:value-type="string">
            <text:p>AZ. AGR. VAL DE PO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1]); &quot;&quot;; 1)"/>
          <table:table-cell office:value-type="string"/>
          <table:table-cell office:value-type="float" office:value="454">
            <text:p>454</text:p>
          </table:table-cell>
          <table:table-cell office:value-type="string"/>
          <table:table-cell office:value-type="string">
            <text:p>PINOT NERO CORS</text:p>
          </table:table-cell>
          <table:table-cell office:value-type="string">
            <text:p>AZ. AGR. VAL DE POL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2]); &quot;&quot;; 1)"/>
          <table:table-cell office:value-type="string"/>
          <table:table-cell office:value-type="float" office:value="459">
            <text:p>459</text:p>
          </table:table-cell>
          <table:table-cell office:value-type="string"/>
          <table:table-cell office:value-type="string">
            <text:p>STILEMA TAURASI</text:p>
          </table:table-cell>
          <table:table-cell office:value-type="string">
            <text:p>MASTROBERARD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3]); &quot;&quot;; 1)"/>
          <table:table-cell office:value-type="string"/>
          <table:table-cell office:value-type="float" office:value="463">
            <text:p>463</text:p>
          </table:table-cell>
          <table:table-cell office:value-type="string"/>
          <table:table-cell office:value-type="string">
            <text:p>SANGIOVESE DI ROMAGNA SUP. SORRISO DI LIZZANO</text:p>
          </table:table-cell>
          <table:table-cell office:value-type="string">
            <text:p>TENUTA SERENISSI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4]); &quot;&quot;; 1)"/>
          <table:table-cell office:value-type="string"/>
          <table:table-cell office:value-type="float" office:value="464">
            <text:p>464</text:p>
          </table:table-cell>
          <table:table-cell office:value-type="string"/>
          <table:table-cell office:value-type="string">
            <text:p>ARCIONE</text:p>
          </table:table-cell>
          <table:table-cell office:value-type="string">
            <text:p>LA TUN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5]); &quot;&quot;; 1)"/>
          <table:table-cell office:value-type="string"/>
          <table:table-cell office:value-type="float" office:value="467">
            <text:p>467</text:p>
          </table:table-cell>
          <table:table-cell office:value-type="string"/>
          <table:table-cell office:value-type="string">
            <text:p>MERLOT RISERVA ARTIUL</text:p>
          </table:table-cell>
          <table:table-cell office:value-type="string">
            <text:p>RONCO SEVE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6]); &quot;&quot;; 1)"/>
          <table:table-cell office:value-type="string"/>
          <table:table-cell office:value-type="float" office:value="468">
            <text:p>468</text:p>
          </table:table-cell>
          <table:table-cell office:value-type="string"/>
          <table:table-cell office:value-type="string">
            <text:p>MERLOT BURI</text:p>
          </table:table-cell>
          <table:table-cell office:value-type="string">
            <text:p>MIAN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7]); &quot;&quot;; 1)"/>
          <table:table-cell office:value-type="string"/>
          <table:table-cell office:value-type="float" office:value="469">
            <text:p>469</text:p>
          </table:table-cell>
          <table:table-cell office:value-type="string"/>
          <table:table-cell office:value-type="string">
            <text:p>PINOT NERO GRIFO NERO</text:p>
          </table:table-cell>
          <table:table-cell office:value-type="string">
            <text:p>AZ. AGR. RUSSO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8]); &quot;&quot;; 1)"/>
          <table:table-cell office:value-type="string"/>
          <table:table-cell office:value-type="float" office:value="471">
            <text:p>471</text:p>
          </table:table-cell>
          <table:table-cell office:value-type="string"/>
          <table:table-cell office:value-type="string">
            <text:p>ROSSO RISERVA DEGLI ORZONI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9]); &quot;&quot;; 1)"/>
          <table:table-cell office:value-type="string"/>
          <table:table-cell office:value-type="float" office:value="477">
            <text:p>477</text:p>
          </table:table-cell>
          <table:table-cell office:value-type="string"/>
          <table:table-cell office:value-type="string">
            <text:p>PELAGO</text:p>
          </table:table-cell>
          <table:table-cell office:value-type="string">
            <text:p>UMANI RONCH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0]); &quot;&quot;; 1)"/>
          <table:table-cell office:value-type="string"/>
          <table:table-cell office:value-type="float" office:value="478">
            <text:p>478</text:p>
          </table:table-cell>
          <table:table-cell office:value-type="string"/>
          <table:table-cell office:value-type="string">
            <text:p>BARBERA VIGNA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1]); &quot;&quot;; 1)"/>
          <table:table-cell office:value-type="string"/>
          <table:table-cell office:value-type="float" office:value="478">
            <text:p>478</text:p>
          </table:table-cell>
          <table:table-cell office:value-type="string"/>
          <table:table-cell office:value-type="string">
            <text:p>BARBERA VIGNA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2]); &quot;&quot;; 1)"/>
          <table:table-cell office:value-type="string"/>
          <table:table-cell office:value-type="float" office:value="479">
            <text:p>479</text:p>
          </table:table-cell>
          <table:table-cell office:value-type="string"/>
          <table:table-cell office:value-type="string">
            <text:p>BARBERA VIGNA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3]); &quot;&quot;; 1)"/>
          <table:table-cell office:value-type="string"/>
          <table:table-cell office:value-type="float" office:value="480">
            <text:p>480</text:p>
          </table:table-cell>
          <table:table-cell office:value-type="string"/>
          <table:table-cell office:value-type="string">
            <text:p>BARBERA D'ALBA AVES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4]); &quot;&quot;; 1)"/>
          <table:table-cell office:value-type="string"/>
          <table:table-cell office:value-type="float" office:value="481">
            <text:p>481</text:p>
          </table:table-cell>
          <table:table-cell office:value-type="string"/>
          <table:table-cell office:value-type="string">
            <text:p>DOLCETTO</text:p>
          </table:table-cell>
          <table:table-cell office:value-type="string">
            <text:p>CAV. ACCOMAS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5]); &quot;&quot;; 1)"/>
          <table:table-cell office:value-type="string"/>
          <table:table-cell office:value-type="float" office:value="482">
            <text:p>482</text:p>
          </table:table-cell>
          <table:table-cell office:value-type="string"/>
          <table:table-cell office:value-type="string">
            <text:p>FORAVIA</text:p>
          </table:table-cell>
          <table:table-cell office:value-type="string">
            <text:p>MORRA GABRIEL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6]); &quot;&quot;; 1)"/>
          <table:table-cell office:value-type="string"/>
          <table:table-cell office:value-type="float" office:value="485">
            <text:p>485</text:p>
          </table:table-cell>
          <table:table-cell office:value-type="string"/>
          <table:table-cell office:value-type="string">
            <text:p>GATTINARA VIGNA VALFERANA</text:p>
          </table:table-cell>
          <table:table-cell office:value-type="string">
            <text:p>NERV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7]); &quot;&quot;; 1)"/>
          <table:table-cell office:value-type="string"/>
          <table:table-cell office:value-type="float" office:value="486">
            <text:p>486</text:p>
          </table:table-cell>
          <table:table-cell office:value-type="string"/>
          <table:table-cell office:value-type="string">
            <text:p>GHEMME VIGNA PELLIZZANE</text:p>
          </table:table-cell>
          <table:table-cell office:value-type="string">
            <text:p>TORRACCIA DEL PIANTAVIG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8]); &quot;&quot;; 1)"/>
          <table:table-cell office:value-type="string"/>
          <table:table-cell office:value-type="float" office:value="488">
            <text:p>488</text:p>
          </table:table-cell>
          <table:table-cell office:value-type="string"/>
          <table:table-cell office:value-type="string">
            <text:p>NEBBIOLO</text:p>
          </table:table-cell>
          <table:table-cell office:value-type="string">
            <text:p>ROCCHE VIBER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9]); &quot;&quot;; 1)"/>
          <table:table-cell office:value-type="string"/>
          <table:table-cell office:value-type="float" office:value="489">
            <text:p>489</text:p>
          </table:table-cell>
          <table:table-cell office:value-type="string"/>
          <table:table-cell office:value-type="string">
            <text:p>NEBBIOLO</text:p>
          </table:table-cell>
          <table:table-cell office:value-type="string">
            <text:p>VAJ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0]); &quot;&quot;; 1)"/>
          <table:table-cell office:value-type="string"/>
          <table:table-cell office:value-type="float" office:value="490">
            <text:p>490</text:p>
          </table:table-cell>
          <table:table-cell office:value-type="string"/>
          <table:table-cell office:value-type="string">
            <text:p>NEBBIOLO</text:p>
          </table:table-cell>
          <table:table-cell office:value-type="string">
            <text:p>CAV. ACCOMAS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1]); &quot;&quot;; 1)"/>
          <table:table-cell office:value-type="string"/>
          <table:table-cell office:value-type="float" office:value="491">
            <text:p>491</text:p>
          </table:table-cell>
          <table:table-cell office:value-type="string"/>
          <table:table-cell office:value-type="string">
            <text:p>ROERO RISERVA CIABOT SAN GIORGIO</text:p>
          </table:table-cell>
          <table:table-cell office:value-type="string">
            <text:p>AZ. AGR. NEGR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2]); &quot;&quot;; 1)"/>
          <table:table-cell office:value-type="string"/>
          <table:table-cell office:value-type="float" office:value="492">
            <text:p>492</text:p>
          </table:table-cell>
          <table:table-cell office:value-type="string"/>
          <table:table-cell office:value-type="string">
            <text:p>VERDUNO PELAVERGA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3]); &quot;&quot;; 1)"/>
          <table:table-cell office:value-type="string"/>
          <table:table-cell office:value-type="float" office:value="493">
            <text:p>49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PRODUTTORI BARBARE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4]); &quot;&quot;; 1)"/>
          <table:table-cell office:value-type="string"/>
          <table:table-cell office:value-type="float" office:value="493">
            <text:p>493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PRODUTTORI BARBARESC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5]); &quot;&quot;; 1)"/>
          <table:table-cell office:value-type="string"/>
          <table:table-cell office:value-type="float" office:value="494">
            <text:p>494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PRODUTTORI BARBARESC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6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6]); &quot;&quot;; 1)"/>
          <table:table-cell office:value-type="string"/>
          <table:table-cell office:value-type="float" office:value="495">
            <text:p>495</text:p>
          </table:table-cell>
          <table:table-cell office:value-type="string"/>
          <table:table-cell office:value-type="string">
            <text:p>BARBARESCO BASARIN</text:p>
          </table:table-cell>
          <table:table-cell office:value-type="string">
            <text:p>AZ. AGR. NEGR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7]); &quot;&quot;; 1)"/>
          <table:table-cell office:value-type="string"/>
          <table:table-cell office:value-type="float" office:value="498">
            <text:p>498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8]); &quot;&quot;; 1)"/>
          <table:table-cell office:value-type="string"/>
          <table:table-cell office:value-type="float" office:value="498">
            <text:p>498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9]); &quot;&quot;; 1)"/>
          <table:table-cell office:value-type="string"/>
          <table:table-cell office:value-type="float" office:value="499">
            <text:p>499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0]); &quot;&quot;; 1)"/>
          <table:table-cell office:value-type="string"/>
          <table:table-cell office:value-type="float" office:value="499">
            <text:p>499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1]); &quot;&quot;; 1)"/>
          <table:table-cell office:value-type="string"/>
          <table:table-cell office:value-type="float" office:value="500">
            <text:p>500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2]); &quot;&quot;; 1)"/>
          <table:table-cell office:value-type="string"/>
          <table:table-cell office:value-type="float" office:value="501">
            <text:p>501</text:p>
          </table:table-cell>
          <table:table-cell office:value-type="string"/>
          <table:table-cell office:value-type="string">
            <text:p>BARBARESCO RABAJA’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3]); &quot;&quot;; 1)"/>
          <table:table-cell office:value-type="string"/>
          <table:table-cell office:value-type="float" office:value="502">
            <text:p>502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CORTESE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4]); &quot;&quot;; 1)"/>
          <table:table-cell office:value-type="string"/>
          <table:table-cell office:value-type="float" office:value="504">
            <text:p>504</text:p>
          </table:table-cell>
          <table:table-cell office:value-type="string"/>
          <table:table-cell office:value-type="string">
            <text:p>BARBARESCO ASILI RIS. FALLETTO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5]); &quot;&quot;; 1)"/>
          <table:table-cell office:value-type="string"/>
          <table:table-cell office:value-type="float" office:value="505">
            <text:p>505</text:p>
          </table:table-cell>
          <table:table-cell office:value-type="string"/>
          <table:table-cell office:value-type="string">
            <text:p>BARBARESCO ASILI RIS. FALLETTO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1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6]); &quot;&quot;; 1)"/>
          <table:table-cell office:value-type="string"/>
          <table:table-cell office:value-type="float" office:value="506">
            <text:p>506</text:p>
          </table:table-cell>
          <table:table-cell office:value-type="string"/>
          <table:table-cell office:value-type="string">
            <text:p>BAROLO CA’ D MORISSIO RISERVA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7]); &quot;&quot;; 1)"/>
          <table:table-cell office:value-type="string"/>
          <table:table-cell office:value-type="float" office:value="507">
            <text:p>507</text:p>
          </table:table-cell>
          <table:table-cell office:value-type="string"/>
          <table:table-cell office:value-type="string">
            <text:p>BAROLO MONPRIVAT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8]); &quot;&quot;; 1)"/>
          <table:table-cell office:value-type="string"/>
          <table:table-cell office:value-type="float" office:value="508">
            <text:p>508</text:p>
          </table:table-cell>
          <table:table-cell office:value-type="string"/>
          <table:table-cell office:value-type="string">
            <text:p>BAROLO MONPRIVAT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9]); &quot;&quot;; 1)"/>
          <table:table-cell office:value-type="string"/>
          <table:table-cell office:value-type="float" office:value="519">
            <text:p>519</text:p>
          </table:table-cell>
          <table:table-cell office:value-type="string"/>
          <table:table-cell office:value-type="string">
            <text:p>BAROLO PERNO VIGNA SANTO STEFAN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0]); &quot;&quot;; 1)"/>
          <table:table-cell office:value-type="string"/>
          <table:table-cell office:value-type="float" office:value="520">
            <text:p>520</text:p>
          </table:table-cell>
          <table:table-cell office:value-type="string"/>
          <table:table-cell office:value-type="string">
            <text:p>BAROLO VILLERO GIUSEPPE</text:p>
          </table:table-cell>
          <table:table-cell office:value-type="string">
            <text:p>MASCARELL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1]); &quot;&quot;; 1)"/>
          <table:table-cell office:value-type="string"/>
          <table:table-cell office:value-type="float" office:value="521">
            <text:p>521</text:p>
          </table:table-cell>
          <table:table-cell office:value-type="string"/>
          <table:table-cell office:value-type="string">
            <text:p>BAROLO BRICCO DELLE VIOLE</text:p>
          </table:table-cell>
          <table:table-cell office:value-type="string">
            <text:p>VAJR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2]); &quot;&quot;; 1)"/>
          <table:table-cell office:value-type="string"/>
          <table:table-cell office:value-type="float" office:value="522">
            <text:p>522</text:p>
          </table:table-cell>
          <table:table-cell office:value-type="string"/>
          <table:table-cell office:value-type="string">
            <text:p>BAROL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3]); &quot;&quot;; 1)"/>
          <table:table-cell office:value-type="string"/>
          <table:table-cell office:value-type="float" office:value="523">
            <text:p>523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4]); &quot;&quot;; 1)"/>
          <table:table-cell office:value-type="string"/>
          <table:table-cell office:value-type="float" office:value="524">
            <text:p>524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5]); &quot;&quot;; 1)"/>
          <table:table-cell office:value-type="string"/>
          <table:table-cell office:value-type="float" office:value="524">
            <text:p>524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6]); &quot;&quot;; 1)"/>
          <table:table-cell office:value-type="string"/>
          <table:table-cell office:value-type="float" office:value="525">
            <text:p>525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7]); &quot;&quot;; 1)"/>
          <table:table-cell office:value-type="string"/>
          <table:table-cell office:value-type="float" office:value="526">
            <text:p>526</text:p>
          </table:table-cell>
          <table:table-cell office:value-type="string"/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8]); &quot;&quot;; 1)"/>
          <table:table-cell office:value-type="string"/>
          <table:table-cell office:value-type="float" office:value="527">
            <text:p>527</text:p>
          </table:table-cell>
          <table:table-cell office:value-type="string"/>
          <table:table-cell office:value-type="string">
            <text:p>BAROLO ACCLIV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9]); &quot;&quot;; 1)"/>
          <table:table-cell office:value-type="string"/>
          <table:table-cell office:value-type="float" office:value="527">
            <text:p>527</text:p>
          </table:table-cell>
          <table:table-cell office:value-type="string"/>
          <table:table-cell office:value-type="string">
            <text:p>BAROLO ACCLIV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0]); &quot;&quot;; 1)"/>
          <table:table-cell office:value-type="string"/>
          <table:table-cell office:value-type="float" office:value="528">
            <text:p>528</text:p>
          </table:table-cell>
          <table:table-cell office:value-type="string"/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1]); &quot;&quot;; 1)"/>
          <table:table-cell office:value-type="string"/>
          <table:table-cell office:value-type="float" office:value="529">
            <text:p>529</text:p>
          </table:table-cell>
          <table:table-cell office:value-type="string"/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2]); &quot;&quot;; 1)"/>
          <table:table-cell office:value-type="string"/>
          <table:table-cell office:value-type="float" office:value="534">
            <text:p>534</text:p>
          </table:table-cell>
          <table:table-cell office:value-type="string"/>
          <table:table-cell office:value-type="string">
            <text:p>BAROLO LE ROCCHE DI CASTIGLIONE</text:p>
          </table:table-cell>
          <table:table-cell office:value-type="string">
            <text:p>VIET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3]); &quot;&quot;; 1)"/>
          <table:table-cell office:value-type="string"/>
          <table:table-cell office:value-type="float" office:value="537">
            <text:p>537</text:p>
          </table:table-cell>
          <table:table-cell office:value-type="string"/>
          <table:table-cell office:value-type="string">
            <text:p>BAROLO VECCHIE VITI</text:p>
          </table:table-cell>
          <table:table-cell office:value-type="string">
            <text:p>ROCCHE VIBER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4]); &quot;&quot;; 1)"/>
          <table:table-cell office:value-type="string"/>
          <table:table-cell office:value-type="float" office:value="538">
            <text:p>538</text:p>
          </table:table-cell>
          <table:table-cell office:value-type="string"/>
          <table:table-cell office:value-type="string">
            <text:p>BAROLO LE ROCCHE DEL FALLETTO RISERVA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5]); &quot;&quot;; 1)"/>
          <table:table-cell office:value-type="string"/>
          <table:table-cell office:value-type="float" office:value="539">
            <text:p>539</text:p>
          </table:table-cell>
          <table:table-cell office:value-type="string"/>
          <table:table-cell office:value-type="string">
            <text:p>BAROLO LE ROCCHE DEL FALLETTO RISERVA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6]); &quot;&quot;; 1)"/>
          <table:table-cell office:value-type="string"/>
          <table:table-cell office:value-type="float" office:value="540">
            <text:p>540</text:p>
          </table:table-cell>
          <table:table-cell office:value-type="string"/>
          <table:table-cell office:value-type="string">
            <text:p>BAROLO LE ROCCHE DEL FALLETTO RISERVA E.R.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7]); &quot;&quot;; 1)"/>
          <table:table-cell office:value-type="string"/>
          <table:table-cell office:value-type="float" office:value="543">
            <text:p>543</text:p>
          </table:table-cell>
          <table:table-cell office:value-type="string"/>
          <table:table-cell office:value-type="string">
            <text:p>BAROLO FALLETTO VIGNA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8]); &quot;&quot;; 1)"/>
          <table:table-cell office:value-type="string"/>
          <table:table-cell office:value-type="float" office:value="544">
            <text:p>544</text:p>
          </table:table-cell>
          <table:table-cell office:value-type="string"/>
          <table:table-cell office:value-type="string">
            <text:p>BAROLO FALLETTO VIGNA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9]); &quot;&quot;; 1)"/>
          <table:table-cell office:value-type="string"/>
          <table:table-cell office:value-type="float" office:value="549">
            <text:p>549</text:p>
          </table:table-cell>
          <table:table-cell office:value-type="string"/>
          <table:table-cell office:value-type="string">
            <text:p>BAROLO ANNUNZIATA RISERVA</text:p>
          </table:table-cell>
          <table:table-cell office:value-type="string">
            <text:p>CAV. ACCOMASS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0]); &quot;&quot;; 1)"/>
          <table:table-cell office:value-type="string"/>
          <table:table-cell office:value-type="float" office:value="551">
            <text:p>551</text:p>
          </table:table-cell>
          <table:table-cell office:value-type="string"/>
          <table:table-cell office:value-type="string">
            <text:p>BAROLO RIS. VIGNA BUSSIA PIANPOLVERE SOPRANO</text:p>
          </table:table-cell>
          <table:table-cell office:value-type="string">
            <text:p>PIANPOLVERE SOPR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1]); &quot;&quot;; 1)"/>
          <table:table-cell office:value-type="string"/>
          <table:table-cell office:value-type="float" office:value="552">
            <text:p>552</text:p>
          </table:table-cell>
          <table:table-cell office:value-type="string"/>
          <table:table-cell office:value-type="string">
            <text:p>BAROLO RIS. VIGNA BUSSIA PIANPOLVERE SOPRANO</text:p>
          </table:table-cell>
          <table:table-cell office:value-type="string">
            <text:p>docg Barol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2]); &quot;&quot;; 1)"/>
          <table:table-cell office:value-type="string"/>
          <table:table-cell office:value-type="float" office:value="553">
            <text:p>553</text:p>
          </table:table-cell>
          <table:table-cell office:value-type="string"/>
          <table:table-cell office:value-type="string">
            <text:p>BAROLO RIS. VIGNA BUSSIA PIANPOLVERE SOPRANO</text:p>
          </table:table-cell>
          <table:table-cell office:value-type="string">
            <text:p>docg Barol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3]); &quot;&quot;; 1)"/>
          <table:table-cell office:value-type="string"/>
          <table:table-cell office:value-type="float" office:value="556">
            <text:p>556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4]); &quot;&quot;; 1)"/>
          <table:table-cell office:value-type="string"/>
          <table:table-cell office:value-type="float" office:value="556">
            <text:p>556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5]); &quot;&quot;; 1)"/>
          <table:table-cell office:value-type="string"/>
          <table:table-cell office:value-type="float" office:value="556">
            <text:p>556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6]); &quot;&quot;; 1)"/>
          <table:table-cell office:value-type="string"/>
          <table:table-cell office:value-type="float" office:value="557">
            <text:p>557</text:p>
          </table:table-cell>
          <table:table-cell office:value-type="string"/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6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7]); &quot;&quot;; 1)"/>
          <table:table-cell office:value-type="string"/>
          <table:table-cell office:value-type="float" office:value="572">
            <text:p>572</text:p>
          </table:table-cell>
          <table:table-cell office:value-type="string"/>
          <table:table-cell office:value-type="string">
            <text:p>BAROLO BUSSIA VIGNA COLONNELLO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8]); &quot;&quot;; 1)"/>
          <table:table-cell office:value-type="string"/>
          <table:table-cell office:value-type="float" office:value="573">
            <text:p>573</text:p>
          </table:table-cell>
          <table:table-cell office:value-type="string"/>
          <table:table-cell office:value-type="string">
            <text:p>BAROLO BUSSIA VIGNA ROMIRASCO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9]); &quot;&quot;; 1)"/>
          <table:table-cell office:value-type="string"/>
          <table:table-cell office:value-type="float" office:value="574">
            <text:p>574</text:p>
          </table:table-cell>
          <table:table-cell office:value-type="string"/>
          <table:table-cell office:value-type="string">
            <text:p>BAROLO GRANBUSSI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0]); &quot;&quot;; 1)"/>
          <table:table-cell office:value-type="string"/>
          <table:table-cell office:value-type="float" office:value="575">
            <text:p>575</text:p>
          </table:table-cell>
          <table:table-cell office:value-type="string"/>
          <table:table-cell office:value-type="string">
            <text:p>ES PRIMITIVO DI MANDURIA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1]); &quot;&quot;; 1)"/>
          <table:table-cell office:value-type="string"/>
          <table:table-cell office:value-type="float" office:value="576">
            <text:p>576</text:p>
          </table:table-cell>
          <table:table-cell office:value-type="string"/>
          <table:table-cell office:value-type="string">
            <text:p>JO NEGROAMARO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2]); &quot;&quot;; 1)"/>
          <table:table-cell office:value-type="string"/>
          <table:table-cell office:value-type="float" office:value="577">
            <text:p>577</text:p>
          </table:table-cell>
          <table:table-cell office:value-type="string"/>
          <table:table-cell office:value-type="string">
            <text:p>GHIRARDA CARA ‘GONARE BARBAGIA ROSSO</text:p>
          </table:table-cell>
          <table:table-cell office:value-type="string">
            <text:p>TEULARJ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3]); &quot;&quot;; 1)"/>
          <table:table-cell office:value-type="string"/>
          <table:table-cell office:value-type="float" office:value="578">
            <text:p>578</text:p>
          </table:table-cell>
          <table:table-cell office:value-type="string"/>
          <table:table-cell office:value-type="string">
            <text:p>ROCCA RUBIA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4]); &quot;&quot;; 1)"/>
          <table:table-cell office:value-type="string"/>
          <table:table-cell office:value-type="float" office:value="579">
            <text:p>579</text:p>
          </table:table-cell>
          <table:table-cell office:value-type="string"/>
          <table:table-cell office:value-type="string">
            <text:p>TENORES ROSSO</text:p>
          </table:table-cell>
          <table:table-cell office:value-type="string">
            <text:p>DETT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5]); &quot;&quot;; 1)"/>
          <table:table-cell office:value-type="string"/>
          <table:table-cell office:value-type="float" office:value="580">
            <text:p>580</text:p>
          </table:table-cell>
          <table:table-cell office:value-type="string"/>
          <table:table-cell office:value-type="string">
            <text:p>TERRE BRUNE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6]); &quot;&quot;; 1)"/>
          <table:table-cell office:value-type="string"/>
          <table:table-cell office:value-type="float" office:value="581">
            <text:p>581</text:p>
          </table:table-cell>
          <table:table-cell office:value-type="string"/>
          <table:table-cell office:value-type="string">
            <text:p>TERRE BRUNE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7]); &quot;&quot;; 1)"/>
          <table:table-cell office:value-type="string"/>
          <table:table-cell office:value-type="float" office:value="582">
            <text:p>582</text:p>
          </table:table-cell>
          <table:table-cell office:value-type="string"/>
          <table:table-cell office:value-type="string">
            <text:p>TURRIGA</text:p>
          </table:table-cell>
          <table:table-cell office:value-type="string">
            <text:p>ARGIOL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8]); &quot;&quot;; 1)"/>
          <table:table-cell office:value-type="string"/>
          <table:table-cell office:value-type="float" office:value="583">
            <text:p>583</text:p>
          </table:table-cell>
          <table:table-cell office:value-type="string"/>
          <table:table-cell office:value-type="string">
            <text:p>TURRIGA</text:p>
          </table:table-cell>
          <table:table-cell office:value-type="string">
            <text:p>ARGIOLAS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9]); &quot;&quot;; 1)"/>
          <table:table-cell office:value-type="string"/>
          <table:table-cell office:value-type="float" office:value="586">
            <text:p>586</text:p>
          </table:table-cell>
          <table:table-cell office:value-type="string"/>
          <table:table-cell office:value-type="string">
            <text:p>ETNA ROSSO MUNJEBEL ''CLASSICO''</text:p>
          </table:table-cell>
          <table:table-cell office:value-type="string">
            <text:p>FRANK CORNELLIS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0]); &quot;&quot;; 1)"/>
          <table:table-cell office:value-type="string"/>
          <table:table-cell office:value-type="float" office:value="587">
            <text:p>587</text:p>
          </table:table-cell>
          <table:table-cell office:value-type="string"/>
          <table:table-cell office:value-type="string">
            <text:p>ETNA ROSSO MUNJEBEL ''VA'' VIGNE ALTE</text:p>
          </table:table-cell>
          <table:table-cell office:value-type="string">
            <text:p>FRANK CORNELLISS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1]); &quot;&quot;; 1)"/>
          <table:table-cell office:value-type="string"/>
          <table:table-cell office:value-type="float" office:value="592">
            <text:p>592</text:p>
          </table:table-cell>
          <table:table-cell office:value-type="string"/>
          <table:table-cell office:value-type="string">
            <text:p>TANCREDI DOLCE&amp;GABBANA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2]); &quot;&quot;; 1)"/>
          <table:table-cell office:value-type="string"/>
          <table:table-cell office:value-type="float" office:value="593">
            <text:p>593</text:p>
          </table:table-cell>
          <table:table-cell office:value-type="string"/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3]); &quot;&quot;; 1)"/>
          <table:table-cell office:value-type="string"/>
          <table:table-cell office:value-type="float" office:value="594">
            <text:p>594</text:p>
          </table:table-cell>
          <table:table-cell office:value-type="string"/>
          <table:table-cell office:value-type="string">
            <text:p>COEVO</text:p>
          </table:table-cell>
          <table:table-cell office:value-type="string">
            <text:p>CECCH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4]); &quot;&quot;; 1)"/>
          <table:table-cell office:value-type="string"/>
          <table:table-cell office:value-type="float" office:value="594">
            <text:p>594</text:p>
          </table:table-cell>
          <table:table-cell office:value-type="string"/>
          <table:table-cell office:value-type="string">
            <text:p>COEVO</text:p>
          </table:table-cell>
          <table:table-cell office:value-type="string">
            <text:p>CECCH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5]); &quot;&quot;; 1)"/>
          <table:table-cell office:value-type="string"/>
          <table:table-cell office:value-type="float" office:value="595">
            <text:p>595</text:p>
          </table:table-cell>
          <table:table-cell office:value-type="string"/>
          <table:table-cell office:value-type="string">
            <text:p>IL BRUCIAT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6]); &quot;&quot;; 1)"/>
          <table:table-cell office:value-type="string"/>
          <table:table-cell office:value-type="float" office:value="596">
            <text:p>596</text:p>
          </table:table-cell>
          <table:table-cell office:value-type="string"/>
          <table:table-cell office:value-type="string">
            <text:p>IL BRUCIAT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7]); &quot;&quot;; 1)"/>
          <table:table-cell office:value-type="string"/>
          <table:table-cell office:value-type="float" office:value="597">
            <text:p>597</text:p>
          </table:table-cell>
          <table:table-cell office:value-type="string"/>
          <table:table-cell office:value-type="string">
            <text:p>MONTESODI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8]); &quot;&quot;; 1)"/>
          <table:table-cell office:value-type="string"/>
          <table:table-cell office:value-type="float" office:value="599">
            <text:p>599</text:p>
          </table:table-cell>
          <table:table-cell office:value-type="string"/>
          <table:table-cell office:value-type="string">
            <text:p>PETRA</text:p>
          </table:table-cell>
          <table:table-cell office:value-type="string">
            <text:p>PETRA WIN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9]); &quot;&quot;; 1)"/>
          <table:table-cell office:value-type="string"/>
          <table:table-cell office:value-type="float" office:value="600">
            <text:p>600</text:p>
          </table:table-cell>
          <table:table-cell office:value-type="string"/>
          <table:table-cell office:value-type="string">
            <text:p>CHIANTI CLASSICO BIO TERRAZZE SAN LEONIN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0]); &quot;&quot;; 1)"/>
          <table:table-cell office:value-type="string"/>
          <table:table-cell office:value-type="float" office:value="601">
            <text:p>601</text:p>
          </table:table-cell>
          <table:table-cell office:value-type="string"/>
          <table:table-cell office:value-type="string">
            <text:p>CHIANTI CLASSICO VIGNA DEL SORB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1]); &quot;&quot;; 1)"/>
          <table:table-cell office:value-type="string"/>
          <table:table-cell office:value-type="float" office:value="602">
            <text:p>602</text:p>
          </table:table-cell>
          <table:table-cell office:value-type="string"/>
          <table:table-cell office:value-type="string">
            <text:p>CHIANTI CLASSICO CASTELLO DI AMA VIGNETO LA CASUCCI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2]); &quot;&quot;; 1)"/>
          <table:table-cell office:value-type="string"/>
          <table:table-cell office:value-type="float" office:value="603">
            <text:p>603</text:p>
          </table:table-cell>
          <table:table-cell office:value-type="string"/>
          <table:table-cell office:value-type="string">
            <text:p>CHIANTI CLASSICO CASTELLO DI AMA SAN LORENZ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3]); &quot;&quot;; 1)"/>
          <table:table-cell office:value-type="string"/>
          <table:table-cell office:value-type="float" office:value="604">
            <text:p>604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4]); &quot;&quot;; 1)"/>
          <table:table-cell office:value-type="string"/>
          <table:table-cell office:value-type="float" office:value="605">
            <text:p>605</text:p>
          </table:table-cell>
          <table:table-cell office:value-type="string"/>
          <table:table-cell office:value-type="string">
            <text:p>CHIANTI CLASSICO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5]); &quot;&quot;; 1)"/>
          <table:table-cell office:value-type="string"/>
          <table:table-cell office:value-type="float" office:value="606">
            <text:p>606</text:p>
          </table:table-cell>
          <table:table-cell office:value-type="string"/>
          <table:table-cell office:value-type="string">
            <text:p>I SODI DI SAN NICCOLO'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6]); &quot;&quot;; 1)"/>
          <table:table-cell office:value-type="string"/>
          <table:table-cell office:value-type="float" office:value="607">
            <text:p>607</text:p>
          </table:table-cell>
          <table:table-cell office:value-type="string"/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7]); &quot;&quot;; 1)"/>
          <table:table-cell office:value-type="string"/>
          <table:table-cell office:value-type="float" office:value="608">
            <text:p>608</text:p>
          </table:table-cell>
          <table:table-cell office:value-type="string"/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8]); &quot;&quot;; 1)"/>
          <table:table-cell office:value-type="string"/>
          <table:table-cell office:value-type="float" office:value="608">
            <text:p>608</text:p>
          </table:table-cell>
          <table:table-cell office:value-type="string"/>
          <table:table-cell office:value-type="string">
            <text:p>FLACCIANELLO DELLA PIEVE BIO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9]); &quot;&quot;; 1)"/>
          <table:table-cell office:value-type="string"/>
          <table:table-cell office:value-type="float" office:value="610">
            <text:p>610</text:p>
          </table:table-cell>
          <table:table-cell office:value-type="string"/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0]); &quot;&quot;; 1)"/>
          <table:table-cell office:value-type="string"/>
          <table:table-cell office:value-type="float" office:value="615">
            <text:p>615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1]); &quot;&quot;; 1)"/>
          <table:table-cell office:value-type="string"/>
          <table:table-cell office:value-type="float" office:value="616">
            <text:p>616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2]); &quot;&quot;; 1)"/>
          <table:table-cell office:value-type="string"/>
          <table:table-cell office:value-type="float" office:value="617">
            <text:p>617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3]); &quot;&quot;; 1)"/>
          <table:table-cell office:value-type="string"/>
          <table:table-cell office:value-type="float" office:value="618">
            <text:p>618</text:p>
          </table:table-cell>
          <table:table-cell office:value-type="string"/>
          <table:table-cell office:value-type="string">
            <text:p>LUC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4]); &quot;&quot;; 1)"/>
          <table:table-cell office:value-type="string"/>
          <table:table-cell office:value-type="float" office:value="619">
            <text:p>619</text:p>
          </table:table-cell>
          <table:table-cell office:value-type="string"/>
          <table:table-cell office:value-type="string">
            <text:p>LUX VITIS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5]); &quot;&quot;; 1)"/>
          <table:table-cell office:value-type="string"/>
          <table:table-cell office:value-type="float" office:value="620">
            <text:p>620</text:p>
          </table:table-cell>
          <table:table-cell office:value-type="string"/>
          <table:table-cell office:value-type="string">
            <text:p>LUCENTE</text:p>
          </table:table-cell>
          <table:table-cell office:value-type="string">
            <text:p>TENUTA LUCE FRESCOBALD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6]); &quot;&quot;; 1)"/>
          <table:table-cell office:value-type="string"/>
          <table:table-cell office:value-type="float" office:value="621">
            <text:p>621</text:p>
          </table:table-cell>
          <table:table-cell office:value-type="string"/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7]); &quot;&quot;; 1)"/>
          <table:table-cell office:value-type="string"/>
          <table:table-cell office:value-type="float" office:value="622">
            <text:p>622</text:p>
          </table:table-cell>
          <table:table-cell office:value-type="string"/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8]); &quot;&quot;; 1)"/>
          <table:table-cell office:value-type="string"/>
          <table:table-cell office:value-type="float" office:value="623">
            <text:p>623</text:p>
          </table:table-cell>
          <table:table-cell office:value-type="string"/>
          <table:table-cell office:value-type="string">
            <text:p>SOLAIA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5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9]); &quot;&quot;; 1)"/>
          <table:table-cell office:value-type="string"/>
          <table:table-cell office:value-type="float" office:value="625">
            <text:p>625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0]); &quot;&quot;; 1)"/>
          <table:table-cell office:value-type="string"/>
          <table:table-cell office:value-type="float" office:value="626">
            <text:p>626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1]); &quot;&quot;; 1)"/>
          <table:table-cell office:value-type="string"/>
          <table:table-cell office:value-type="float" office:value="627">
            <text:p>627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2]); &quot;&quot;; 1)"/>
          <table:table-cell office:value-type="string"/>
          <table:table-cell office:value-type="float" office:value="627">
            <text:p>627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3]); &quot;&quot;; 1)"/>
          <table:table-cell office:value-type="string"/>
          <table:table-cell office:value-type="float" office:value="628">
            <text:p>628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4]); &quot;&quot;; 1)"/>
          <table:table-cell office:value-type="string"/>
          <table:table-cell office:value-type="float" office:value="628">
            <text:p>628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5]); &quot;&quot;; 1)"/>
          <table:table-cell office:value-type="string"/>
          <table:table-cell office:value-type="float" office:value="629">
            <text:p>629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8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6]); &quot;&quot;; 1)"/>
          <table:table-cell office:value-type="string"/>
          <table:table-cell office:value-type="float" office:value="629">
            <text:p>629</text:p>
          </table:table-cell>
          <table:table-cell office:value-type="string"/>
          <table:table-cell office:value-type="string">
            <text:p>TIGNANELLO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9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7]); &quot;&quot;; 1)"/>
          <table:table-cell office:value-type="string"/>
          <table:table-cell office:value-type="float" office:value="634">
            <text:p>634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PARADISO DI MANFRE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8]); &quot;&quot;; 1)"/>
          <table:table-cell office:value-type="string"/>
          <table:table-cell office:value-type="float" office:value="634">
            <text:p>634</text:p>
          </table:table-cell>
          <table:table-cell office:value-type="string"/>
          <table:table-cell office:value-type="string">
            <text:p>BRUNELLO DI MONTALCINO</text:p>
          </table:table-cell>
          <table:table-cell office:value-type="string">
            <text:p>PARADISO DI MANFRED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9]); &quot;&quot;; 1)"/>
          <table:table-cell office:value-type="string"/>
          <table:table-cell office:value-type="float" office:value="638">
            <text:p>638</text:p>
          </table:table-cell>
          <table:table-cell office:value-type="string"/>
          <table:table-cell office:value-type="string">
            <text:p>BRUNELLO DI MONTALCINO LUCE</text:p>
          </table:table-cell>
          <table:table-cell office:value-type="string">
            <text:p>TENUTA LUCE MONTALC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0]); &quot;&quot;; 1)"/>
          <table:table-cell office:value-type="string"/>
          <table:table-cell office:value-type="float" office:value="640">
            <text:p>640</text:p>
          </table:table-cell>
          <table:table-cell office:value-type="string"/>
          <table:table-cell office:value-type="string">
            <text:p>BRUNELLO DI MONTALCINO RIS. CERRETALTO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1]); &quot;&quot;; 1)"/>
          <table:table-cell office:value-type="string"/>
          <table:table-cell office:value-type="float" office:value="644">
            <text:p>644</text:p>
          </table:table-cell>
          <table:table-cell office:value-type="string"/>
          <table:table-cell office:value-type="string">
            <text:p>BRUNELLO DI MONTALCINO RISERVA MADONNA DELLE GRAZIE</text:p>
          </table:table-cell>
          <table:table-cell office:value-type="string">
            <text:p>docg Brunello di Montalci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2]); &quot;&quot;; 1)"/>
          <table:table-cell office:value-type="string"/>
          <table:table-cell office:value-type="float" office:value="652">
            <text:p>652</text:p>
          </table:table-cell>
          <table:table-cell office:value-type="string"/>
          <table:table-cell office:value-type="string">
            <text:p>BRUNELLO DI MONTALCINO VIGNA MONTOSOLI</text:p>
          </table:table-cell>
          <table:table-cell office:value-type="string">
            <text:p>docg Brunello di Montalci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3]); &quot;&quot;; 1)"/>
          <table:table-cell office:value-type="string"/>
          <table:table-cell office:value-type="float" office:value="653">
            <text:p>653</text:p>
          </table:table-cell>
          <table:table-cell office:value-type="string"/>
          <table:table-cell office:value-type="string">
            <text:p>LE SERRE NUOVE</text:p>
          </table:table-cell>
          <table:table-cell office:value-type="string">
            <text:p>TENUTA DELL’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4]); &quot;&quot;; 1)"/>
          <table:table-cell office:value-type="string"/>
          <table:table-cell office:value-type="float" office:value="654">
            <text:p>654</text:p>
          </table:table-cell>
          <table:table-cell office:value-type="string"/>
          <table:table-cell office:value-type="string">
            <text:p>GUADO AL TASS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5]); &quot;&quot;; 1)"/>
          <table:table-cell office:value-type="string"/>
          <table:table-cell office:value-type="float" office:value="655">
            <text:p>655</text:p>
          </table:table-cell>
          <table:table-cell office:value-type="string"/>
          <table:table-cell office:value-type="string">
            <text:p>GUADO AL TASS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6]); &quot;&quot;; 1)"/>
          <table:table-cell office:value-type="string"/>
          <table:table-cell office:value-type="float" office:value="656">
            <text:p>656</text:p>
          </table:table-cell>
          <table:table-cell office:value-type="string"/>
          <table:table-cell office:value-type="string">
            <text:p>SAPAIO</text:p>
          </table:table-cell>
          <table:table-cell office:value-type="string">
            <text:p>SAPA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7]); &quot;&quot;; 1)"/>
          <table:table-cell office:value-type="string"/>
          <table:table-cell office:value-type="float" office:value="657">
            <text:p>657</text:p>
          </table:table-cell>
          <table:table-cell office:value-type="string"/>
          <table:table-cell office:value-type="string">
            <text:p>SAPAIO</text:p>
          </table:table-cell>
          <table:table-cell office:value-type="string">
            <text:p>SAPAI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8]); &quot;&quot;; 1)"/>
          <table:table-cell office:value-type="string"/>
          <table:table-cell office:value-type="float" office:value="659">
            <text:p>659</text:p>
          </table:table-cell>
          <table:table-cell office:value-type="string"/>
          <table:table-cell office:value-type="string">
            <text:p>MAGAR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9]); &quot;&quot;; 1)"/>
          <table:table-cell office:value-type="string"/>
          <table:table-cell office:value-type="float" office:value="682">
            <text:p>682</text:p>
          </table:table-cell>
          <table:table-cell office:value-type="string"/>
          <table:table-cell office:value-type="string">
            <text:p>SASSICAIA Doppio Magnum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0]); &quot;&quot;; 1)"/>
          <table:table-cell office:value-type="string"/>
          <table:table-cell office:value-type="float" office:value="682">
            <text:p>682</text:p>
          </table:table-cell>
          <table:table-cell office:value-type="string"/>
          <table:table-cell office:value-type="string">
            <text:p>SASSICAIA Doppio Magnum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1]); &quot;&quot;; 1)"/>
          <table:table-cell office:value-type="string"/>
          <table:table-cell office:value-type="float" office:value="684">
            <text:p>684</text:p>
          </table:table-cell>
          <table:table-cell office:value-type="string"/>
          <table:table-cell office:value-type="string">
            <text:p>SASSICAIA Doppio Magnum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2]); &quot;&quot;; 1)"/>
          <table:table-cell office:value-type="string"/>
          <table:table-cell office:value-type="float" office:value="686">
            <text:p>686</text:p>
          </table:table-cell>
          <table:table-cell office:value-type="string"/>
          <table:table-cell office:value-type="string">
            <text:p>CABERNET SAUVIGNON 213/1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3]); &quot;&quot;; 1)"/>
          <table:table-cell office:value-type="string"/>
          <table:table-cell office:value-type="float" office:value="687">
            <text:p>687</text:p>
          </table:table-cell>
          <table:table-cell office:value-type="string"/>
          <table:table-cell office:value-type="string">
            <text:p>CUVEE' STAFFELFELD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4]); &quot;&quot;; 1)"/>
          <table:table-cell office:value-type="string"/>
          <table:table-cell office:value-type="float" office:value="688">
            <text:p>688</text:p>
          </table:table-cell>
          <table:table-cell office:value-type="string"/>
          <table:table-cell office:value-type="string">
            <text:p>CUVEE' STAFFELFELD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5]); &quot;&quot;; 1)"/>
          <table:table-cell office:value-type="string"/>
          <table:table-cell office:value-type="float" office:value="689">
            <text:p>689</text:p>
          </table:table-cell>
          <table:table-cell office:value-type="string"/>
          <table:table-cell office:value-type="string">
            <text:p>ESEGESI</text:p>
          </table:table-cell>
          <table:table-cell office:value-type="string">
            <text:p>ROS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6]); &quot;&quot;; 1)"/>
          <table:table-cell office:value-type="string"/>
          <table:table-cell office:value-type="float" office:value="691">
            <text:p>691</text:p>
          </table:table-cell>
          <table:table-cell office:value-type="string"/>
          <table:table-cell office:value-type="string">
            <text:p>FIHL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7]); &quot;&quot;; 1)"/>
          <table:table-cell office:value-type="string"/>
          <table:table-cell office:value-type="float" office:value="693">
            <text:p>693</text:p>
          </table:table-cell>
          <table:table-cell office:value-type="string"/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8]); &quot;&quot;; 1)"/>
          <table:table-cell office:value-type="string"/>
          <table:table-cell office:value-type="float" office:value="694">
            <text:p>694</text:p>
          </table:table-cell>
          <table:table-cell office:value-type="string"/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9]); &quot;&quot;; 1)"/>
          <table:table-cell office:value-type="string"/>
          <table:table-cell office:value-type="float" office:value="695">
            <text:p>695</text:p>
          </table:table-cell>
          <table:table-cell office:value-type="string"/>
          <table:table-cell office:value-type="string">
            <text:p>LAGREIN RISERVA DI ORA IN ORA</text:p>
          </table:table-cell>
          <table:table-cell office:value-type="string">
            <text:p>CANTINA CARLOTT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0]); &quot;&quot;; 1)"/>
          <table:table-cell office:value-type="string"/>
          <table:table-cell office:value-type="float" office:value="696">
            <text:p>696</text:p>
          </table:table-cell>
          <table:table-cell office:value-type="string"/>
          <table:table-cell office:value-type="string">
            <text:p>LAGREIN RISERVA PORPHYR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1]); &quot;&quot;; 1)"/>
          <table:table-cell office:value-type="string"/>
          <table:table-cell office:value-type="float" office:value="697">
            <text:p>697</text:p>
          </table:table-cell>
          <table:table-cell office:value-type="string"/>
          <table:table-cell office:value-type="string">
            <text:p>LAGREIN RISERVA PORPHYR</text:p>
          </table:table-cell>
          <table:table-cell office:value-type="string">
            <text:p>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2]); &quot;&quot;; 1)"/>
          <table:table-cell office:value-type="string"/>
          <table:table-cell office:value-type="float" office:value="698">
            <text:p>698</text:p>
          </table:table-cell>
          <table:table-cell office:value-type="string"/>
          <table:table-cell office:value-type="string">
            <text:p>LAGREIN RISERVA TABER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3]); &quot;&quot;; 1)"/>
          <table:table-cell office:value-type="string"/>
          <table:table-cell office:value-type="float" office:value="699">
            <text:p>699</text:p>
          </table:table-cell>
          <table:table-cell office:value-type="string"/>
          <table:table-cell office:value-type="string">
            <text:p>LAGREIN RISERVA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4]); &quot;&quot;; 1)"/>
          <table:table-cell office:value-type="string"/>
          <table:table-cell office:value-type="float" office:value="702">
            <text:p>702</text:p>
          </table:table-cell>
          <table:table-cell office:value-type="string"/>
          <table:table-cell office:value-type="string">
            <text:p>PINOT NERO PATRICIA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5]); &quot;&quot;; 1)"/>
          <table:table-cell office:value-type="string"/>
          <table:table-cell office:value-type="float" office:value="703">
            <text:p>703</text:p>
          </table:table-cell>
          <table:table-cell office:value-type="string"/>
          <table:table-cell office:value-type="string">
            <text:p>PINOT NERO RISERVA TRATTMAN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6]); &quot;&quot;; 1)"/>
          <table:table-cell office:value-type="string"/>
          <table:table-cell office:value-type="float" office:value="706">
            <text:p>706</text:p>
          </table:table-cell>
          <table:table-cell office:value-type="string"/>
          <table:table-cell office:value-type="string">
            <text:p>PINOT NERO RISERVA MONTICOL</text:p>
          </table:table-cell>
          <table:table-cell office:value-type="string">
            <text:p>CANTINA TERLAN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7]); &quot;&quot;; 1)"/>
          <table:table-cell office:value-type="string"/>
          <table:table-cell office:value-type="float" office:value="707">
            <text:p>707</text:p>
          </table:table-cell>
          <table:table-cell office:value-type="string"/>
          <table:table-cell office:value-type="string">
            <text:p>PINOT NERO FILARI DI MAZZON</text:p>
          </table:table-cell>
          <table:table-cell office:value-type="string">
            <text:p>CANTINA CARLOTT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8]); &quot;&quot;; 1)"/>
          <table:table-cell office:value-type="string"/>
          <table:table-cell office:value-type="float" office:value="709">
            <text:p>709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9]); &quot;&quot;; 1)"/>
          <table:table-cell office:value-type="string"/>
          <table:table-cell office:value-type="float" office:value="710">
            <text:p>710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5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0]); &quot;&quot;; 1)"/>
          <table:table-cell office:value-type="string"/>
          <table:table-cell office:value-type="float" office:value="711">
            <text:p>711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6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1]); &quot;&quot;; 1)"/>
          <table:table-cell office:value-type="string"/>
          <table:table-cell office:value-type="float" office:value="711">
            <text:p>711</text:p>
          </table:table-cell>
          <table:table-cell office:value-type="string"/>
          <table:table-cell office:value-type="string">
            <text:p>SAN LEONARDO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JEROBOAM</text:p>
          </table:table-cell>
          <table:table-cell office:value-type="string">
            <text:p>2015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2]); &quot;&quot;; 1)"/>
          <table:table-cell office:value-type="string"/>
          <table:table-cell office:value-type="float" office:value="712">
            <text:p>712</text:p>
          </table:table-cell>
          <table:table-cell office:value-type="string"/>
          <table:table-cell office:value-type="string">
            <text:p>SAN LEONARDO 6 l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3]); &quot;&quot;; 1)"/>
          <table:table-cell office:value-type="string"/>
          <table:table-cell office:value-type="float" office:value="713">
            <text:p>713</text:p>
          </table:table-cell>
          <table:table-cell office:value-type="string"/>
          <table:table-cell office:value-type="string">
            <text:p>TEROLDEGO ROTALIANO</text:p>
          </table:table-cell>
          <table:table-cell office:value-type="string">
            <text:p>DE VESCOVI HULZBACH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4]); &quot;&quot;; 1)"/>
          <table:table-cell office:value-type="string"/>
          <table:table-cell office:value-type="float" office:value="714">
            <text:p>714</text:p>
          </table:table-cell>
          <table:table-cell office:value-type="string"/>
          <table:table-cell office:value-type="string">
            <text:p>CHATEAU HAUT-MARBUZET</text:p>
          </table:table-cell>
          <table:table-cell office:value-type="string">
            <text:p>DUBOSQ ET FILL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5]); &quot;&quot;; 1)"/>
          <table:table-cell office:value-type="string"/>
          <table:table-cell office:value-type="float" office:value="715">
            <text:p>715</text:p>
          </table:table-cell>
          <table:table-cell office:value-type="string"/>
          <table:table-cell office:value-type="string">
            <text:p>CHATEAU DE PEZ</text:p>
          </table:table-cell>
          <table:table-cell office:value-type="string">
            <text:p>CHATEAU DE PEZ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6]); &quot;&quot;; 1)"/>
          <table:table-cell office:value-type="string"/>
          <table:table-cell office:value-type="float" office:value="716">
            <text:p>716</text:p>
          </table:table-cell>
          <table:table-cell office:value-type="string"/>
          <table:table-cell office:value-type="string">
            <text:p>CHATEAU PALMER</text:p>
          </table:table-cell>
          <table:table-cell office:value-type="string">
            <text:p>CHATEAU PALME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7]); &quot;&quot;; 1)"/>
          <table:table-cell office:value-type="string"/>
          <table:table-cell office:value-type="float" office:value="717">
            <text:p>717</text:p>
          </table:table-cell>
          <table:table-cell office:value-type="string"/>
          <table:table-cell office:value-type="string">
            <text:p>CHATEAU GISCOURS</text:p>
          </table:table-cell>
          <table:table-cell office:value-type="string">
            <text:p>CHATEAU GISCOUR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8]); &quot;&quot;; 1)"/>
          <table:table-cell office:value-type="string"/>
          <table:table-cell office:value-type="float" office:value="718">
            <text:p>718</text:p>
          </table:table-cell>
          <table:table-cell office:value-type="string"/>
          <table:table-cell office:value-type="string">
            <text:p>CHATEAU HAUT BRION</text:p>
          </table:table-cell>
          <table:table-cell office:value-type="string">
            <text:p>CHATEAU HAUT BR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9]); &quot;&quot;; 1)"/>
          <table:table-cell office:value-type="string"/>
          <table:table-cell office:value-type="float" office:value="719">
            <text:p>719</text:p>
          </table:table-cell>
          <table:table-cell office:value-type="string"/>
          <table:table-cell office:value-type="string">
            <text:p>CHATEAU HAUT BRION</text:p>
          </table:table-cell>
          <table:table-cell office:value-type="string">
            <text:p>CHATEAU HAUT BRI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0]); &quot;&quot;; 1)"/>
          <table:table-cell office:value-type="string"/>
          <table:table-cell office:value-type="float" office:value="720">
            <text:p>720</text:p>
          </table:table-cell>
          <table:table-cell office:value-type="string"/>
          <table:table-cell office:value-type="string">
            <text:p>CHATEAU PONTET CANET</text:p>
          </table:table-cell>
          <table:table-cell office:value-type="string">
            <text:p>CHATEAU PONTET CAN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1]); &quot;&quot;; 1)"/>
          <table:table-cell office:value-type="string"/>
          <table:table-cell office:value-type="float" office:value="721">
            <text:p>721</text:p>
          </table:table-cell>
          <table:table-cell office:value-type="string"/>
          <table:table-cell office:value-type="string">
            <text:p>CHATEAU DUHART-MILON</text:p>
          </table:table-cell>
          <table:table-cell office:value-type="string">
            <text:p>CHATEAU DUHART-MIL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2]); &quot;&quot;; 1)"/>
          <table:table-cell office:value-type="string"/>
          <table:table-cell office:value-type="float" office:value="723">
            <text:p>723</text:p>
          </table:table-cell>
          <table:table-cell office:value-type="string"/>
          <table:table-cell office:value-type="string">
            <text:p>CHATEAU HAUT-BATAILLEY</text:p>
          </table:table-cell>
          <table:table-cell office:value-type="string">
            <text:p>CHATEAU HAUT BATAIL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3]); &quot;&quot;; 1)"/>
          <table:table-cell office:value-type="string"/>
          <table:table-cell office:value-type="float" office:value="724">
            <text:p>724</text:p>
          </table:table-cell>
          <table:table-cell office:value-type="string"/>
          <table:table-cell office:value-type="string">
            <text:p>CHATEAU LAFITE ROTHSCHILD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4]); &quot;&quot;; 1)"/>
          <table:table-cell office:value-type="string"/>
          <table:table-cell office:value-type="float" office:value="725">
            <text:p>725</text:p>
          </table:table-cell>
          <table:table-cell office:value-type="string"/>
          <table:table-cell office:value-type="string">
            <text:p>CHATEAU LATOUR</text:p>
          </table:table-cell>
          <table:table-cell office:value-type="string">
            <text:p>DOMAINE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5]); &quot;&quot;; 1)"/>
          <table:table-cell office:value-type="string"/>
          <table:table-cell office:value-type="float" office:value="726">
            <text:p>726</text:p>
          </table:table-cell>
          <table:table-cell office:value-type="string"/>
          <table:table-cell office:value-type="string">
            <text:p>CHATEAU LAFITE ROTHSCHILD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6]); &quot;&quot;; 1)"/>
          <table:table-cell office:value-type="string"/>
          <table:table-cell office:value-type="float" office:value="727">
            <text:p>727</text:p>
          </table:table-cell>
          <table:table-cell office:value-type="string"/>
          <table:table-cell office:value-type="string">
            <text:p>CARRUADES DE LAFITE</text:p>
          </table:table-cell>
          <table:table-cell office:value-type="string">
            <text:p>DOMAINE BARONS DE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7]); &quot;&quot;; 1)"/>
          <table:table-cell office:value-type="string"/>
          <table:table-cell office:value-type="float" office:value="728">
            <text:p>728</text:p>
          </table:table-cell>
          <table:table-cell office:value-type="string"/>
          <table:table-cell office:value-type="string">
            <text:p>CHATEAU MOUTON ROTHSCHILD</text:p>
          </table:table-cell>
          <table:table-cell office:value-type="string">
            <text:p>MOUTON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8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8]); &quot;&quot;; 1)"/>
          <table:table-cell office:value-type="string"/>
          <table:table-cell office:value-type="float" office:value="729">
            <text:p>729</text:p>
          </table:table-cell>
          <table:table-cell office:value-type="string"/>
          <table:table-cell office:value-type="string">
            <text:p>CHATEAU MOUTON ROTHSCHILD</text:p>
          </table:table-cell>
          <table:table-cell office:value-type="string">
            <text:p>MOUTON ROTHSCHIL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83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59]); &quot;&quot;; 1)"/>
          <table:table-cell office:value-type="string"/>
          <table:table-cell office:value-type="float" office:value="730">
            <text:p>730</text:p>
          </table:table-cell>
          <table:table-cell office:value-type="string"/>
          <table:table-cell office:value-type="string">
            <text:p>ESPERANCE DE TROTANOY</text:p>
          </table:table-cell>
          <table:table-cell office:value-type="string">
            <text:p>CHATEAU TROTANO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0]); &quot;&quot;; 1)"/>
          <table:table-cell office:value-type="string"/>
          <table:table-cell office:value-type="float" office:value="731">
            <text:p>731</text:p>
          </table:table-cell>
          <table:table-cell office:value-type="string"/>
          <table:table-cell office:value-type="string">
            <text:p>CHATEAU LA FLEUR-PETRUS</text:p>
          </table:table-cell>
          <table:table-cell office:value-type="string">
            <text:p>CHATEAU LA FLEUR-PETR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1]); &quot;&quot;; 1)"/>
          <table:table-cell office:value-type="string"/>
          <table:table-cell office:value-type="float" office:value="732">
            <text:p>732</text:p>
          </table:table-cell>
          <table:table-cell office:value-type="string"/>
          <table:table-cell office:value-type="string">
            <text:p>CHATEAU L'EVANGILE</text:p>
          </table:table-cell>
          <table:table-cell office:value-type="string">
            <text:p>CHATEAU L'EVANGIL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2]); &quot;&quot;; 1)"/>
          <table:table-cell office:value-type="string"/>
          <table:table-cell office:value-type="float" office:value="733">
            <text:p>733</text:p>
          </table:table-cell>
          <table:table-cell office:value-type="string"/>
          <table:table-cell office:value-type="string">
            <text:p>CHATEAU LA CONSEILLANTE</text:p>
          </table:table-cell>
          <table:table-cell office:value-type="string">
            <text:p>CHATEAU LA CONSEILLANT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3]); &quot;&quot;; 1)"/>
          <table:table-cell office:value-type="string"/>
          <table:table-cell office:value-type="float" office:value="734">
            <text:p>734</text:p>
          </table:table-cell>
          <table:table-cell office:value-type="string"/>
          <table:table-cell office:value-type="string">
            <text:p>CHATEAU LAFLEUR-GAZIN</text:p>
          </table:table-cell>
          <table:table-cell office:value-type="string">
            <text:p>LAFLEUR-GAZ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4]); &quot;&quot;; 1)"/>
          <table:table-cell office:value-type="string"/>
          <table:table-cell office:value-type="float" office:value="734">
            <text:p>734</text:p>
          </table:table-cell>
          <table:table-cell office:value-type="string"/>
          <table:table-cell office:value-type="string">
            <text:p>CHATEAU LAFLEUR-GAZIN</text:p>
          </table:table-cell>
          <table:table-cell office:value-type="string">
            <text:p>LAFLEUR-GAZ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5]); &quot;&quot;; 1)"/>
          <table:table-cell office:value-type="string"/>
          <table:table-cell office:value-type="float" office:value="735">
            <text:p>735</text:p>
          </table:table-cell>
          <table:table-cell office:value-type="string"/>
          <table:table-cell office:value-type="string">
            <text:p>CHATEAU LA GRAVE</text:p>
          </table:table-cell>
          <table:table-cell office:value-type="string">
            <text:p>TRIGANT DE BOIS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6]); &quot;&quot;; 1)"/>
          <table:table-cell office:value-type="string"/>
          <table:table-cell office:value-type="float" office:value="735">
            <text:p>735</text:p>
          </table:table-cell>
          <table:table-cell office:value-type="string"/>
          <table:table-cell office:value-type="string">
            <text:p>CHATEAU LA GRAVE</text:p>
          </table:table-cell>
          <table:table-cell office:value-type="string">
            <text:p>TRIGANT DE BOISS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7]); &quot;&quot;; 1)"/>
          <table:table-cell office:value-type="string"/>
          <table:table-cell office:value-type="float" office:value="736">
            <text:p>736</text:p>
          </table:table-cell>
          <table:table-cell office:value-type="string"/>
          <table:table-cell office:value-type="string">
            <text:p>CHATEAU LATOUR A POMEROL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8]); &quot;&quot;; 1)"/>
          <table:table-cell office:value-type="string"/>
          <table:table-cell office:value-type="float" office:value="736">
            <text:p>736</text:p>
          </table:table-cell>
          <table:table-cell office:value-type="string"/>
          <table:table-cell office:value-type="string">
            <text:p>CHATEAU LATOUR A POMEROL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69]); &quot;&quot;; 1)"/>
          <table:table-cell office:value-type="string"/>
          <table:table-cell office:value-type="float" office:value="740">
            <text:p>740</text:p>
          </table:table-cell>
          <table:table-cell office:value-type="string"/>
          <table:table-cell office:value-type="string">
            <text:p>CHATEAU CHEVAL BLANC</text:p>
          </table:table-cell>
          <table:table-cell office:value-type="string">
            <text:p>DOMAINE CHEVAL BLAN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0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0]); &quot;&quot;; 1)"/>
          <table:table-cell office:value-type="string"/>
          <table:table-cell office:value-type="float" office:value="741">
            <text:p>741</text:p>
          </table:table-cell>
          <table:table-cell office:value-type="string"/>
          <table:table-cell office:value-type="string">
            <text:p>BOURGOGNE HAUTES COTES DE BEAUNE CLOS MARC</text:p>
          </table:table-cell>
          <table:table-cell office:value-type="string">
            <text:p>SYLVAIN LANGOUR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1]); &quot;&quot;; 1)"/>
          <table:table-cell office:value-type="string"/>
          <table:table-cell office:value-type="float" office:value="742">
            <text:p>742</text:p>
          </table:table-cell>
          <table:table-cell office:value-type="string"/>
          <table:table-cell office:value-type="string">
            <text:p>BOURGOGNE</text:p>
          </table:table-cell>
          <table:table-cell office:value-type="string">
            <text:p>CUVEE N. 1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2]); &quot;&quot;; 1)"/>
          <table:table-cell office:value-type="string"/>
          <table:table-cell office:value-type="float" office:value="743">
            <text:p>743</text:p>
          </table:table-cell>
          <table:table-cell office:value-type="string"/>
          <table:table-cell office:value-type="string">
            <text:p>BOURGOGNE</text:p>
          </table:table-cell>
          <table:table-cell office:value-type="string">
            <text:p>ROUG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3]); &quot;&quot;; 1)"/>
          <table:table-cell office:value-type="string"/>
          <table:table-cell office:value-type="float" office:value="745">
            <text:p>745</text:p>
          </table:table-cell>
          <table:table-cell office:value-type="string"/>
          <table:table-cell office:value-type="string">
            <text:p>CHOREY LES BAUNE</text:p>
          </table:table-cell>
          <table:table-cell office:value-type="string">
            <text:p>DOMAINE TOLLOT-BE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4]); &quot;&quot;; 1)"/>
          <table:table-cell office:value-type="string"/>
          <table:table-cell office:value-type="float" office:value="747">
            <text:p>747</text:p>
          </table:table-cell>
          <table:table-cell office:value-type="string"/>
          <table:table-cell office:value-type="string">
            <text:p>FIXIN 1ER CRU CLOS DU CHAPITRE</text:p>
          </table:table-cell>
          <table:table-cell office:value-type="string">
            <text:p>DOMAINE DOFOUL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5]); &quot;&quot;; 1)"/>
          <table:table-cell office:value-type="string"/>
          <table:table-cell office:value-type="float" office:value="748">
            <text:p>748</text:p>
          </table:table-cell>
          <table:table-cell office:value-type="string"/>
          <table:table-cell office:value-type="string">
            <text:p>BOURGOGNE</text:p>
          </table:table-cell>
          <table:table-cell office:value-type="string">
            <text:p>ROUGE RETOUR DES FLAND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6]); &quot;&quot;; 1)"/>
          <table:table-cell office:value-type="string"/>
          <table:table-cell office:value-type="float" office:value="752">
            <text:p>752</text:p>
          </table:table-cell>
          <table:table-cell office:value-type="string"/>
          <table:table-cell office:value-type="string">
            <text:p>GEVREY-CHAMBERTIN 1ER CRU LAVAUX SAIT-JACQUES</text:p>
          </table:table-cell>
          <table:table-cell office:value-type="string">
            <text:p>DENIS MORT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7]); &quot;&quot;; 1)"/>
          <table:table-cell office:value-type="string"/>
          <table:table-cell office:value-type="float" office:value="753">
            <text:p>753</text:p>
          </table:table-cell>
          <table:table-cell office:value-type="string"/>
          <table:table-cell office:value-type="string">
            <text:p>GEVREY-CHAMBERTIN</text:p>
          </table:table-cell>
          <table:table-cell office:value-type="string">
            <text:p>DOMAINE MORTET ARNAUD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8]); &quot;&quot;; 1)"/>
          <table:table-cell office:value-type="string"/>
          <table:table-cell office:value-type="float" office:value="754">
            <text:p>754</text:p>
          </table:table-cell>
          <table:table-cell office:value-type="string"/>
          <table:table-cell office:value-type="string">
            <text:p>CHAMBERTIN</text:p>
          </table:table-cell>
          <table:table-cell office:value-type="string">
            <text:p>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79]); &quot;&quot;; 1)"/>
          <table:table-cell office:value-type="string"/>
          <table:table-cell office:value-type="float" office:value="755">
            <text:p>755</text:p>
          </table:table-cell>
          <table:table-cell office:value-type="string"/>
          <table:table-cell office:value-type="string">
            <text:p>CHAMBERTIN</text:p>
          </table:table-cell>
          <table:table-cell office:value-type="string">
            <text:p>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0]); &quot;&quot;; 1)"/>
          <table:table-cell office:value-type="string"/>
          <table:table-cell office:value-type="float" office:value="756">
            <text:p>756</text:p>
          </table:table-cell>
          <table:table-cell office:value-type="string"/>
          <table:table-cell office:value-type="string">
            <text:p>CHAMBERTIN</text:p>
          </table:table-cell>
          <table:table-cell office:value-type="string">
            <text:p>ARMAND ROUSSEAU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1]); &quot;&quot;; 1)"/>
          <table:table-cell office:value-type="string"/>
          <table:table-cell office:value-type="float" office:value="757">
            <text:p>757</text:p>
          </table:table-cell>
          <table:table-cell office:value-type="string"/>
          <table:table-cell office:value-type="string">
            <text:p>MAZIS-CHAMBERTIN</text:p>
          </table:table-cell>
          <table:table-cell office:value-type="string">
            <text:p>LEROY-D'AUVENA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2]); &quot;&quot;; 1)"/>
          <table:table-cell office:value-type="string"/>
          <table:table-cell office:value-type="float" office:value="758">
            <text:p>758</text:p>
          </table:table-cell>
          <table:table-cell office:value-type="string"/>
          <table:table-cell office:value-type="string">
            <text:p>MOREY SAINT DENIS 1ER CRU CUVEE DES ALOUETTES</text:p>
          </table:table-cell>
          <table:table-cell office:value-type="string">
            <text:p>DOMAINE PONS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3]); &quot;&quot;; 1)"/>
          <table:table-cell office:value-type="string"/>
          <table:table-cell office:value-type="float" office:value="759">
            <text:p>759</text:p>
          </table:table-cell>
          <table:table-cell office:value-type="string"/>
          <table:table-cell office:value-type="string">
            <text:p>MOREY SAINT DENIS CLOS DES ROSIER MONOPOLE</text:p>
          </table:table-cell>
          <table:table-cell office:value-type="string">
            <text:p>CHANTAL REMY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2018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4]); &quot;&quot;; 1)"/>
          <table:table-cell office:value-type="string"/>
          <table:table-cell office:value-type="float" office:value="760">
            <text:p>760</text:p>
          </table:table-cell>
          <table:table-cell office:value-type="string"/>
          <table:table-cell office:value-type="string">
            <text:p>CLOS DE LA ROCHE CUVEE VIEILLES VIGNES</text:p>
          </table:table-cell>
          <table:table-cell office:value-type="string">
            <text:p>DOMAINE PONS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5]); &quot;&quot;; 1)"/>
          <table:table-cell office:value-type="string"/>
          <table:table-cell office:value-type="float" office:value="763">
            <text:p>763</text:p>
          </table:table-cell>
          <table:table-cell office:value-type="string"/>
          <table:table-cell office:value-type="string">
            <text:p>CLOS DES LAMBRAYS</text:p>
          </table:table-cell>
          <table:table-cell office:value-type="string">
            <text:p>DOMAINE DES LAMBRAY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6]); &quot;&quot;; 1)"/>
          <table:table-cell office:value-type="string"/>
          <table:table-cell office:value-type="float" office:value="764">
            <text:p>764</text:p>
          </table:table-cell>
          <table:table-cell office:value-type="string"/>
          <table:table-cell office:value-type="string">
            <text:p>CLOS DES LAMBRAYS</text:p>
          </table:table-cell>
          <table:table-cell office:value-type="string">
            <text:p>DOMAINE DES LAMBRAY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7]); &quot;&quot;; 1)"/>
          <table:table-cell office:value-type="string"/>
          <table:table-cell office:value-type="float" office:value="765">
            <text:p>765</text:p>
          </table:table-cell>
          <table:table-cell office:value-type="string"/>
          <table:table-cell office:value-type="string">
            <text:p>CLOS DES TART</text:p>
          </table:table-cell>
          <table:table-cell office:value-type="string">
            <text:p>DOMAINE DU CLOS DE T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8]); &quot;&quot;; 1)"/>
          <table:table-cell office:value-type="string"/>
          <table:table-cell office:value-type="float" office:value="766">
            <text:p>766</text:p>
          </table:table-cell>
          <table:table-cell office:value-type="string"/>
          <table:table-cell office:value-type="string">
            <text:p>CLOS DES TART</text:p>
          </table:table-cell>
          <table:table-cell office:value-type="string">
            <text:p>DOMAINE DU CLOS DE TA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89]); &quot;&quot;; 1)"/>
          <table:table-cell office:value-type="string"/>
          <table:table-cell office:value-type="float" office:value="767">
            <text:p>767</text:p>
          </table:table-cell>
          <table:table-cell office:value-type="string"/>
          <table:table-cell office:value-type="string">
            <text:p>CHAMBOLLE MUSIGNY 1er CRU LES SENTIERS</text:p>
          </table:table-cell>
          <table:table-cell office:value-type="string">
            <text:p>DOMAINE FRANCOIS FEUILL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0]); &quot;&quot;; 1)"/>
          <table:table-cell office:value-type="string"/>
          <table:table-cell office:value-type="float" office:value="768">
            <text:p>768</text:p>
          </table:table-cell>
          <table:table-cell office:value-type="string"/>
          <table:table-cell office:value-type="string">
            <text:p>CHAMBOLLE MUSIGNY</text:p>
          </table:table-cell>
          <table:table-cell office:value-type="string">
            <text:p>LES ATHET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1]); &quot;&quot;; 1)"/>
          <table:table-cell office:value-type="string"/>
          <table:table-cell office:value-type="float" office:value="769">
            <text:p>769</text:p>
          </table:table-cell>
          <table:table-cell office:value-type="string"/>
          <table:table-cell office:value-type="string">
            <text:p>MUSIGNY VIELLES VIGNES</text:p>
          </table:table-cell>
          <table:table-cell office:value-type="string">
            <text:p>GEORGES DE VOGU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2]); &quot;&quot;; 1)"/>
          <table:table-cell office:value-type="string"/>
          <table:table-cell office:value-type="float" office:value="769">
            <text:p>769</text:p>
          </table:table-cell>
          <table:table-cell office:value-type="string"/>
          <table:table-cell office:value-type="string">
            <text:p>MUSIGNY VIELLES VIGNES</text:p>
          </table:table-cell>
          <table:table-cell office:value-type="string">
            <text:p>GEORGES DE VOGU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3]); &quot;&quot;; 1)"/>
          <table:table-cell office:value-type="string"/>
          <table:table-cell office:value-type="float" office:value="770">
            <text:p>770</text:p>
          </table:table-cell>
          <table:table-cell office:value-type="string"/>
          <table:table-cell office:value-type="string">
            <text:p>MUSIGNY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4]); &quot;&quot;; 1)"/>
          <table:table-cell office:value-type="string"/>
          <table:table-cell office:value-type="float" office:value="771">
            <text:p>771</text:p>
          </table:table-cell>
          <table:table-cell office:value-type="string"/>
          <table:table-cell office:value-type="string">
            <text:p>CLOS DU VOUGEOT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5]); &quot;&quot;; 1)"/>
          <table:table-cell office:value-type="string"/>
          <table:table-cell office:value-type="float" office:value="772">
            <text:p>772</text:p>
          </table:table-cell>
          <table:table-cell office:value-type="string"/>
          <table:table-cell office:value-type="string">
            <text:p>CLOS DU VOUGEOT VIELLES VIGNES</text:p>
          </table:table-cell>
          <table:table-cell office:value-type="string">
            <text:p>PONS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6]); &quot;&quot;; 1)"/>
          <table:table-cell office:value-type="string"/>
          <table:table-cell office:value-type="float" office:value="773">
            <text:p>773</text:p>
          </table:table-cell>
          <table:table-cell office:value-type="string"/>
          <table:table-cell office:value-type="string">
            <text:p>CLOS DU VOUGEOT</text:p>
          </table:table-cell>
          <table:table-cell office:value-type="string">
            <text:p>CHATEAU DE LA TO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7]); &quot;&quot;; 1)"/>
          <table:table-cell office:value-type="string"/>
          <table:table-cell office:value-type="float" office:value="774">
            <text:p>774</text:p>
          </table:table-cell>
          <table:table-cell office:value-type="string"/>
          <table:table-cell office:value-type="string">
            <text:p>ECHEZEAUX</text:p>
          </table:table-cell>
          <table:table-cell office:value-type="string">
            <text:p>DOMAINE GROS FRERE ET SOEU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8]); &quot;&quot;; 1)"/>
          <table:table-cell office:value-type="string"/>
          <table:table-cell office:value-type="float" office:value="777">
            <text:p>777</text:p>
          </table:table-cell>
          <table:table-cell office:value-type="string"/>
          <table:table-cell office:value-type="string">
            <text:p>LA ROMANEE</text:p>
          </table:table-cell>
          <table:table-cell office:value-type="string">
            <text:p>DOMAINE DU COMTE LIGER-BELAI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99]); &quot;&quot;; 1)"/>
          <table:table-cell office:value-type="string"/>
          <table:table-cell office:value-type="float" office:value="778">
            <text:p>778</text:p>
          </table:table-cell>
          <table:table-cell office:value-type="string"/>
          <table:table-cell office:value-type="string">
            <text:p>ECHEZEAUX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0]); &quot;&quot;; 1)"/>
          <table:table-cell office:value-type="string"/>
          <table:table-cell office:value-type="float" office:value="779">
            <text:p>779</text:p>
          </table:table-cell>
          <table:table-cell office:value-type="string"/>
          <table:table-cell office:value-type="string">
            <text:p>GRANDS ECHEZEAUX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1]); &quot;&quot;; 1)"/>
          <table:table-cell office:value-type="string"/>
          <table:table-cell office:value-type="float" office:value="780">
            <text:p>780</text:p>
          </table:table-cell>
          <table:table-cell office:value-type="string"/>
          <table:table-cell office:value-type="string">
            <text:p>LA TACHE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2]); &quot;&quot;; 1)"/>
          <table:table-cell office:value-type="string"/>
          <table:table-cell office:value-type="float" office:value="780">
            <text:p>780</text:p>
          </table:table-cell>
          <table:table-cell office:value-type="string"/>
          <table:table-cell office:value-type="string">
            <text:p>LA TACHE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3]); &quot;&quot;; 1)"/>
          <table:table-cell office:value-type="string"/>
          <table:table-cell office:value-type="float" office:value="781">
            <text:p>781</text:p>
          </table:table-cell>
          <table:table-cell office:value-type="string"/>
          <table:table-cell office:value-type="string">
            <text:p>RICHEBOURG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4]); &quot;&quot;; 1)"/>
          <table:table-cell office:value-type="string"/>
          <table:table-cell office:value-type="float" office:value="782">
            <text:p>782</text:p>
          </table:table-cell>
          <table:table-cell office:value-type="string"/>
          <table:table-cell office:value-type="string">
            <text:p>RICHEBOURG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5]); &quot;&quot;; 1)"/>
          <table:table-cell office:value-type="string"/>
          <table:table-cell office:value-type="float" office:value="783">
            <text:p>783</text:p>
          </table:table-cell>
          <table:table-cell office:value-type="string"/>
          <table:table-cell office:value-type="string">
            <text:p>ROMANEE-CONTI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28000">
            <text:p>2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6]); &quot;&quot;; 1)"/>
          <table:table-cell office:value-type="string"/>
          <table:table-cell office:value-type="float" office:value="783">
            <text:p>783</text:p>
          </table:table-cell>
          <table:table-cell office:value-type="string"/>
          <table:table-cell office:value-type="string">
            <text:p>ROMANEE-CONTI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28000">
            <text:p>2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7]); &quot;&quot;; 1)"/>
          <table:table-cell office:value-type="string"/>
          <table:table-cell office:value-type="float" office:value="784">
            <text:p>784</text:p>
          </table:table-cell>
          <table:table-cell office:value-type="string"/>
          <table:table-cell office:value-type="string">
            <text:p>ROMANEE-CONTI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3000">
            <text:p>2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8]); &quot;&quot;; 1)"/>
          <table:table-cell office:value-type="string"/>
          <table:table-cell office:value-type="float" office:value="785">
            <text:p>785</text:p>
          </table:table-cell>
          <table:table-cell office:value-type="string"/>
          <table:table-cell office:value-type="string">
            <text:p>ROMANEE-SAINT VIVANT</text:p>
          </table:table-cell>
          <table:table-cell office:value-type="string">
            <text:p>DOMAINE DE LA ROMANEE-CONTI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09]); &quot;&quot;; 1)"/>
          <table:table-cell office:value-type="string"/>
          <table:table-cell office:value-type="float" office:value="786">
            <text:p>786</text:p>
          </table:table-cell>
          <table:table-cell office:value-type="string"/>
          <table:table-cell office:value-type="string">
            <text:p>NUITS ST. GEORGES LES PORETS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0]); &quot;&quot;; 1)"/>
          <table:table-cell office:value-type="string"/>
          <table:table-cell office:value-type="float" office:value="787">
            <text:p>787</text:p>
          </table:table-cell>
          <table:table-cell office:value-type="string"/>
          <table:table-cell office:value-type="string">
            <text:p>NUITS ST. GEORGES 1er CRU AUX BOUDOTS</text:p>
          </table:table-cell>
          <table:table-cell office:value-type="string">
            <text:p>MEO CAMUZE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1]); &quot;&quot;; 1)"/>
          <table:table-cell office:value-type="string"/>
          <table:table-cell office:value-type="float" office:value="788">
            <text:p>788</text:p>
          </table:table-cell>
          <table:table-cell office:value-type="string"/>
          <table:table-cell office:value-type="string">
            <text:p>NUITS ST. GEORGES 1er CRU LES CRAS</text:p>
          </table:table-cell>
          <table:table-cell office:value-type="string">
            <text:p>COMTE LIGER-BELAI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2]); &quot;&quot;; 1)"/>
          <table:table-cell office:value-type="string"/>
          <table:table-cell office:value-type="float" office:value="789">
            <text:p>789</text:p>
          </table:table-cell>
          <table:table-cell office:value-type="string"/>
          <table:table-cell office:value-type="string">
            <text:p>PERNAND-VERGELESSES 1ER CRU LES FICHOTS</text:p>
          </table:table-cell>
          <table:table-cell office:value-type="string">
            <text:p>DOMAINE ROSSIGNO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3]); &quot;&quot;; 1)"/>
          <table:table-cell office:value-type="string"/>
          <table:table-cell office:value-type="float" office:value="790">
            <text:p>790</text:p>
          </table:table-cell>
          <table:table-cell office:value-type="string"/>
          <table:table-cell office:value-type="string">
            <text:p>ALOXE-CORTON ROUGE “LES FOURNIERES”</text:p>
          </table:table-cell>
          <table:table-cell office:value-type="string">
            <text:p>TOLLOT-BE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4]); &quot;&quot;; 1)"/>
          <table:table-cell office:value-type="string"/>
          <table:table-cell office:value-type="float" office:value="791">
            <text:p>791</text:p>
          </table:table-cell>
          <table:table-cell office:value-type="string"/>
          <table:table-cell office:value-type="string">
            <text:p>POMMARD 1ER CRU LES EPENOTS</text:p>
          </table:table-cell>
          <table:table-cell office:value-type="string">
            <text:p>ROSSIGNO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5]); &quot;&quot;; 1)"/>
          <table:table-cell office:value-type="string"/>
          <table:table-cell office:value-type="float" office:value="792">
            <text:p>792</text:p>
          </table:table-cell>
          <table:table-cell office:value-type="string"/>
          <table:table-cell office:value-type="string">
            <text:p>POMMARD 1ER CRU VIELLES VIGNE</text:p>
          </table:table-cell>
          <table:table-cell office:value-type="string">
            <text:p>DOMINIQUE LAUREN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6]); &quot;&quot;; 1)"/>
          <table:table-cell office:value-type="string"/>
          <table:table-cell office:value-type="float" office:value="793">
            <text:p>793</text:p>
          </table:table-cell>
          <table:table-cell office:value-type="string"/>
          <table:table-cell office:value-type="string">
            <text:p>POMMARD</text:p>
          </table:table-cell>
          <table:table-cell office:value-type="string">
            <text:p>DOMAINE ROY JACQUELIN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7]); &quot;&quot;; 1)"/>
          <table:table-cell office:value-type="string"/>
          <table:table-cell office:value-type="float" office:value="795">
            <text:p>795</text:p>
          </table:table-cell>
          <table:table-cell office:value-type="string"/>
          <table:table-cell office:value-type="string">
            <text:p>VOLNAY</text:p>
          </table:table-cell>
          <table:table-cell office:value-type="string">
            <text:p>DOMAINE BOUL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8]); &quot;&quot;; 1)"/>
          <table:table-cell office:value-type="string"/>
          <table:table-cell office:value-type="float" office:value="796">
            <text:p>796</text:p>
          </table:table-cell>
          <table:table-cell office:value-type="string"/>
          <table:table-cell office:value-type="string">
            <text:p>VOLNAY 1ER CRU LES FREMIETS</text:p>
          </table:table-cell>
          <table:table-cell office:value-type="string">
            <text:p>DOMAINE BOIL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19]); &quot;&quot;; 1)"/>
          <table:table-cell office:value-type="string"/>
          <table:table-cell office:value-type="float" office:value="797">
            <text:p>797</text:p>
          </table:table-cell>
          <table:table-cell office:value-type="string"/>
          <table:table-cell office:value-type="string">
            <text:p>EN GRANDS CHAMPS</text:p>
          </table:table-cell>
          <table:table-cell office:value-type="string">
            <text:p>ALPHONSE MELL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0]); &quot;&quot;; 1)"/>
          <table:table-cell office:value-type="string"/>
          <table:table-cell office:value-type="float" office:value="798">
            <text:p>798</text:p>
          </table:table-cell>
          <table:table-cell office:value-type="string"/>
          <table:table-cell office:value-type="string">
            <text:p>CHINON ''VIELLES VIGNES''</text:p>
          </table:table-cell>
          <table:table-cell office:value-type="string">
            <text:p>PATRIK LAMBER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1]); &quot;&quot;; 1)"/>
          <table:table-cell office:value-type="string"/>
          <table:table-cell office:value-type="float" office:value="799">
            <text:p>799</text:p>
          </table:table-cell>
          <table:table-cell office:value-type="string"/>
          <table:table-cell office:value-type="string">
            <text:p>CHATEAUNEUF-DU-PAPE ROUGE</text:p>
          </table:table-cell>
          <table:table-cell office:value-type="string">
            <text:p>CHATEAU GIGOGNA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2]); &quot;&quot;; 1)"/>
          <table:table-cell office:value-type="string"/>
          <table:table-cell office:value-type="float" office:value="801">
            <text:p>801</text:p>
          </table:table-cell>
          <table:table-cell office:value-type="string"/>
          <table:table-cell office:value-type="string">
            <text:p>COTE-ROTIE CRU LA LANDONNE</text:p>
          </table:table-cell>
          <table:table-cell office:value-type="string">
            <text:p>DELA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3]); &quot;&quot;; 1)"/>
          <table:table-cell office:value-type="string"/>
          <table:table-cell office:value-type="float" office:value="802">
            <text:p>802</text:p>
          </table:table-cell>
          <table:table-cell office:value-type="string"/>
          <table:table-cell office:value-type="string">
            <text:p>HERMITAGE ROUGE</text:p>
          </table:table-cell>
          <table:table-cell office:value-type="string">
            <text:p>GUIGAL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4]); &quot;&quot;; 1)"/>
          <table:table-cell office:value-type="string"/>
          <table:table-cell office:value-type="float" office:value="803">
            <text:p>803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5]); &quot;&quot;; 1)"/>
          <table:table-cell office:value-type="string"/>
          <table:table-cell office:value-type="float" office:value="803">
            <text:p>803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6]); &quot;&quot;; 1)"/>
          <table:table-cell office:value-type="string"/>
          <table:table-cell office:value-type="float" office:value="803">
            <text:p>803</text:p>
          </table:table-cell>
          <table:table-cell office:value-type="string"/>
          <table:table-cell office:value-type="string">
            <text:p>DOMAINE DE LA GRANGE DES PERES</text:p>
          </table:table-cell>
          <table:table-cell office:value-type="string">
            <text:p>LA GRANGE DES P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7]); &quot;&quot;; 1)"/>
          <table:table-cell office:value-type="string"/>
          <table:table-cell office:value-type="float" office:value="804">
            <text:p>804</text:p>
          </table:table-cell>
          <table:table-cell office:value-type="string"/>
          <table:table-cell office:value-type="string">
            <text:p>MAS DE DAUMAS GASSAC</text:p>
          </table:table-cell>
          <table:table-cell office:value-type="string">
            <text:p>MAS DE DAUMAS DE GASS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8]); &quot;&quot;; 1)"/>
          <table:table-cell office:value-type="string"/>
          <table:table-cell office:value-type="float" office:value="805">
            <text:p>805</text:p>
          </table:table-cell>
          <table:table-cell office:value-type="string"/>
          <table:table-cell office:value-type="string">
            <text:p>PIC SAINT LOUP</text:p>
          </table:table-cell>
          <table:table-cell office:value-type="string">
            <text:p>CLOS MARI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29]); &quot;&quot;; 1)"/>
          <table:table-cell office:value-type="string"/>
          <table:table-cell office:value-type="float" office:value="806">
            <text:p>806</text:p>
          </table:table-cell>
          <table:table-cell office:value-type="string"/>
          <table:table-cell office:value-type="string">
            <text:p>CLOS DE GAMOT CAHORS</text:p>
          </table:table-cell>
          <table:table-cell office:value-type="string">
            <text:p>CLOS DE GAM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0]); &quot;&quot;; 1)"/>
          <table:table-cell office:value-type="string"/>
          <table:table-cell office:value-type="float" office:value="807">
            <text:p>807</text:p>
          </table:table-cell>
          <table:table-cell office:value-type="string"/>
          <table:table-cell office:value-type="string">
            <text:p>CAHORS MALBEC</text:p>
          </table:table-cell>
          <table:table-cell office:value-type="string">
            <text:p>CHATEAU PONZA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1]); &quot;&quot;; 1)"/>
          <table:table-cell office:value-type="string"/>
          <table:table-cell office:value-type="float" office:value="808">
            <text:p>808</text:p>
          </table:table-cell>
          <table:table-cell office:value-type="string"/>
          <table:table-cell office:value-type="string">
            <text:p>MERLOT CRU SELECTION</text:p>
          </table:table-cell>
          <table:table-cell office:value-type="string">
            <text:p>SIMC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2]); &quot;&quot;; 1)"/>
          <table:table-cell office:value-type="string"/>
          <table:table-cell office:value-type="float" office:value="809">
            <text:p>809</text:p>
          </table:table-cell>
          <table:table-cell office:value-type="string"/>
          <table:table-cell office:value-type="string">
            <text:p>PINOT NOIR CRU SELECTION</text:p>
          </table:table-cell>
          <table:table-cell office:value-type="string">
            <text:p>SIMCIC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3]); &quot;&quot;; 1)"/>
          <table:table-cell office:value-type="string"/>
          <table:table-cell office:value-type="float" office:value="810">
            <text:p>810</text:p>
          </table:table-cell>
          <table:table-cell office:value-type="string"/>
          <table:table-cell office:value-type="string">
            <text:p>PINOT NOIR STAJERSKA</text:p>
          </table:table-cell>
          <table:table-cell office:value-type="string">
            <text:p>VER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4]); &quot;&quot;; 1)"/>
          <table:table-cell office:value-type="string"/>
          <table:table-cell office:value-type="float" office:value="811">
            <text:p>811</text:p>
          </table:table-cell>
          <table:table-cell office:value-type="string"/>
          <table:table-cell office:value-type="string">
            <text:p>TINTO GRAN RESERVA ''CASTILLO YGAY''</text:p>
          </table:table-cell>
          <table:table-cell office:value-type="string">
            <text:p>BODEGAS MARQUES DE MURIE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5]); &quot;&quot;; 1)"/>
          <table:table-cell office:value-type="string"/>
          <table:table-cell office:value-type="float" office:value="812">
            <text:p>812</text:p>
          </table:table-cell>
          <table:table-cell office:value-type="string"/>
          <table:table-cell office:value-type="string">
            <text:p>VEGA SICILIA TINTO VALBUENA 5°ANNO</text:p>
          </table:table-cell>
          <table:table-cell office:value-type="string">
            <text:p>BODEGAS VEGA SICIL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6]); &quot;&quot;; 1)"/>
          <table:table-cell office:value-type="string"/>
          <table:table-cell office:value-type="float" office:value="813">
            <text:p>813</text:p>
          </table:table-cell>
          <table:table-cell office:value-type="string"/>
          <table:table-cell office:value-type="string">
            <text:p>VEGA SICILIA UNICO</text:p>
          </table:table-cell>
          <table:table-cell office:value-type="string">
            <text:p>BODEGAS VEGA SICIL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7]); &quot;&quot;; 1)"/>
          <table:table-cell office:value-type="string"/>
          <table:table-cell office:value-type="float" office:value="814">
            <text:p>814</text:p>
          </table:table-cell>
          <table:table-cell office:value-type="string"/>
          <table:table-cell office:value-type="string">
            <text:p>PINOT NOIR</text:p>
          </table:table-cell>
          <table:table-cell office:value-type="string">
            <text:p>WEINGUT GANTENBE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7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8]); &quot;&quot;; 1)"/>
          <table:table-cell office:value-type="string"/>
          <table:table-cell office:value-type="float" office:value="815">
            <text:p>815</text:p>
          </table:table-cell>
          <table:table-cell office:value-type="string"/>
          <table:table-cell office:value-type="string">
            <text:p>CHATEAU MUSAR</text:p>
          </table:table-cell>
          <table:table-cell office:value-type="string">
            <text:p>CHATEAU MUSA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39]); &quot;&quot;; 1)"/>
          <table:table-cell office:value-type="string"/>
          <table:table-cell office:value-type="float" office:value="817">
            <text:p>817</text:p>
          </table:table-cell>
          <table:table-cell office:value-type="string"/>
          <table:table-cell office:value-type="string">
            <text:p>DVO</text:p>
          </table:table-cell>
          <table:table-cell office:value-type="string">
            <text:p>DELLA VALLE-ORNELLAI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9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0]); &quot;&quot;; 1)"/>
          <table:table-cell office:value-type="string"/>
          <table:table-cell office:value-type="float" office:value="823">
            <text:p>823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HALF_BOTTLE</text:p>
          </table:table-cell>
          <table:table-cell office:value-type="string">
            <text:p>201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1]); &quot;&quot;; 1)"/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MOSCATO D’ASTI</text:p>
          </table:table-cell>
          <table:table-cell office:value-type="string">
            <text:p>CASTELLO DI NEIV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2]); &quot;&quot;; 1)"/>
          <table:table-cell office:value-type="string"/>
          <table:table-cell office:value-type="float" office:value="825">
            <text:p>825</text:p>
          </table:table-cell>
          <table:table-cell office:value-type="string"/>
          <table:table-cell office:value-type="string">
            <text:p>MOSCATO PASSITO ''SEREN''</text:p>
          </table:table-cell>
          <table:table-cell office:value-type="string">
            <text:p>AZ. AGR. METILDE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3]); &quot;&quot;; 1)"/>
          <table:table-cell office:value-type="string"/>
          <table:table-cell office:value-type="float" office:value="826">
            <text:p>826</text:p>
          </table:table-cell>
          <table:table-cell office:value-type="string"/>
          <table:table-cell office:value-type="string">
            <text:p>MARSALA RISERVA ''AEGUSA'' SEMISECCO</text:p>
          </table:table-cell>
          <table:table-cell office:value-type="string">
            <text:p>FLOR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74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4]); &quot;&quot;; 1)"/>
          <table:table-cell office:value-type="string"/>
          <table:table-cell office:value-type="float" office:value="827">
            <text:p>827</text:p>
          </table:table-cell>
          <table:table-cell office:value-type="string"/>
          <table:table-cell office:value-type="string">
            <text:p>MARSALA RISERVA ''DONNAFRANCA'' SEMISECCO</text:p>
          </table:table-cell>
          <table:table-cell office:value-type="string">
            <text:p>FLOR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MALAVASIA DELLE LIPARI</text:p>
          </table:table-cell>
          <table:table-cell office:value-type="string">
            <text:p>CARAVAGLIO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6]); &quot;&quot;; 1)"/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BEN RYE'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2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7]); &quot;&quot;; 1)"/>
          <table:table-cell office:value-type="string"/>
          <table:table-cell office:value-type="float" office:value="830">
            <text:p>830</text:p>
          </table:table-cell>
          <table:table-cell office:value-type="string"/>
          <table:table-cell office:value-type="string">
            <text:p>EPOKALE GEWURZTRAMINER SPATLESE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2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8]); &quot;&quot;; 1)"/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SAUTERNES CHAT. HAUT-PEYRAGUEY 1ER CRU CLASSE</text:p>
          </table:table-cell>
          <table:table-cell office:value-type="string">
            <text:p>HAUT-PEYRAGUEY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98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49]); &quot;&quot;; 1)"/>
          <table:table-cell office:value-type="string"/>
          <table:table-cell office:value-type="float" office:value="834">
            <text:p>834</text:p>
          </table:table-cell>
          <table:table-cell office:value-type="string"/>
          <table:table-cell office:value-type="string">
            <text:p>SAUTERNES CHAT. FILHOT GRAND CRU CLASSE'</text:p>
          </table:table-cell>
          <table:table-cell office:value-type="string">
            <text:p>DOMAINE FILH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0]); &quot;&quot;; 1)"/>
          <table:table-cell office:value-type="string"/>
          <table:table-cell office:value-type="float" office:value="835">
            <text:p>835</text:p>
          </table:table-cell>
          <table:table-cell office:value-type="string"/>
          <table:table-cell office:value-type="string">
            <text:p>SAUTERNES CHATEAU LIOT</text:p>
          </table:table-cell>
          <table:table-cell office:value-type="string">
            <text:p>DOMAINE LIO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1]); &quot;&quot;; 1)"/>
          <table:table-cell office:value-type="string"/>
          <table:table-cell office:value-type="float" office:value="836">
            <text:p>836</text:p>
          </table:table-cell>
          <table:table-cell office:value-type="string"/>
          <table:table-cell office:value-type="string">
            <text:p>SAUTERNES CHATEAU SUDUIRAUT 1ER CRU CLASSE'</text:p>
          </table:table-cell>
          <table:table-cell office:value-type="string">
            <text:p>CHATEAU SUDUIR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2]); &quot;&quot;; 1)"/>
          <table:table-cell office:value-type="string"/>
          <table:table-cell office:value-type="float" office:value="836">
            <text:p>836</text:p>
          </table:table-cell>
          <table:table-cell office:value-type="string"/>
          <table:table-cell office:value-type="string">
            <text:p>SAUTERNES CHATEAU SUDUIRAUT 1ER CRU CLASSE'</text:p>
          </table:table-cell>
          <table:table-cell office:value-type="string">
            <text:p>CHATEAU SUDUIRAUT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3]); &quot;&quot;; 1)"/>
          <table:table-cell office:value-type="string"/>
          <table:table-cell office:value-type="float" office:value="837">
            <text:p>837</text:p>
          </table:table-cell>
          <table:table-cell office:value-type="string"/>
          <table:table-cell office:value-type="string">
            <text:p>GABY VIAL BANYULS 7 ANS</text:p>
          </table:table-cell>
          <table:table-cell office:value-type="string">
            <text:p>DOMAINE VIAL MAGNERE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4]); &quot;&quot;; 1)"/>
          <table:table-cell office:value-type="string"/>
          <table:table-cell office:value-type="float" office:value="838">
            <text:p>838</text:p>
          </table:table-cell>
          <table:table-cell office:value-type="string"/>
          <table:table-cell office:value-type="string">
            <text:p>RIVESALTES</text:p>
          </table:table-cell>
          <table:table-cell office:value-type="string">
            <text:p>CHATEAU LAS CO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5]); &quot;&quot;; 1)"/>
          <table:table-cell office:value-type="string"/>
          <table:table-cell office:value-type="float" office:value="839">
            <text:p>839</text:p>
          </table:table-cell>
          <table:table-cell office:value-type="string"/>
          <table:table-cell office:value-type="string">
            <text:p>PEDRO XIMENEZ SOLERA</text:p>
          </table:table-cell>
          <table:table-cell office:value-type="string">
            <text:p>BODEGA ALVEAR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19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6]); &quot;&quot;; 1)"/>
          <table:table-cell office:value-type="string"/>
          <table:table-cell office:value-type="float" office:value="840">
            <text:p>840</text:p>
          </table:table-cell>
          <table:table-cell office:value-type="string"/>
          <table:table-cell office:value-type="string">
            <text:p>SHERRY PX PEDRO XIMENEZ</text:p>
          </table:table-cell>
          <table:table-cell office:value-type="string">
            <text:p>FERNANDO DE CASTILLA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S/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7]); &quot;&quot;; 1)"/>
          <table:table-cell office:value-type="string"/>
          <table:table-cell office:value-type="float" office:value="842">
            <text:p>842</text:p>
          </table:table-cell>
          <table:table-cell office:value-type="string"/>
          <table:table-cell office:value-type="string">
            <text:p>TOKAJI ASZU 5 PUTTONIOS</text:p>
          </table:table-cell>
          <table:table-cell office:value-type="string">
            <text:p>SAMUEL TINON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0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8]); &quot;&quot;; 1)"/>
          <table:table-cell office:value-type="string"/>
          <table:table-cell office:value-type="float" office:value="843">
            <text:p>843</text:p>
          </table:table-cell>
          <table:table-cell office:value-type="string"/>
          <table:table-cell office:value-type="string">
            <text:p>TOKAJI ASZU 3 PUTTONIOS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59]); &quot;&quot;; 1)"/>
          <table:table-cell office:value-type="string"/>
          <table:table-cell office:value-type="float" office:value="844">
            <text:p>844</text:p>
          </table:table-cell>
          <table:table-cell office:value-type="string"/>
          <table:table-cell office:value-type="string">
            <text:p>TOKAJI ASZU 5 PUTTONIOS</text:p>
          </table:table-cell>
          <table:table-cell office:value-type="string">
            <text:p>PAJZOS</text:p>
          </table:table-cell>
          <table:table-cell office:value-type="string"/>
          <table:table-cell office:value-type="string">
            <text:p>BOTTLE</text:p>
          </table:table-cell>
          <table:table-cell office:value-type="string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